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ffffff" draw:stroke="none" fo:margin="1.000000000000000pt" style:wrap="biggest" style:wrap-dynamic-threshold="0.000000000000000pt" svg:fill-rule="evenodd"/>
    </style:style>
    <style:style style:name="gr3" style:family="graphic">
      <style:graphic-properties draw:fill="solid" draw:fill-color="#013993" draw:stroke="none" fo:margin="1.000000000000000pt" style:wrap="biggest" style:wrap-dynamic-threshold="0.000000000000000pt" svg:fill-rule="evenodd"/>
    </style:style>
    <style:style style:name="gr4" style:family="graphic">
      <style:graphic-properties draw:fill="solid" draw:fill-color="#dd2110" draw:stroke="none" fo:margin="1.000000000000000pt" style:wrap="biggest" style:wrap-dynamic-threshold="0.000000000000000pt" svg:fill-rule="evenodd"/>
    </style:style>
    <style:style style:name="gr5" style:family="graphic">
      <style:graphic-properties draw:fill="solid" draw:fill-color="#00309b" draw:stroke="none" fo:margin="1.000000000000000pt" style:wrap="biggest" style:wrap-dynamic-threshold="0.000000000000000pt" svg:fill-rule="evenodd"/>
    </style:style>
    <style:style style:name="gr6" style:family="graphic">
      <style:graphic-properties draw:fill="none" draw:stroke="solid" draw:stroke-linejoin="miter" fo:margin="1.000000000000000pt" style:wrap="biggest" style:wrap-dynamic-threshold="0.000000000000000pt" svg:fill-rule="nonzero" svg:stroke-color="#000000" svg:stroke-opacity="1" svg:stroke-width="1.000000000000000pt"/>
    </style:style>
    <style:style style:name="gr7" style:family="graphic">
      <style:graphic-properties draw:fill="solid" draw:fill-color="#003892" draw:opacity="99.6094%" draw:stroke="solid" draw:stroke-linejoin="miter" fo:margin="1.000000000000000pt" style:wrap="biggest" style:wrap-dynamic-threshold="0.000000000000000pt" svg:fill-rule="evenodd" svg:stroke-color="#000000" svg:stroke-opacity="1" svg:stroke-width="1.000000000000000pt"/>
    </style:style>
    <style:style style:name="gr8" style:family="graphic">
      <style:graphic-properties draw:fill="solid" draw:fill-color="#003892" draw:opacity="99.6094%" draw:stroke="solid" draw:stroke-linejoin="round" fo:margin="1.000000000000000pt" style:wrap="biggest" style:wrap-dynamic-threshold="0.000000000000000pt" svg:fill-rule="evenodd" svg:stroke-color="#000000" svg:stroke-opacity="1" svg:stroke-width="1.000000000000000pt"/>
    </style:style>
    <style:style style:name="gr9" style:family="graphic">
      <style:graphic-properties draw:fill="solid" draw:fill-color="#003892" draw:stroke="solid" draw:stroke-linejoin="miter" fo:margin="1.000000000000000pt" style:wrap="biggest" style:wrap-dynamic-threshold="0.000000000000000pt" svg:fill-rule="evenodd" svg:stroke-color="#000000" svg:stroke-opacity="1" svg:stroke-width="1.000000000000000pt"/>
    </style:style>
    <style:style style:name="gr10" style:family="graphic">
      <style:graphic-properties draw:fill="solid" draw:fill-color="#fecd07" draw:stroke="none" fo:margin="1.000000000000000pt" style:wrap="biggest" style:wrap-dynamic-threshold="0.000000000000000pt" svg:fill-rule="nonzero"/>
    </style:style>
    <style:style style:name="gr11" style:family="graphic">
      <style:graphic-properties draw:fill="solid" draw:fill-color="#ffffff" draw:stroke="solid" draw:stroke-linejoin="miter" fo:margin="1.000000000000000pt" style:wrap="biggest" style:wrap-dynamic-threshold="0.000000000000000pt" svg:fill-rule="evenodd" svg:stroke-color="#000000" svg:stroke-opacity="1" svg:stroke-width="1.000000000000000pt"/>
    </style:style>
    <style:style style:name="gr12" style:family="graphic">
      <style:graphic-properties draw:fill="solid" draw:fill-color="#dd2110" draw:stroke="solid" draw:stroke-linejoin="miter" fo:margin="1.000000000000000pt" style:wrap="biggest" style:wrap-dynamic-threshold="0.000000000000000pt" svg:fill-rule="evenodd" svg:stroke-color="#000000" svg:stroke-opacity="1" svg:stroke-width="0.500000000000000pt"/>
    </style:style>
    <style:style style:name="gr13" style:family="graphic">
      <style:graphic-properties draw:fill="solid" draw:fill-color="#013993" draw:stroke="solid" draw:stroke-linejoin="miter" fo:margin="1.000000000000000pt" style:wrap="biggest" style:wrap-dynamic-threshold="0.000000000000000pt" svg:fill-rule="evenodd" svg:stroke-color="#000000" svg:stroke-opacity="1" svg:stroke-width="0.500000000000000pt"/>
    </style:style>
    <style:style style:name="gr14" style:family="graphic">
      <style:graphic-properties draw:fill="solid" draw:fill-color="#fecd08" draw:stroke="solid" draw:stroke-linejoin="miter" fo:margin="1.000000000000000pt" style:wrap="biggest" style:wrap-dynamic-threshold="0.000000000000000pt" svg:fill-rule="evenodd" svg:stroke-color="#000000" svg:stroke-opacity="1" svg:stroke-width="0.800000000000000pt"/>
    </style:style>
    <style:style style:name="gr15" style:family="graphic">
      <style:graphic-properties draw:fill="none" draw:stroke="solid" draw:stroke-linejoin="miter" fo:margin="1.000000000000000pt" style:wrap="biggest" style:wrap-dynamic-threshold="0.000000000000000pt" svg:fill-rule="nonzero" svg:stroke-color="#241a0d" svg:stroke-opacity="1" svg:stroke-width="1.500000000000000pt"/>
    </style:style>
    <style:style style:name="gr16" style:family="graphic">
      <style:graphic-properties draw:fill="solid" draw:fill-color="#fecd08" draw:stroke="none" fo:margin="1.000000000000000pt" style:wrap="biggest" style:wrap-dynamic-threshold="0.000000000000000pt" svg:fill-rule="evenodd"/>
    </style:style>
    <style:style style:name="gr17" style:family="graphic">
      <style:graphic-properties draw:fill="solid" draw:fill-color="#dd200f" draw:stroke="none" fo:margin="1.000000000000000pt" style:wrap="biggest" style:wrap-dynamic-threshold="0.000000000000000pt" svg:fill-rule="evenodd"/>
    </style:style>
    <style:style style:name="gr18" style:family="graphic">
      <style:graphic-properties draw:fill="solid" draw:fill-color="#04388f" draw:stroke="none" fo:margin="1.000000000000000pt" style:wrap="biggest" style:wrap-dynamic-threshold="0.000000000000000pt" svg:fill-rule="evenodd"/>
    </style:style>
    <style:style style:name="gr19" style:family="graphic">
      <style:graphic-properties draw:fill="none" draw:stroke="solid" draw:stroke-linejoin="miter" fo:margin="1.000000000000000pt" style:wrap="biggest" style:wrap-dynamic-threshold="0.000000000000000pt" svg:fill-rule="nonzero" svg:stroke-color="#000000" svg:stroke-opacity="1" svg:stroke-width="0.800000000000000pt"/>
    </style:style>
    <style:style style:name="gr20" style:family="graphic">
      <style:graphic-properties draw:fill="solid" draw:fill-color="#dd200f" draw:stroke="solid" draw:stroke-linejoin="miter" fo:margin="1.000000000000000pt" style:wrap="biggest" style:wrap-dynamic-threshold="0.000000000000000pt" svg:fill-rule="evenodd" svg:stroke-color="#000000" svg:stroke-opacity="1" svg:stroke-width="0.800000000000000pt"/>
    </style:style>
    <style:style style:name="gr21" style:family="graphic">
      <style:graphic-properties draw:fill="solid" draw:fill-color="#ffffff" draw:stroke="solid" draw:stroke-linejoin="miter" fo:margin="1.000000000000000pt" style:wrap="biggest" style:wrap-dynamic-threshold="0.000000000000000pt" svg:fill-rule="evenodd" svg:stroke-color="#000000" svg:stroke-opacity="1" svg:stroke-width="0.800000000000000pt"/>
    </style:style>
    <style:style style:name="gr22" style:family="graphic">
      <style:graphic-properties draw:fill="solid" draw:fill-color="#003893" draw:stroke="none" fo:margin="1.000000000000000pt" style:wrap="biggest" style:wrap-dynamic-threshold="0.000000000000000pt" svg:fill-rule="evenodd"/>
    </style:style>
    <style:style style:name="gr23" style:family="graphic">
      <style:graphic-properties draw:fill="solid" draw:fill-color="#000000" draw:stroke="solid" draw:stroke-linejoin="miter" fo:margin="1.000000000000000pt" style:wrap="biggest" style:wrap-dynamic-threshold="0.000000000000000pt" svg:fill-rule="evenodd" svg:stroke-color="#000000" svg:stroke-opacity="1" svg:stroke-width="1.000000000000000pt"/>
    </style:style>
    <style:style style:name="gr24" style:family="graphic">
      <style:graphic-properties draw:fill="none" draw:stroke="solid" draw:stroke-linejoin="miter" fo:margin="1.000000000000000pt" style:wrap="biggest" style:wrap-dynamic-threshold="0.000000000000000pt" svg:fill-rule="nonzero" svg:stroke-color="#9d9698" svg:stroke-opacity="1" svg:stroke-width="0.500000000000000pt"/>
    </style:style>
    <style:style style:name="gr25" style:family="graphic">
      <style:graphic-properties draw:fill="solid" draw:fill-color="#418b00" draw:stroke="solid" draw:stroke-linejoin="miter" fo:margin="1.000000000000000pt" style:wrap="biggest" style:wrap-dynamic-threshold="0.000000000000000pt" svg:fill-rule="evenodd" svg:stroke-color="#003d00" svg:stroke-opacity="1" svg:stroke-width="1.000000000000000pt"/>
    </style:style>
    <style:style style:name="gr26" style:family="graphic">
      <style:graphic-properties draw:fill="none" draw:stroke="solid" draw:stroke-linejoin="miter" fo:margin="1.000000000000000pt" style:wrap="biggest" style:wrap-dynamic-threshold="0.000000000000000pt" svg:fill-rule="nonzero" svg:stroke-color="#003d00" svg:stroke-opacity="1" svg:stroke-width="1.000000000000000pt"/>
    </style:style>
    <style:style style:name="gr27" style:family="graphic">
      <style:graphic-properties draw:fill="none" draw:stroke="solid" draw:stroke-linejoin="miter" fo:margin="1.000000000000000pt" style:wrap="biggest" style:wrap-dynamic-threshold="0.000000000000000pt" svg:fill-rule="nonzero" svg:stroke-color="#003e00" svg:stroke-opacity="1" svg:stroke-width="0.800000000000000pt"/>
    </style:style>
    <style:style style:name="gr28" style:family="graphic">
      <style:graphic-properties draw:fill="solid" draw:fill-color="#418b00" draw:stroke="solid" draw:stroke-linejoin="miter" fo:margin="1.000000000000000pt" style:wrap="biggest" style:wrap-dynamic-threshold="0.000000000000000pt" svg:fill-rule="evenodd" svg:stroke-color="#003d00" svg:stroke-opacity="1" svg:stroke-width="0.500000000000000pt"/>
    </style:style>
    <style:style style:name="gr29" style:family="graphic">
      <style:graphic-properties draw:fill="none" draw:stroke="solid" draw:stroke-linejoin="miter" fo:margin="1.000000000000000pt" style:wrap="biggest" style:wrap-dynamic-threshold="0.000000000000000pt" svg:fill-rule="nonzero" svg:stroke-color="#003d00" svg:stroke-opacity="1" svg:stroke-width="0.500000000000000pt"/>
    </style:style>
    <style:style style:name="gr30" style:family="graphic">
      <style:graphic-properties draw:fill="solid" draw:fill-color="#dd200f" draw:stroke="solid" draw:stroke-linejoin="miter" fo:margin="1.000000000000000pt" style:wrap="biggest" style:wrap-dynamic-threshold="0.000000000000000pt" svg:fill-rule="evenodd" svg:stroke-color="#003d00" svg:stroke-opacity="1" svg:stroke-width="0.500000000000000pt"/>
    </style:style>
    <style:style style:name="gr31" style:family="graphic">
      <style:graphic-properties draw:fill="solid" draw:fill-color="#dc200f" draw:opacity="99.6094%" draw:stroke="solid" draw:stroke-linejoin="miter" fo:margin="1.000000000000000pt" style:wrap="biggest" style:wrap-dynamic-threshold="0.000000000000000pt" svg:fill-rule="evenodd" svg:stroke-color="#000000" svg:stroke-opacity="1" svg:stroke-width="0.800000000000000pt"/>
    </style:style>
    <style:style style:name="dp2" style:family="drawing-page"/>
  </office:automatic-styles>
  <office:body>
    <office:drawing>
      <draw:page draw:name="page1" draw:id="page1" draw:master-page-name="Default1" draw:style-name="dp2">
        <draw:layer-set>
          <draw:layer draw:name="g1744"/>
        </draw:layer-set>
        <draw:g draw:style-name="gr1" draw:id="shape1" svg:y="0.00000000000pt">
          <draw:rect draw:style-name="gr2" draw:id="shape2" draw:name="rect1456" draw:layer="g1744" svg:width="634.96064800000pt" svg:height="396.85039200000pt" draw:transform="matrix(0.25198410000 0.00000000000 0.00000000000 0.25198410000 0.00000000000pt 0.00000906315pt)"/>
          <draw:rect draw:style-name="gr3" draw:id="shape3" draw:name="rect1452" draw:layer="g1744" svg:width="272.12597600000pt" svg:height="155.90554400000pt" draw:transform="matrix(0.25198410000 0.00000000000 0.00000000000 0.25198410000 0.00000000000pt 0.00000453158pt)"/>
          <draw:rect draw:style-name="gr4" draw:id="shape4" draw:name="rect1453" draw:layer="g1744" svg:width="272.12597600000pt" svg:height="155.90552000000pt" draw:transform="matrix(0.25198410000 0.00000000000 0.00000000000 0.25198410000 0.00000000000pt 60.71428885966pt)"/>
          <draw:rect draw:style-name="gr5" draw:id="shape5" draw:name="rect1454" draw:layer="g1744" svg:width="272.12597600000pt" svg:height="155.90550400000pt" draw:transform="matrix(0.25198410000 0.00000000000 0.00000000000 0.25198410000 91.42856625684pt 60.71428281204pt)"/>
          <draw:rect draw:style-name="gr4" draw:id="shape6" draw:name="rect1455" draw:layer="g1744" svg:width="272.12597600000pt" svg:height="155.90554400000pt" draw:transform="matrix(0.25198410000 0.00000000000 0.00000000000 0.25198410000 91.42856020922pt 0.00000000000pt)"/>
          <draw:g draw:style-name="gr1" draw:id="shape7" draw:name="g1457" svg:y="37.85658938682pt">
            <draw:g draw:style-name="gr1" draw:id="shape8" draw:name="g1098" svg:y="0.00000000000pt">
              <draw:g draw:style-name="gr1" draw:id="shape9" draw:name="g1009" svg:y="1.08589506409pt">
                <draw:path draw:style-name="gr6" draw:id="shape10" draw:name="path1010" draw:layer="g1744" svg:width="3.74042687771pt" svg:height="6.87833728080pt" draw:transform="matrix(-0.14317081403 0.00000000000 0.00000000000 0.13954073109 89.87678877706pt 43.81117281469pt)" svg:viewBox="0 0 4 7" svg:d="M0 6.87834C0.267181 1.66031 3.74043 0 3.74043 0" koffice:nodeTypes="cc"/>
                <draw:path draw:style-name="gr6" draw:id="shape11" draw:name="path1011" draw:layer="g1744" svg:width="3.74042687771pt" svg:height="6.87833728080pt" draw:transform="matrix(-0.14317081403 0.00000000000 0.00000000000 0.13954073109 89.65411921877pt 43.86124561063pt)" svg:viewBox="0 0 4 7" svg:d="M0 6.87834C0.267181 1.66031 3.74043 0 3.74043 0" koffice:nodeTypes="cc"/>
                <draw:path draw:style-name="gr6" draw:id="shape12" draw:name="path1012" draw:layer="g1744" svg:width="3.74042687771pt" svg:height="6.87833728080pt" draw:transform="matrix(-0.14317081403 0.00000000000 0.00000000000 0.13954073109 89.41432184966pt 43.87794138002pt)" svg:viewBox="0 0 4 7" svg:d="M0 6.87834C0.267181 1.66031 3.74043 0 3.74043 0" koffice:nodeTypes="cc"/>
                <draw:path draw:style-name="gr6" draw:id="shape13" draw:name="path1013" draw:layer="g1744" svg:width="3.74042687771pt" svg:height="6.87833728080pt" draw:transform="matrix(-0.14317081403 0.00000000000 0.00000000000 0.13954073109 89.19165343675pt 43.96141576169pt)" svg:viewBox="0 0 4 7" svg:d="M0 6.87834C0.267181 1.66031 3.74043 0 3.74043 0" koffice:nodeTypes="cc"/>
                <draw:path draw:style-name="gr6" draw:id="shape14" draw:name="path1014" draw:layer="g1744" svg:width="3.74042687771pt" svg:height="6.87833728080pt" draw:transform="matrix(-0.14317081403 0.00000000000 0.00000000000 0.13954073109 88.95185492227pt 44.06158256377pt)" svg:viewBox="0 0 4 7" svg:d="M0 6.87834C0.267181 1.66031 3.74043 0 3.74043 0" koffice:nodeTypes="cc"/>
                <draw:path draw:style-name="gr6" draw:id="shape15" draw:name="path1015" draw:layer="g1744" svg:width="3.74042687771pt" svg:height="6.87833728080pt" draw:transform="matrix(-0.14317081403 0.00000000000 0.00000000000 0.13954073109 88.72918650936pt 44.17844290259pt)" svg:viewBox="0 0 4 7" svg:d="M0 6.87834C0.267181 1.66031 3.74043 0 3.74043 0" koffice:nodeTypes="cc"/>
                <draw:path draw:style-name="gr7" draw:id="shape16" draw:name="path1016" draw:layer="g1744" svg:width="23.70202877551pt" svg:height="26.13306505541pt" draw:transform="matrix(-0.14317081403 0.00000000000 0.00000000000 0.13954073109 89.55161006129pt 40.51486687107pt)" svg:viewBox="0 0 24 26" svg:d="M0 23.4699C5.83963 7.82326 8.24417 5.65939 9.27469 4.49424C10.3053 3.32908 20.7822 0 20.7822 0L23.702 6.49165C23.702 6.49165 14.7708 10.8194 12.8815 14.8143C10.9922 18.8092 9.6182 26.1331 9.6182 26.1331C9.6182 26.1331 5.66786 24.4685 4.29384 23.9692C2.91981 23.4699 -5.77043e-15 23.8027 0 23.4699Z" koffice:nodeTypes="cccccccc"/>
                <draw:path draw:style-name="gr8" draw:id="shape17" draw:name="path1017" draw:layer="g1744" svg:width="26.20866748396pt" svg:height="17.17701441205pt" draw:transform="matrix(-0.14317081403 0.00000000000 0.00000000000 0.13954073109 88.89758402082pt 39.87743253188pt)" svg:viewBox="0 0 26 17" svg:d="M0 17.177C9.17291 13.2653 12.0607 15.3063 15.2882 14.4559C18.5157 13.6056 25.4802 11.7347 26.1598 10.0341C26.8393 8.33338 20.2143 0 20.2143 0L15.5855 4.97448C12.5826 8.20154 5.3627 5.30001 2.80283 10.9695Z" koffice:nodeTypes="ccccccc"/>
                <draw:path draw:style-name="gr6" draw:id="shape18" draw:name="path1018" draw:layer="g1744" svg:width="16.83362019150pt" svg:height="5.00093318573pt" draw:transform="matrix(-0.14317081403 0.00000000000 0.00000000000 0.13954073109 87.49263736905pt 41.12016688863pt)" svg:viewBox="0 0 17 5" svg:d="M0 4.62982C1.38834 6.49108 10.8491 0.773686 13.1892 0.23042C15.8283 -0.551453 16.8336 0.907243 16.8336 0.907243" koffice:nodeTypes="ccc"/>
                <draw:path draw:style-name="gr7" draw:id="shape19" draw:name="path1019" draw:layer="g1744" svg:width="46.39540070512pt" svg:height="19.40927545614pt" draw:transform="matrix(-0.14317081403 0.00000000000 0.00000000000 0.13954073109 87.85714319667pt 39.04115464811pt)" svg:viewBox="0 0 46 19" svg:d="M43.8465 0.403666C43.1669 0.403666 30.1199 -0.924303 18.6989 1.23703C6.95312 3.28845 0.0986921 7.57207 0.00812133 10.2374C-0.161788 15.4043 2.38695 19.5711 2.72678 19.4044C3.06662 19.2379 2.72679 17.071 5.61537 16.2377C8.50394 15.4043 21.9273 11.0707 25.4956 10.9041C29.0638 10.7374 39.4288 11.2374 40.958 11.0707C42.4872 10.9041 46.3954 10.0707 46.3954 8.23731C46.3954 6.40392 44.0164 0.737007 43.8465 0.403666Z" koffice:nodeTypes="ccccccccc"/>
                <draw:path draw:style-name="gr6" draw:id="shape20" draw:name="path1020" draw:layer="g1744" svg:width="9.97447989760pt" svg:height="1.34550461391pt" draw:transform="matrix(-0.14317081403 0.00000000000 0.00000000000 0.13954073109 82.68433949979pt 40.10171579079pt)" svg:viewBox="0 0 10 1" svg:d="M0 0C0.178125 0.485705 -0.178041 1.52649 2.04839 1.31833C4.36393 1.17956 5.51033 -0.113938 7.65903 0.0693902C9.69605 0.25071 9.97448 1.31833 9.97448 1.31833" koffice:nodeTypes="cccc"/>
              </draw:g>
              <draw:g draw:style-name="gr1" draw:id="shape21" draw:name="g997" svg:y="1.05251223265pt">
                <draw:path draw:style-name="gr6" draw:id="shape22" draw:name="path996" draw:layer="g1744" svg:width="3.74042687771pt" svg:height="6.87833728080pt" draw:transform="matrix(0.14317081403 0.00000000000 0.00000000000 0.13954073109 69.83552060902pt 43.77778998324pt)" svg:viewBox="0 0 4 7" svg:d="M0 6.87834C0.267181 1.66031 3.74043 0 3.74043 0" koffice:nodeTypes="cc"/>
                <draw:path draw:style-name="gr6" draw:id="shape23" draw:name="path992" draw:layer="g1744" svg:width="3.74042687771pt" svg:height="6.87833728080pt" draw:transform="matrix(0.14317081403 0.00000000000 0.00000000000 0.13954073109 70.05819016731pt 43.82786277919pt)" svg:viewBox="0 0 4 7" svg:d="M0 6.87834C0.267181 1.66031 3.74043 0 3.74043 0" koffice:nodeTypes="cc"/>
                <draw:path draw:style-name="gr6" draw:id="shape24" draw:name="path994" draw:layer="g1744" svg:width="3.74042687771pt" svg:height="6.87833728080pt" draw:transform="matrix(0.14317081403 0.00000000000 0.00000000000 0.13954073109 70.29798753641pt 43.84455854858pt)" svg:viewBox="0 0 4 7" svg:d="M0 6.87834C0.267181 1.66031 3.74043 0 3.74043 0" koffice:nodeTypes="cc"/>
                <draw:path draw:style-name="gr6" draw:id="shape25" draw:name="path993" draw:layer="g1744" svg:width="3.74042687771pt" svg:height="6.87833728080pt" draw:transform="matrix(0.14317081403 0.00000000000 0.00000000000 0.13954073109 70.52065594933pt 43.92803293024pt)" svg:viewBox="0 0 4 7" svg:d="M0 6.87834C0.267181 1.66031 3.74043 0 3.74043 0" koffice:nodeTypes="cc"/>
                <draw:path draw:style-name="gr6" draw:id="shape26" draw:name="path995" draw:layer="g1744" svg:width="3.74042687771pt" svg:height="6.87833728080pt" draw:transform="matrix(0.14317081403 0.00000000000 0.00000000000 0.13954073109 70.76045446380pt 44.02819973232pt)" svg:viewBox="0 0 4 7" svg:d="M0 6.87834C0.267181 1.66031 3.74043 0 3.74043 0" koffice:nodeTypes="cc"/>
                <draw:path draw:style-name="gr6" draw:id="shape27" draw:name="path987" draw:layer="g1744" svg:width="3.74042687771pt" svg:height="6.87833728080pt" draw:transform="matrix(0.14317081403 0.00000000000 0.00000000000 0.13954073109 70.98312287672pt 44.14506007114pt)" svg:viewBox="0 0 4 7" svg:d="M0 6.87834C0.267181 1.66031 3.74043 0 3.74043 0" koffice:nodeTypes="cc"/>
                <draw:path draw:style-name="gr7" draw:id="shape28" draw:name="path980" draw:layer="g1744" svg:width="23.70202877551pt" svg:height="26.13306505541pt" draw:transform="matrix(0.14317081403 0.00000000000 0.00000000000 0.13954073109 70.16069932479pt 40.48148403963pt)" svg:viewBox="0 0 24 26" svg:d="M0 23.4699C5.83963 7.82326 8.24417 5.65939 9.27469 4.49424C10.3053 3.32908 20.7822 0 20.7822 0L23.702 6.49165C23.702 6.49165 14.7708 10.8194 12.8815 14.8143C10.9922 18.8092 9.6182 26.1331 9.6182 26.1331C9.6182 26.1331 5.66786 24.4685 4.29384 23.9692C2.91981 23.4699 -5.77043e-15 23.8027 0 23.4699Z" koffice:nodeTypes="cccccccc"/>
                <draw:path draw:style-name="gr8" draw:id="shape29" draw:name="path981" draw:layer="g1744" svg:width="26.20866748396pt" svg:height="17.17701441205pt" draw:transform="matrix(0.14317081403 0.00000000000 0.00000000000 0.13954073109 70.81472536526pt 39.84404970043pt)" svg:viewBox="0 0 26 17" svg:d="M0 17.177C9.17291 13.2653 12.0607 15.3063 15.2882 14.4559C18.5157 13.6056 25.4802 11.7347 26.1598 10.0341C26.8393 8.33338 20.2143 0 20.2143 0L15.5855 4.97448C12.5826 8.20154 5.3627 5.30001 2.80283 10.9695Z" koffice:nodeTypes="ccccccc"/>
                <draw:path draw:style-name="gr6" draw:id="shape30" draw:name="path984" draw:layer="g1744" svg:width="16.83362019150pt" svg:height="5.00093318573pt" draw:transform="matrix(0.14317081403 0.00000000000 0.00000000000 0.13954073109 72.21967201703pt 41.08678405719pt)" svg:viewBox="0 0 17 5" svg:d="M0 4.62982C1.38834 6.49108 10.8491 0.773686 13.1892 0.23042C15.8283 -0.551453 16.8336 0.907243 16.8336 0.907243" koffice:nodeTypes="ccc"/>
                <draw:path draw:style-name="gr7" draw:id="shape31" draw:name="path982" draw:layer="g1744" svg:width="46.39540070512pt" svg:height="19.40927545614pt" draw:transform="matrix(0.14317081403 0.00000000000 0.00000000000 0.13954073109 71.85516618940pt 39.00777181667pt)" svg:viewBox="0 0 46 19" svg:d="M43.8465 0.403666C43.1669 0.403666 30.1199 -0.924303 18.6989 1.23703C6.95312 3.28845 0.0986921 7.57207 0.00812133 10.2374C-0.161788 15.4043 2.38695 19.5711 2.72678 19.4044C3.06662 19.2379 2.72679 17.071 5.61537 16.2377C8.50394 15.4043 21.9273 11.0707 25.4956 10.9041C29.0638 10.7374 39.4288 11.2374 40.958 11.0707C42.4872 10.9041 46.3954 10.0707 46.3954 8.23731C46.3954 6.40392 44.0164 0.737007 43.8465 0.403666Z" koffice:nodeTypes="ccccccccc"/>
                <draw:path draw:style-name="gr6" draw:id="shape32" draw:name="path986" draw:layer="g1744" svg:width="9.97447989760pt" svg:height="1.34550461391pt" draw:transform="matrix(0.14317081403 0.00000000000 0.00000000000 0.13954073109 77.02796988629pt 40.06833295935pt)" svg:viewBox="0 0 10 1" svg:d="M0 0C0.178125 0.485705 -0.178041 1.52649 2.04839 1.31833C4.36393 1.17956 5.51033 -0.113938 7.65903 0.0693902C9.69605 0.25071 9.97448 1.31833 9.97448 1.31833" koffice:nodeTypes="cccc"/>
              </draw:g>
              <draw:path draw:style-name="gr9" draw:id="shape33" draw:name="path985" draw:layer="g1744" svg:width="43.88971094094pt" svg:height="15.14380526565pt" draw:transform="matrix(0.14317081403 0.00000000000 0.00000000000 0.13954073109 76.75643349327pt 37.95525958402pt)" svg:viewBox="0 0 44 15" svg:d="M21.488 0.000468865C5.21047 0.208657 0.840513 2.51585 0.121346 5.26769C-0.581979 7.79815 2.00162 15.1438 2.00162 15.1438C2.00162 15.1438 4.73652 10.0412 21.6588 10.2058C38.5811 10.3704 41.8825 14.8147 41.8825 14.8147C41.8825 14.8147 44.051 7.57209 43.8801 5.10308C43.7092 2.63407 36.8563 -0.04068 21.488 0.000468865Z" koffice:nodeTypes="ccccccc"/>
              <draw:path draw:style-name="gr10" draw:id="shape34" draw:name="path1031" draw:layer="g1744" svg:width="3.33578421120pt" svg:height="7.25561589461pt" draw:transform="matrix(0.14317081403 0.00000000000 0.00000000000 0.13954073109 82.99464219529pt 39.28608883106pt)" svg:viewBox="0 0 3 7" svg:d="M0 6.96695L0.662298 0L1.35218 0.0611346L0.768083 6.20592L3.33578 6.43346L3.25767 7.25562Z" koffice:nodeTypes="ccccccc"/>
              <draw:path draw:style-name="gr10" draw:id="shape35" draw:name="path1032" draw:layer="g1744" svg:width="1.64454976000pt" svg:height="6.80769521424pt" draw:transform="matrix(0.14317081403 0.00000000000 0.00000000000 0.13954073109 83.56441622049pt 39.33705692033pt)" svg:viewBox="0 0 2 7" svg:d="M0 6.74847L0.80545 0L1.64455 0.0592253L0.8391 6.8077Z" koffice:nodeTypes="ccccc"/>
              <draw:path draw:style-name="gr10" draw:id="shape36" draw:name="path1036" draw:layer="g1744" svg:width="4.29064013952pt" svg:height="7.76257071254pt" draw:transform="matrix(0.14317081403 0.00000000000 0.00000000000 0.13954073109 84.45412547355pt 39.40668662882pt)" svg:viewBox="0 0 4 8" svg:d="M0 7.14542L1.00691 0L4.29064 0.597962L4.17184 1.44119L1.48906 0.952667L1.18062 3.14113L3.69311 3.59863L3.57498 4.43698L1.06249 3.97948L0.719813 6.41165L3.50798 6.91935L3.38911 7.76257Z" koffice:nodeTypes="ccccccccccccc"/>
              <draw:path draw:style-name="gr10" draw:id="shape37" draw:name="path1039" draw:layer="g1744" svg:width="4.99683432960pt" svg:height="7.49416861752pt" draw:transform="matrix(0.14317081403 0.00000000000 0.00000000000 0.13954073109 85.93350376812pt 39.72608085004pt)" svg:viewBox="0 0 5 7" svg:d="M0 7.26621L2.2713 1.358L0.548915 0.790516L0.852745 0L4.99683 1.36532L4.69283 2.15583L2.96328 1.58597L0.691889 7.49417Z" koffice:nodeTypes="ccccccccc"/>
              <draw:path draw:style-name="gr10" draw:id="shape38" draw:name="path1047" draw:layer="g1744" svg:width="3.94189214638pt" svg:height="7.06233980337pt" draw:transform="matrix(0.14317081403 0.00000000000 0.00000000000 0.13954073109 83.81937480612pt 39.35986345742pt)" svg:viewBox="0 0 4 7" svg:d="M0.72309 6.12271L1.94516 6.2362C2.15497 6.25568 2.30325 6.25842 2.39005 6.24441C2.54301 6.2208 2.67365 6.16988 2.78205 6.0917C2.89037 6.0135 2.98448 5.89457 3.0643 5.73493C3.14427 5.57215 3.19422 5.38134 3.21408 5.16255C3.23735 4.90624 3.2109 4.67996 3.13387 4.4837C3.05739 4.28433 2.9389 4.13937 2.77824 4.0488C2.6202 3.95532 2.38489 3.89406 2.07238 3.86504L0.937436 3.75964ZM1.01098 2.94851L2.0723 3.04707C2.36027 3.07382 2.56921 3.06642 2.69898 3.02488C2.87044 2.97145 3.00466 2.86887 3.10162 2.71713C3.20089 2.56559 3.26149 2.36949 3.28333 2.12881C3.30406 1.90063 3.28309 1.69695 3.22059 1.51777C3.15833 1.33549 3.05747 1.20634 2.91809 1.13034C2.77895 1.05123 2.53308 0.995306 2.18039 0.962554L1.19943 0.871455ZM0 6.87352L0.623501 0L2.46486 0.171004C2.83987 0.20583 3.13371 0.304041 3.34639 0.465636C3.56161 0.624305 3.71964 0.854901 3.8205 1.15741C3.92383 1.457 3.96123 1.76465 3.93256 2.08034C3.90596 2.37416 3.82392 2.64551 3.68661 2.89438C3.54922 3.14324 3.35838 3.33671 3.11393 3.47477C3.39983 3.62425 3.60862 3.85325 3.74037 4.16178C3.87451 4.47052 3.92335 4.82494 3.88706 5.22504C3.85783 5.547 3.78151 5.8425 3.6581 6.11157C3.53714 6.37772 3.3984 6.57919 3.24195 6.71597C3.0855 6.85273 2.89554 6.95014 2.6719 7.00818C2.4508 7.06329 2.18404 7.07635 1.87154 7.04732Z" koffice:nodeTypes="cccccccccccccccccccccccccccccccccccc"/>
              <draw:path draw:style-name="gr10" draw:id="shape39" draw:name="path1050" draw:layer="g1744" svg:width="5.58851008570pt" svg:height="7.61258544054pt" draw:transform="matrix(0.14317081403 0.00000000000 0.00000000000 0.13954073109 85.11336407702pt 39.53888193582pt)" svg:viewBox="0 0 6 8" svg:d="M1.77392 3.02119L3.21046 3.39641C3.51604 3.47621 3.76707 3.49899 3.96362 3.46479C4.16094 3.42763 4.33153 3.3328 4.47506 3.18018C4.61952 3.02466 4.72372 2.84278 4.78774 2.63453C4.88129 2.32948 4.87088 2.0559 4.75653 1.81379C4.64455 1.57227 4.40139 1.40261 4.02706 1.30483L2.42855 0.887325ZM0 6.45001L1.97877 0L4.21812 0.584878C4.66832 0.702467 4.99259 0.850507 5.19084 1.02902C5.39002 1.20461 5.5146 1.45736 5.56484 1.78727C5.61491 2.11717 5.58556 2.45957 5.47671 2.81449C5.33631 3.27205 5.10195 3.62747 4.7737 3.88072C4.44546 4.13399 4.02587 4.23985 3.51528 4.19836C3.65881 4.35307 3.7603 4.49522 3.81984 4.62482C3.94485 4.90459 4.04203 5.23885 4.11121 5.62763L4.45121 7.61259L3.61068 7.39303L3.35399 5.87654C3.27745 5.43835 3.20759 5.10013 3.14432 4.86182C3.08089 4.62351 3.01128 4.45007 2.93542 4.34157C2.86184 4.23363 2.77836 4.15003 2.6849 4.09078C2.61529 4.05045 2.49452 4.00779 2.32223 3.96279L1.54709 3.76035L0.668413 6.62457Z" koffice:nodeTypes="ccccccccccccccccccccccccccccc"/>
              <draw:path draw:style-name="gr10" draw:id="shape40" draw:name="path1053" draw:layer="g1744" svg:width="5.84557480337pt" svg:height="7.47083440870pt" draw:transform="matrix(0.14317081403 0.00000000000 0.00000000000 0.13954073109 86.91016924680pt 40.20540884296pt)" svg:viewBox="0 0 6 7" svg:d="M0.963443 6.12662L2.04323 6.49381C2.37669 6.60721 2.65314 6.65493 2.87234 6.63693C3.09378 6.61972 3.28858 6.55576 3.45682 6.44504C3.69374 6.28915 3.92159 6.04966 4.14035 5.72657C4.36265 5.40121 4.56783 4.98608 4.75588 4.4812C5.01642 3.78164 5.12896 3.21509 5.0935 2.78155C5.06149 2.34575 4.94515 2.02175 4.74429 1.80953C4.59889 1.65728 4.32727 1.51352 3.92929 1.37821L2.86663 1.01687ZM0 6.68829L2.49139 0L4.23368 0.592445C4.62691 0.726175 4.91522 0.860179 5.09843 0.994447C5.35542 1.18121 5.54321 1.42495 5.66172 1.72569C5.8175 2.11451 5.87434 2.56386 5.83204 3.0738C5.79328 3.58148 5.66284 4.13337 5.44071 4.72949C5.25153 5.23743 5.03909 5.67233 4.8032 6.03418C4.56731 6.39603 4.33117 6.68237 4.0945 6.89319C3.85905 7.10097 3.62956 7.25082 3.40613 7.34276C3.18625 7.43246 2.94361 7.47503 2.6784 7.47051C2.41544 7.46679 2.13103 7.41289 1.82516 7.30888Z" koffice:nodeTypes="cccccccccccccccccccccccc"/>
              <draw:path draw:style-name="gr10" draw:id="shape41" draw:name="path1056" draw:layer="g1744" svg:width="4.54554427392pt" svg:height="7.80764169143pt" draw:transform="matrix(0.14317081403 0.00000000000 0.00000000000 0.13954073109 86.21260667983pt 40.00543469573pt)" svg:viewBox="0 0 5 8" svg:d="M2.18894 3.86177L3.701 4.45783L3.84402 2.3808C3.88681 1.74958 3.93326 1.2354 3.98315 0.838208C3.78544 1.25422 3.56545 1.65793 3.32319 2.04937ZM0 6.16219L3.90962 0L4.54554 0.250671L4.17407 7.80764L3.50168 7.5426L3.64684 5.26672L1.78192 4.53154L0.626774 6.40926Z" koffice:nodeTypes="ccccccccccccccc"/>
              <draw:path draw:style-name="gr10" draw:id="shape42" draw:name="path1062" draw:layer="g1744" svg:width="4.81398704640pt" svg:height="6.74608729152pt" draw:transform="matrix(0.14317081403 0.00000000000 0.00000000000 0.13954073109 79.29044671897pt 38.27124928158pt)" svg:viewBox="0 0 5 7" svg:d="M2.001 6.74609L2.001 0.796093L0 0.796093L0 0L4.81399 0L4.81399 0.796093L2.80465 0.796093L2.80465 6.74609Z" koffice:nodeTypes="ccccccccc"/>
              <draw:path draw:style-name="gr10" draw:id="shape43" draw:name="path1065" draw:layer="g1744" svg:width="1.03079347840pt" svg:height="6.79401801966pt" draw:transform="matrix(0.14317081403 0.00000000000 0.00000000000 0.13954073109 80.87199170643pt 38.26953795405pt)" svg:viewBox="0 0 1 7" svg:d="M0 6.76426L0.28769 0L1.03079 0.0297681L0.743104 6.79402Z" koffice:nodeTypes="ccccc"/>
              <draw:path draw:style-name="gr10" draw:id="shape44" draw:name="path1070" draw:layer="g1744" svg:width="4.17089442167pt" svg:height="7.45764973091pt" draw:transform="matrix(0.14317081403 0.00000000000 0.00000000000 0.13954073109 77.76464671965pt 38.36177708746pt)" svg:viewBox="0 0 4 7" svg:d="M1.19756 3.6616L2.48325 3.39448C2.90842 3.30615 3.19221 3.13239 3.33484 2.87321C3.47732 2.61402 3.51582 2.28298 3.45028 1.88009C3.40279 1.58822 3.30912 1.35025 3.16927 1.16613C3.03117 0.978364 2.87086 0.86902 2.68812 0.838112C2.57056 0.819897 2.36254 0.841828 2.06406 0.903825L0.791897 1.16812ZM1.1348 7.45765L0 0.481608L1.87577 0.0918763C2.2061 0.0232575 2.46176 -0.00691496 2.64312 0.0013259C2.89666 0.00768408 3.11915 0.0746101 3.31051 0.202104C3.5015 0.326411 3.67014 0.522573 3.81657 0.790599C3.9654 1.05813 4.06784 1.36479 4.1241 1.71058C4.22063 2.30381 4.1678 2.83459 3.96577 3.30292C3.76323 3.76808 3.31029 4.0737 2.60702 4.21981L1.33149 4.48483L1.79284 7.32094Z" koffice:nodeTypes="ccccccccccccccccccccc"/>
              <draw:path draw:style-name="gr10" draw:id="shape45" draw:name="path1073" draw:layer="g1744" svg:width="5.33817246848pt" svg:height="7.14575493429pt" draw:transform="matrix(0.14317081403 0.00000000000 0.00000000000 0.13954073109 78.53833034502pt 38.24557601971pt)" svg:viewBox="0 0 5 7" svg:d="M1.42549 4.18086L3.35918 4.03759L2.6154 2.16436C2.38866 1.59538 2.21664 1.12681 2.09943 0.758698C2.06132 1.20798 1.99296 1.65635 1.89451 2.10378ZM0 7.14575L1.65405 0.0602577L2.46719 0L5.33817 6.75024L4.47825 6.81395L3.65048 4.76645L1.26546 4.94317L0.801482 7.08638Z" koffice:nodeTypes="ccccccccccccccc"/>
              <draw:path draw:style-name="gr10" draw:id="shape46" draw:name="path1076" draw:layer="g1744" svg:width="4.76100626432pt" svg:height="6.74608729152pt" draw:transform="matrix(0.14317081403 0.00000000000 0.00000000000 0.13954073109 80.02791385522pt 38.27124928158pt)" svg:viewBox="0 0 5 7" svg:d="M0.714916 2.9773L2.25154 2.9773C2.57824 2.9773 2.83375 2.93588 3.01798 2.85305C3.20229 2.76716 3.34226 2.63217 3.43812 2.4481C3.53391 2.26096 3.58184 2.05849 3.58184 1.84068C3.58184 1.52163 3.48847 1.25933 3.30174 1.05378C3.11751 0.848248 2.82516 0.745476 2.42477 0.745476L0.714916 0.745476ZM0 6.74609L0 0L2.39526 0C2.87676 0 3.24281 0.0613521 3.49339 0.184064C3.74398 0.303713 3.94422 0.516922 4.09402 0.823706C4.24391 1.13048 4.31885 1.46947 4.31885 1.84068C4.31885 2.31926 4.19473 2.72267 3.94664 3.05092C3.69847 3.37917 3.31525 3.58779 2.7969 3.67676C2.98605 3.79027 3.12977 3.90224 3.22805 4.01268C3.43687 4.25197 3.63461 4.55108 3.82134 4.91001L4.76101 6.74609L3.86186 6.74609L3.14702 5.34257C2.9382 4.93763 2.76622 4.62777 2.63109 4.41303C2.49596 4.19828 2.37441 4.04795 2.26629 3.96207C2.1606 3.87616 2.05255 3.81634 1.94201 3.78259C1.8609 3.76112 1.72827 3.75038 1.54404 3.75038L0.714916 3.75038L0.714916 6.74609Z" koffice:nodeTypes="ccccccccccccccccccccccccccccc"/>
              <draw:path draw:style-name="gr10" draw:id="shape47" draw:name="path1079" draw:layer="g1744" svg:width="5.20640733312pt" svg:height="7.61028984505pt" draw:transform="matrix(0.14317081403 0.00000000000 0.00000000000 0.13954073109 81.18555869650pt 38.36542141385pt)" svg:viewBox="0 0 5 8" svg:d="M2.1065 4.06243L3.99242 4.40309L3.74988 2.34415C3.67551 1.71857 3.62833 1.2071 3.60841 0.809729C3.45918 1.24934 3.28155 1.6805 3.07542 2.10321ZM0 6.66986L3.35722 0L4.15022 0.143248L5.20641 7.61029L4.36778 7.45881L4.0885 5.20464L1.76241 4.78447L0.781814 6.81107Z" koffice:nodeTypes="ccccccccccccccc"/>
              <draw:path draw:style-name="gr10" draw:id="shape48" draw:name="path1083" draw:layer="g1744" svg:width="1.47641147544pt" svg:height="6.81627955512pt" draw:transform="matrix(0.14317081403 0.00000000000 0.00000000000 0.13954073109 73.96164391041pt 39.60189852998pt)" svg:viewBox="0 0 1 7" svg:d="M0.844376 6.81628L0 0.104892L0.632032 0L1.47641 6.71138Z" koffice:nodeTypes="ccccc"/>
              <draw:path draw:style-name="gr10" draw:id="shape49" draw:name="path1086" draw:layer="g1744" svg:width="4.11805117169pt" svg:height="7.17630420820pt" draw:transform="matrix(0.14317081403 0.00000000000 0.00000000000 0.13954073109 75.20661558135pt 39.34601885302pt)" svg:viewBox="0 0 4 7" svg:d="M0.0467155 5.031L0.674399 4.89231C0.73214 5.236 0.824214 5.51434 0.950619 5.72729C1.07908 5.93688 1.26431 6.09952 1.50625 6.21522C1.74795 6.32777 2.01314 6.36967 2.30175 6.34096C2.55803 6.31545 2.78012 6.24094 2.96803 6.11741C3.15595 5.9939 3.29007 5.83759 3.37039 5.64853C3.45272 5.45609 3.48537 5.2527 3.46823 5.0384C3.45085 4.82095 3.38951 4.63644 3.28435 4.48489C3.17886 4.33021 3.01553 4.20827 2.79436 4.1191C2.65232 4.06016 2.34206 3.97827 1.86363 3.8734C1.38489 3.76538 1.04663 3.65291 0.848783 3.53601C0.592482 3.38679 0.394125 3.19051 0.253617 2.94718C0.11523 2.70046 0.0333059 2.41795 0.00785871 2.09964C-0.0201077 1.74981 0.0265756 1.41638 0.147785 1.09936C0.268806 0.779175 0.462719 0.526402 0.729504 0.341015C0.99625 0.155652 1.30048 0.0459515 1.64216 0.0119553C2.01855 -0.0254996 2.3565 0.0250532 2.65616 0.163606C2.95787 0.298765 3.19892 0.519396 3.37929 0.825459C3.55967 1.13153 3.67187 1.48727 3.71594 1.89267L3.07705 2.02296C3.00741 1.58833 2.86321 1.26913 2.64449 1.06535C2.42801 0.86135 2.12471 0.778762 1.73451 0.817594C1.32816 0.858013 1.0397 0.989964 0.869068 1.21342C0.700485 1.4335 0.627629 1.68695 0.650556 1.97374C0.670457 2.22272 0.752621 2.42102 0.8971 2.56866C1.03921 2.71654 1.38957 2.84844 1.948 2.96441C2.50856 3.077 2.89546 3.18621 3.10869 3.29206C3.41907 3.44861 3.65618 3.66326 3.81997 3.93604C3.98342 4.20568 4.08007 4.52643 4.1098 4.89832C4.13928 5.26706 4.08975 5.623 3.96128 5.96616C3.83254 6.30618 3.63 6.58206 3.35369 6.79379C3.07951 7.00215 2.76114 7.12436 2.39866 7.16042C1.93917 7.20615 1.54632 7.15313 1.22005 7.00134C0.896018 6.84932 0.630533 6.59939 0.423521 6.25148C0.218616 5.9002 0.0929846 5.49337 0.0467155 5.031Z" koffice:nodeTypes="cccccccccccccccccccccccccccccccccccc"/>
              <draw:path draw:style-name="gr10" draw:id="shape50" draw:name="path1089" draw:layer="g1744" svg:width="5.90814992950pt" svg:height="7.18312143783pt" draw:transform="matrix(0.14317081403 0.00000000000 0.00000000000 0.13954073109 74.28268443462pt 39.43526981870pt)" svg:viewBox="0 0 6 7" svg:d="M0.0765875 4.07249C-0.100737 2.92891 0.0298626 1.99815 0.46837 1.28021C0.90639 0.559151 1.55132 0.141262 2.40316 0.026551C2.96098 -0.0485565 3.4874 0.0356842 3.98244 0.279273C4.47745 0.522878 4.88403 0.901528 5.20211 1.41523C5.52248 1.92542 5.7361 2.52515 5.84298 3.21444C5.95131 3.91311 5.92458 4.55481 5.76277 5.13953C5.60097 5.72426 5.31546 6.1897 4.90627 6.53586C4.4966 6.87889 4.02934 7.08574 3.50449 7.15642C2.93568 7.23302 2.40304 7.14481 1.90655 6.89181C1.41007 6.63882 1.0044 6.25686 0.689524 5.74591C0.374668 5.23498 0.170342 4.67716 0.0765875 4.07249ZM0.903138 3.97557C1.03188 4.80584 1.3285 5.43439 1.79303 5.86119C2.25982 6.2845 2.78861 6.45639 3.37942 6.37684C3.98119 6.2958 4.4384 5.98796 4.75103 5.45329C5.06642 4.91825 5.15537 4.20741 5.01788 3.32075C4.93092 2.75992 4.77133 2.28244 4.5391 1.88832C4.30913 1.49069 4.01567 1.19917 3.6587 1.01375C3.304 0.824815 2.92742 0.75718 2.52897 0.810836C1.96292 0.887062 1.50966 1.17519 1.16922 1.67521C0.831028 2.17174 0.742336 2.93853 0.903138 3.97557Z" koffice:nodeTypes="cccccccccccccccccccccc"/>
              <draw:path draw:style-name="gr10" draw:id="shape51" draw:name="path1097" draw:layer="g1744" svg:width="5.49608777817pt" svg:height="7.70674833498pt" draw:transform="matrix(0.14317081403 0.00000000000 0.00000000000 0.13954073109 73.04610206102pt 39.78050777029pt)" svg:viewBox="0 0 5 8" svg:d="M2.43252 6.65983L3.52648 6.27927C3.86434 6.16172 4.11657 6.02754 4.28322 5.8767C4.45219 5.72502 4.5716 5.55277 4.64144 5.3599C4.7398 5.08832 4.78077 4.75585 4.76439 4.36251C4.74942 3.96523 4.66685 3.50718 4.51668 2.98836C4.30862 2.26952 4.06042 1.74869 3.77207 1.42588C3.48515 1.09912 3.19687 0.913876 2.90723 0.870159C2.69835 0.839621 2.39235 0.894469 1.98927 1.03469L0.912785 1.40918ZM1.98924 7.70675L0 0.834014L1.765 0.220016C2.16344 0.0814031 2.477 0.00843271 2.7057 0.00112141C3.02552 -0.0103786 3.32349 0.0665706 3.59961 0.231961C3.95856 0.444215 4.27363 0.76634 4.54484 1.19833C4.81749 1.62637 5.04246 2.14669 5.21976 2.75926C5.37085 3.2812 5.45928 3.75956 5.4851 4.19434C5.51092 4.62913 5.49123 5.00409 5.42598 5.31919C5.35983 5.63117 5.26388 5.89332 5.13811 6.10562C5.01378 6.314 4.84291 6.49901 4.62554 6.66063C4.41049 6.82144 4.14801 6.95576 3.83812 7.06355Z" koffice:nodeTypes="cccccccccccccccccccccccc"/>
            </draw:g>
            <draw:g draw:style-name="gr1" draw:id="shape52" draw:name="g798" svg:y="4.48215795267pt">
              <draw:g draw:style-name="gr1" draw:id="shape53" draw:name="g615" svg:y="0.00000000000pt">
                <draw:path draw:style-name="gr11" draw:id="shape54" draw:name="path606" draw:layer="g1744" svg:width="93.08884674577pt" svg:height="94.92124832736pt" draw:transform="matrix(0.14317081403 0.00000000000 0.00000000000 0.13954073109 73.19059577338pt 42.43741753669pt)" svg:viewBox="0 0 93 95" svg:d="M0 0L8.46263 8.50045L8.46263 76.5037C8.46263 81.8625 14.1043 87.8376 19.7461 87.8376L33.8504 87.8376C42.313 87.8376 46.5444 94.9212 46.5444 94.9212C46.5444 94.9212 50.7757 87.7178 59.2384 87.8376L74.5422 88.0541C78.9892 88.1171 84.6263 82.1707 84.6263 76.5037L84.6263 8.50045L93.0888 3.4092e-14Z" koffice:nodeTypes="cccccccccccc"/>
                <draw:path draw:style-name="gr12" draw:id="shape55" draw:name="path611" draw:layer="g1744" svg:width="39.37252031000pt" svg:height="39.37251237300pt" draw:transform="matrix(0.14317081403 0.00000000000 0.00000000000 0.13954073109 80.90153070879pt 42.43741753669pt)" svg:viewBox="0 0 39 39" svg:d="M0 0L0 39.3725L30.9356 39.3725L30.9356 8.43701L39.3725 1.12792e-14Z" koffice:nodeTypes="cccccc"/>
                <draw:path draw:style-name="gr13" draw:id="shape56" draw:name="path610" draw:layer="g1744" svg:width="39.37248856200pt" svg:height="39.37263539664pt" draw:transform="matrix(0.14317081403 0.00000000000 0.00000000000 0.13954073109 73.19059577338pt 42.43741418772pt)" svg:viewBox="0 0 39 39" svg:d="M0 0L39.3725 0L39.3725 39.3726L8.43697 39.3726L8.43697 8.437Z" koffice:nodeTypes="cccccc"/>
                <draw:path draw:style-name="gr12" draw:id="shape57" draw:name="path612" draw:layer="g1744" svg:width="31.36322981094pt" svg:height="35.87139732343pt" draw:transform="matrix(0.14317081403 0.00000000000 0.00000000000 0.13954073109 74.40811121299pt 49.95284576838pt)" svg:viewBox="0 0 31 36" svg:d="M1.14351e-14 0L31.3632 0L31.3632 35.8714L28.512 34.4366L11.4048 34.4366C5.70241 34.4366 0 28.6972 0 22.9577Z" koffice:nodeTypes="ccccccc"/>
                <draw:path draw:style-name="gr13" draw:id="shape58" draw:name="path613" draw:layer="g1744" svg:width="31.36327809135pt" svg:height="35.87139732343pt" draw:transform="matrix(0.14317081403 0.00000000000 0.00000000000 0.13954073109 80.90153070879pt 49.95284576838pt)" svg:viewBox="0 0 31 36" svg:d="M31.3633 0L0 0L0 35.8714L2.8512 34.4366L19.9584 34.4366C25.6609 34.4366 31.3632 28.6972 31.3633 22.9577Z" koffice:nodeTypes="ccccccc"/>
                <draw:path draw:style-name="gr6" draw:id="shape59" draw:name="path614" draw:layer="g1744" svg:width="93.08884674577pt" svg:height="94.92124832736pt" draw:transform="matrix(0.14317081403 0.00000000000 0.00000000000 0.13954073109 73.19059577338pt 42.43741753669pt)" svg:viewBox="0 0 93 95" svg:d="M0 0L8.46263 8.50045L8.46263 76.5037C8.46263 81.8625 14.1043 87.8376 19.7461 87.8376L33.8504 87.8376C42.313 87.8376 46.5444 94.9212 46.5444 94.9212C46.5444 94.9212 50.7757 87.7178 59.2384 87.8376L74.5422 88.0541C78.9892 88.1171 84.6263 82.1707 84.6263 76.5037L84.6263 8.50045L93.0888 3.4092e-14Z" koffice:nodeTypes="cccccccccccc"/>
              </draw:g>
              <draw:path draw:style-name="gr14" draw:id="shape60" draw:name="path797" draw:layer="g1744" svg:width="8.03533511111pt" svg:height="17.01578366188pt" draw:transform="matrix(0.14317081403 0.00000000000 0.00000000000 0.13954073109 79.27816838995pt 44.81070842984pt)" svg:viewBox="0 0 8 17" svg:d="M2.6785 5.67194L2.6785 17.0158L5.35692 17.0158L5.35692 5.67194L8.03534 5.67194L8.03534 2.83597L5.35692 2.83597L5.35692 0L2.6785 0L2.6785 2.83597L0 2.83597L0 5.67194Z" koffice:nodeTypes="ccccccccccccc"/>
              <draw:g draw:style-name="gr1" draw:id="shape61" draw:name="g696" svg:y="0.32377417972pt">
                <draw:g draw:style-name="gr1" draw:id="shape62" draw:name="g665" svg:y="0.00000000000pt">
                  <draw:path draw:style-name="gr15" draw:id="shape63" draw:name="path666" draw:layer="g1744" svg:width="29.88484451909pt" svg:height="24.05023025460pt" draw:transform="matrix(0.13868613145 0.03465201021 -0.03555346508 0.13516975723 76.90541539428pt 43.30084457238pt)" svg:viewBox="0 0 30 24" svg:d="M29.8848 24.0502L0 0" koffice:nodeTypes="cc"/>
                  <draw:path draw:style-name="gr16" draw:id="shape64" draw:name="path667" draw:layer="g1744" svg:width="5.74392839661pt" svg:height="4.89858843890pt" draw:transform="matrix(0.13868613145 0.03465201021 -0.03555346508 0.13516975723 76.42963136668pt 42.66252151920pt)" svg:viewBox="0 0 6 5" svg:d="M3.85259 4.89859L0 0L5.74393 2.89176Z" koffice:nodeTypes="cccc"/>
                </draw:g>
                <draw:g draw:style-name="gr1" draw:id="shape65" draw:name="g688" svg:y="0.66986089898pt">
                  <draw:path draw:style-name="gr17" draw:id="shape66" draw:name="path648" draw:layer="g1744" svg:width="8.60500119683pt" svg:height="12.27814036142pt" draw:transform="matrix(0.14317081403 0.00000000000 0.00000000000 0.13954073109 78.17853636252pt 46.47854501717pt)" svg:viewBox="0 0 9 12" svg:d="M2.81241 0C2.64697 0.328855 0 11.3454 0 11.3454C0 11.3454 8.76813 12.6608 8.60269 12.1674C8.43724 11.6742 7.44465 4.60391 6.94831 4.1106C6.45198 3.6173 2.97786 0.657703 2.81241 0Z" koffice:nodeTypes="ccccc"/>
                  <draw:path draw:style-name="gr2" draw:id="shape67" draw:name="path647" draw:layer="g1744" svg:width="9.96868728823pt" svg:height="23.91741530605pt" draw:transform="matrix(0.14317081403 0.00000000000 0.00000000000 0.13954073109 77.30650011474pt 45.39252741525pt)" svg:viewBox="0 0 10 24" svg:d="M1.52033 0L0 15.7004C0 15.7004 10.1355 25.0171 9.9666 23.8094C9.79766 22.6017 9.12201 7.93648 9.12201 7.93648Z" koffice:nodeTypes="ccccc"/>
                  <draw:path draw:style-name="gr18" draw:id="shape68" draw:name="path646" draw:layer="g1744" svg:width="9.62961858158pt" svg:height="23.46327088748pt" draw:transform="matrix(0.14317081403 0.00000000000 0.00000000000 0.13954073109 76.24068732432pt 44.09403393292pt)" svg:viewBox="0 0 10 23" svg:d="M0.498088 0L0 16.7289C0 16.7289 8.79943 24.0894 8.79943 23.4203C8.79943 22.7512 9.62962 9.87 9.62962 9.87Z" koffice:nodeTypes="ccccc"/>
                  <draw:path draw:style-name="gr19" draw:id="shape69" draw:name="path649" draw:layer="g1744" svg:width="0.25763339578pt" svg:height="14.77274666011pt" draw:transform="matrix(0.14317081403 0.00000000000 0.00000000000 0.13954073109 76.21646396795pt 44.07042475755pt)" svg:viewBox="0 0 0 15" svg:d="M0.257633 0L0 14.7727L0 14.7727" koffice:nodeTypes="ccc"/>
                  <draw:g draw:style-name="gr1" draw:id="shape70" draw:name="g662" svg:y="0.00000000000pt">
                    <draw:path draw:style-name="gr15" draw:id="shape71" draw:name="path663" draw:layer="g1744" svg:width="29.88484451909pt" svg:height="24.05023025460pt" draw:transform="matrix(0.14225265960 0.01577801000 -0.01618846711 0.13864585638 76.15129365734pt 43.90104252798pt)" svg:viewBox="0 0 30 24" svg:d="M29.8848 24.0502L0 0" koffice:nodeTypes="cc"/>
                    <draw:path draw:style-name="gr16" draw:id="shape72" draw:name="path664" draw:layer="g1744" svg:width="5.74392839661pt" svg:height="4.89858843890pt" draw:transform="matrix(0.14225265960 0.01577801000 -0.01618846711 0.13864585638 75.59014853794pt 43.33238241818pt)" svg:viewBox="0 0 6 5" svg:d="M3.85259 4.89859L0 0L5.74393 2.89176Z" koffice:nodeTypes="cccc"/>
                  </draw:g>
                </draw:g>
                <draw:g draw:style-name="gr1" draw:id="shape73" draw:name="g678" svg:y="1.44773374463pt">
                  <draw:path draw:style-name="gr11" draw:id="shape74" draw:name="path622" draw:layer="g1744" svg:width="28.69728388800pt" svg:height="56.43062501375pt" draw:transform="matrix(0.14317081403 0.00000000000 0.00000000000 0.13954073109 75.62562665260pt 44.81070842984pt)" svg:viewBox="0 0 29 56" svg:d="M0 0L0 42.3068C0 50.7681 8.54414 56.8401 14.3486 56.409C20.153 55.978 28.6973 53.5886 28.6973 53.5886L28.6973 22.5637Z" koffice:nodeTypes="cccccc"/>
                  <draw:path draw:style-name="gr17" draw:id="shape75" draw:name="path623" draw:layer="g1744" svg:width="28.69728388801pt" svg:height="22.40171809693pt" draw:transform="matrix(0.14317081403 0.00000000000 0.00000000000 0.13954073109 75.62562665259pt 49.55728686715pt)" svg:viewBox="0 0 29 22" svg:d="M5.75468e-12 0L5.75468e-12 8.39267C-8.09899e-06 16.7852 8.54414 22.8078 14.3486 22.3803C20.153 21.9528 28.6973 19.5828 28.6973 19.5828C22.9577 16.7852 8.60918 25.1778 8.60918 2.79761C5.73946 2.79761 2.86973 2.79761 5.75468e-12 0Z" koffice:nodeTypes="cccccc"/>
                  <draw:path draw:style-name="gr18" draw:id="shape76" draw:name="path624" draw:layer="g1744" svg:width="8.68743792292pt" svg:height="31.36323785768pt" draw:transform="matrix(0.14317081403 0.00000000000 0.00000000000 0.13954073109 75.62562665260pt 44.81070842984pt)" svg:viewBox="0 0 9 31" svg:d="M8.68744 6.68168L8.35497 31.3632C5.40375 30.9234 2.78499 29.8028 0 28.5121L0 0Z" koffice:nodeTypes="ccccc"/>
                  <draw:path draw:style-name="gr17" draw:id="shape77" draw:name="path625" draw:layer="g1744" svg:width="11.68880415200pt" svg:height="22.34771155130pt" draw:transform="matrix(0.14317081403 0.00000000000 0.00000000000 0.13954073109 78.00897630405pt 46.71463007296pt)" svg:viewBox="0 0 12 22" svg:d="M0 0L0 18.6788C0 18.6788 2.00374 18.3452 5.34341 19.6794C8.68308 21.0135 11.6888 22.3477 11.6888 22.3477L11.6888 8.83905Z" koffice:nodeTypes="cccccc"/>
                  <draw:path draw:style-name="gr18" draw:id="shape78" draw:name="path626" draw:layer="g1744" svg:width="11.12133759773pt" svg:height="7.66003010426pt" draw:transform="matrix(0.14317081403 0.00000000000 0.00000000000 0.13954073109 77.92951993836pt 50.27297111368pt)" svg:viewBox="0 0 11 8" svg:d="M11.1213 3.58934C11.1213 3.58934 5.09491 0.226481 3.62899 0.0495681C2.16308 -0.12743 0.208497 0.226481 0.208497 0.226481C0.208497 0.226481 -0.117279 3.23535 0.0456086 5.00524C0.208497 6.77504 2.65167 7.66003 3.46611 7.66003C4.28047 7.66003 11.1213 6.77504 11.1213 6.77504Z" koffice:nodeTypes="ccccccc"/>
                  <draw:path draw:style-name="gr6" draw:id="shape79" draw:name="path638" draw:layer="g1744" svg:width="28.69728388800pt" svg:height="56.43062501375pt" draw:transform="matrix(0.14317081403 0.00000000000 0.00000000000 0.13954073109 75.62562665260pt 44.81070842984pt)" svg:viewBox="0 0 29 56" svg:d="M0 0L0 42.3068C0 50.7681 8.54414 56.8401 14.3486 56.409C20.153 55.978 28.6973 53.5886 28.6973 53.5886L28.6973 22.5637Z" koffice:nodeTypes="cccccc"/>
                  <draw:g draw:style-name="gr1" draw:id="shape80" draw:name="g659" svg:y="0.00000000000pt">
                    <draw:path draw:style-name="gr15" draw:id="shape81" draw:name="path655" draw:layer="g1744" svg:width="29.88484451909pt" svg:height="24.05023025460pt" draw:transform="matrix(0.14317081403 0.00000000000 0.00000000000 0.13954073109 75.51399350548pt 44.61342797688pt)" svg:viewBox="0 0 30 24" svg:d="M29.8848 24.0502L0 0" koffice:nodeTypes="cc"/>
                    <draw:path draw:style-name="gr16" draw:id="shape82" draw:name="path658" draw:layer="g1744" svg:width="5.74392839661pt" svg:height="4.89858843890pt" draw:transform="matrix(0.14317081403 0.00000000000 0.00000000000 0.13954073109 74.89047544743pt 44.11025526383pt)" svg:viewBox="0 0 6 5" svg:d="M3.85259 4.89859L0 0L5.74393 2.89176Z" koffice:nodeTypes="cccc"/>
                  </draw:g>
                </draw:g>
              </draw:g>
              <draw:g draw:style-name="gr1" draw:id="shape83" draw:name="g718" svg:y="0.25324236832pt">
                <draw:g draw:style-name="gr1" draw:id="shape84" draw:name="g719" svg:y="0.00000000000pt">
                  <draw:path draw:style-name="gr15" draw:id="shape85" draw:name="path720" draw:layer="g1744" svg:width="29.88484451909pt" svg:height="24.05023025460pt" draw:transform="matrix(-0.13868613145 0.03465201021 0.03555346508 0.13516975723 82.93120061938pt 43.23031276098pt)" svg:viewBox="0 0 30 24" svg:d="M29.8848 24.0502L0 0" koffice:nodeTypes="cc"/>
                  <draw:path draw:style-name="gr16" draw:id="shape86" draw:name="path721" draw:layer="g1744" svg:width="5.74392839661pt" svg:height="4.89858843890pt" draw:transform="matrix(-0.13868613145 0.03465201021 0.03555346508 0.13516975723 83.40698464698pt 42.59198970780pt)" svg:viewBox="0 0 6 5" svg:d="M3.85259 4.89859L0 0L5.74393 2.89176Z" koffice:nodeTypes="cccc"/>
                </draw:g>
                <draw:g draw:style-name="gr1" draw:id="shape87" draw:name="g722" svg:y="0.66986089897pt">
                  <draw:path draw:style-name="gr17" draw:id="shape88" draw:name="path723" draw:layer="g1744" svg:width="8.60500119683pt" svg:height="12.27814036142pt" draw:transform="matrix(-0.14317081403 0.00000000000 0.00000000000 0.13954073109 81.65807965113pt 46.40801320577pt)" svg:viewBox="0 0 9 12" svg:d="M2.81241 0C2.64697 0.328855 0 11.3454 0 11.3454C0 11.3454 8.76813 12.6608 8.60269 12.1674C8.43724 11.6742 7.44465 4.60391 6.94831 4.1106C6.45198 3.6173 2.97786 0.657703 2.81241 0Z" koffice:nodeTypes="ccccc"/>
                  <draw:path draw:style-name="gr2" draw:id="shape89" draw:name="path724" draw:layer="g1744" svg:width="9.96868728823pt" svg:height="23.91741530605pt" draw:transform="matrix(-0.14317081403 0.00000000000 0.00000000000 0.13954073109 82.53011589891pt 45.32199560385pt)" svg:viewBox="0 0 10 24" svg:d="M1.52033 0L0 15.7004C0 15.7004 10.1355 25.0171 9.9666 23.8094C9.79766 22.6017 9.12201 7.93648 9.12201 7.93648Z" koffice:nodeTypes="ccccc"/>
                  <draw:path draw:style-name="gr18" draw:id="shape90" draw:name="path725" draw:layer="g1744" svg:width="9.62961858158pt" svg:height="23.46327088748pt" draw:transform="matrix(-0.14317081403 0.00000000000 0.00000000000 0.13954073109 83.59592868934pt 44.02350212152pt)" svg:viewBox="0 0 10 23" svg:d="M0.498088 0L0 16.7289C0 16.7289 8.79943 24.0894 8.79943 23.4203C8.79943 22.7512 9.62962 9.87 9.62962 9.87Z" koffice:nodeTypes="ccccc"/>
                  <draw:path draw:style-name="gr19" draw:id="shape91" draw:name="path726" draw:layer="g1744" svg:width="0.25763339578pt" svg:height="14.77274666011pt" draw:transform="matrix(-0.14317081403 0.00000000000 0.00000000000 0.13954073109 83.62015204571pt 43.99989294614pt)" svg:viewBox="0 0 0 15" svg:d="M0.257633 0L0 14.7727L0 14.7727" koffice:nodeTypes="ccc"/>
                  <draw:g draw:style-name="gr1" draw:id="shape92" draw:name="g727" svg:y="0.00000000000pt">
                    <draw:path draw:style-name="gr15" draw:id="shape93" draw:name="path728" draw:layer="g1744" svg:width="29.88484451909pt" svg:height="24.05023025460pt" draw:transform="matrix(-0.14225265960 0.01577801000 0.01618846711 0.13864585638 83.68532235631pt 43.83051071658pt)" svg:viewBox="0 0 30 24" svg:d="M29.8848 24.0502L0 0" koffice:nodeTypes="cc"/>
                    <draw:path draw:style-name="gr16" draw:id="shape94" draw:name="path729" draw:layer="g1744" svg:width="5.74392839661pt" svg:height="4.89858843890pt" draw:transform="matrix(-0.14225265960 0.01577801000 0.01618846711 0.13864585638 84.24646747572pt 43.26185060677pt)" svg:viewBox="0 0 6 5" svg:d="M3.85259 4.89859L0 0L5.74393 2.89176Z" koffice:nodeTypes="cccc"/>
                  </draw:g>
                </draw:g>
                <draw:g draw:style-name="gr1" draw:id="shape95" draw:name="g730" svg:y="1.44773374462pt">
                  <draw:path draw:style-name="gr11" draw:id="shape96" draw:name="path731" draw:layer="g1744" svg:width="28.69728388800pt" svg:height="56.43062501375pt" draw:transform="matrix(-0.14317081403 0.00000000000 0.00000000000 0.13954073109 84.21098936106pt 44.74017661843pt)" svg:viewBox="0 0 29 56" svg:d="M0 0L0 42.3068C0 50.7681 8.54414 56.8401 14.3486 56.409C20.153 55.978 28.6973 53.5886 28.6973 53.5886L28.6973 22.5637Z" koffice:nodeTypes="cccccc"/>
                  <draw:path draw:style-name="gr17" draw:id="shape97" draw:name="path732" draw:layer="g1744" svg:width="28.69728388801pt" svg:height="22.40171809693pt" draw:transform="matrix(-0.14317081403 0.00000000000 0.00000000000 0.13954073109 84.21098936106pt 49.48675505575pt)" svg:viewBox="0 0 29 22" svg:d="M5.75468e-12 0L5.75468e-12 8.39267C-8.09899e-06 16.7852 8.54414 22.8078 14.3486 22.3803C20.153 21.9528 28.6973 19.5828 28.6973 19.5828C22.9577 16.7852 8.60918 25.1778 8.60918 2.79761C5.73946 2.79761 2.86973 2.79761 5.75468e-12 0Z" koffice:nodeTypes="cccccc"/>
                  <draw:path draw:style-name="gr18" draw:id="shape98" draw:name="path733" draw:layer="g1744" svg:width="8.68743792292pt" svg:height="31.36323785768pt" draw:transform="matrix(-0.14317081403 0.00000000000 0.00000000000 0.13954073109 84.21098936106pt 44.74017661843pt)" svg:viewBox="0 0 9 31" svg:d="M8.68744 6.68168L8.35497 31.3632C5.40375 30.9234 2.78499 29.8028 0 28.5121L0 0Z" koffice:nodeTypes="ccccc"/>
                  <draw:path draw:style-name="gr17" draw:id="shape99" draw:name="path734" draw:layer="g1744" svg:width="11.68880415200pt" svg:height="22.34771155130pt" draw:transform="matrix(-0.14317081403 0.00000000000 0.00000000000 0.13954073109 81.82763970961pt 46.64409826156pt)" svg:viewBox="0 0 12 22" svg:d="M0 0L0 18.6788C0 18.6788 2.00374 18.3452 5.34341 19.6794C8.68308 21.0135 11.6888 22.3477 11.6888 22.3477L11.6888 8.83905Z" koffice:nodeTypes="cccccc"/>
                  <draw:path draw:style-name="gr18" draw:id="shape100" draw:name="path735" draw:layer="g1744" svg:width="11.12133759773pt" svg:height="7.66003010426pt" draw:transform="matrix(-0.14317081403 0.00000000000 0.00000000000 0.13954073109 81.90709607530pt 50.20243930228pt)" svg:viewBox="0 0 11 8" svg:d="M11.1213 3.58934C11.1213 3.58934 5.09491 0.226481 3.62899 0.0495681C2.16308 -0.12743 0.208497 0.226481 0.208497 0.226481C0.208497 0.226481 -0.117279 3.23535 0.0456086 5.00524C0.208497 6.77504 2.65167 7.66003 3.46611 7.66003C4.28047 7.66003 11.1213 6.77504 11.1213 6.77504Z" koffice:nodeTypes="ccccccc"/>
                  <draw:path draw:style-name="gr6" draw:id="shape101" draw:name="path736" draw:layer="g1744" svg:width="28.69728388800pt" svg:height="56.43062501375pt" draw:transform="matrix(-0.14317081403 0.00000000000 0.00000000000 0.13954073109 84.21098936106pt 44.74017661843pt)" svg:viewBox="0 0 29 56" svg:d="M0 0L0 42.3068C0 50.7681 8.54414 56.8401 14.3486 56.409C20.153 55.978 28.6973 53.5886 28.6973 53.5886L28.6973 22.5637Z" koffice:nodeTypes="cccccc"/>
                  <draw:g draw:style-name="gr1" draw:id="shape102" draw:name="g737" svg:y="0.00000000000pt">
                    <draw:path draw:style-name="gr15" draw:id="shape103" draw:name="path738" draw:layer="g1744" svg:width="29.88484451909pt" svg:height="24.05023025460pt" draw:transform="matrix(-0.14317081403 0.00000000000 0.00000000000 0.13954073109 84.32262250818pt 44.54289616547pt)" svg:viewBox="0 0 30 24" svg:d="M29.8848 24.0502L0 0" koffice:nodeTypes="cc"/>
                    <draw:path draw:style-name="gr16" draw:id="shape104" draw:name="path739" draw:layer="g1744" svg:width="5.74392839661pt" svg:height="4.89858843890pt" draw:transform="matrix(-0.14317081403 0.00000000000 0.00000000000 0.13954073109 84.94614056622pt 44.03972345242pt)" svg:viewBox="0 0 6 5" svg:d="M3.85259 4.89859L0 0L5.74393 2.89176Z" koffice:nodeTypes="cccc"/>
                  </draw:g>
                </draw:g>
              </draw:g>
              <draw:g draw:style-name="gr1" draw:id="shape105" draw:name="g788" svg:y="6.12707349860pt">
                <draw:path draw:style-name="gr20" draw:id="shape106" draw:name="path786" draw:layer="g1744" svg:width="7.89814692679pt" svg:height="22.58936203731pt" draw:transform="matrix(0.14317081403 0.00000000000 0.00000000000 0.13954073109 79.99869555549pt 49.38284075633pt)" svg:viewBox="0 0 8 23" svg:d="M4.14313 19.3432C4.77086 20.0946 7.1564 23.2251 7.78413 22.4738C8.41185 21.7224 6.27749 15.9622 5.52417 12.9568C4.77086 9.95135 3.01319 6.57029 2.8876 1.93694C2.76209 -2.69634 0 2.43784 0 2.43784Z" koffice:nodeTypes="cccccc"/>
                <draw:path draw:style-name="gr20" draw:id="shape107" draw:name="path784" draw:layer="g1744" svg:width="7.67287669120pt" svg:height="28.62062889297pt" draw:transform="matrix(0.14317081403 0.00000000000 0.00000000000 0.13954073109 79.98059876460pt 49.40871505995pt)" svg:viewBox="0 0 8 29" svg:d="M1.98437 28.3695L7.67288 28.6206C7.67288 28.6206 5.82085 21.3399 5.29167 17.0719C4.7625 12.804 0 0 0 0Z" koffice:nodeTypes="ccccc"/>
                <draw:path draw:style-name="gr21" draw:id="shape108" draw:name="path780" draw:layer="g1744" svg:width="16.34944746800pt" svg:height="44.45155261455pt" draw:transform="matrix(0.14317081403 0.00000000000 0.00000000000 0.13954073109 78.58761546604pt 48.54475699585pt)" svg:viewBox="0 0 16 44" svg:d="M7.79147 4.95314C7.66377 5.20716 0 17.3996 0 23.7498C0 30.1001 3.57642 33.9102 4.85375 35.9422C6.13099 37.9744 9.19656 44.4516 9.19656 44.4516C9.19656 44.4516 12.9007 37.3392 13.2839 34.5452C13.667 31.7511 11.8789 19.9396 12.3897 15.3676C12.9007 10.7954 16.3494 0 16.3494 0Z" koffice:nodeTypes="cccccccc"/>
                <draw:path draw:style-name="gr22" draw:id="shape109" draw:name="path782" draw:layer="g1744" svg:width="13.05688206057pt" svg:height="34.48733387765pt" draw:transform="matrix(0.14317081403 0.00000000000 0.00000000000 0.13954073109 78.58761546604pt 48.75635656048pt)" svg:viewBox="0 0 13 34" svg:d="M7.44363 3.43588C7.32163 3.69041 0 15.9074 0 22.2704C0 28.6334 3.41676 32.4512 4.63706 34.4873C4.39292 30.4151 4.05252 26.7383 4.27085 21.5068C4.82217 7.97575 13.0569 0 13.0569 0Z" koffice:nodeTypes="cccccc"/>
                <draw:path draw:style-name="gr17" draw:id="shape110" draw:name="path783" draw:layer="g1744" svg:width="8.95897518080pt" svg:height="44.45155261455pt" draw:transform="matrix(0.14317081403 0.00000000000 0.00000000000 0.13954073109 79.69115319328pt 48.54475699585pt)" svg:viewBox="0 0 9 44" svg:d="M3.20909 1.39703C3.20918 3.68307 0 10.5415 0 16.8916C0 20.0667 1.30375 27.4648 1.67143 33.5609C2.03919 39.6571 1.47087 44.4516 1.47087 44.4516C1.47087 44.4516 5.3486 37.3392 5.7498 34.5452C6.15091 31.7511 4.27893 19.9396 4.81372 15.3676C5.3486 10.7954 8.95898 0 8.95898 0Z" koffice:nodeTypes="cccccccc"/>
                <draw:path draw:style-name="gr19" draw:id="shape111" draw:name="path781" draw:layer="g1744" svg:width="16.34944746800pt" svg:height="44.45155261455pt" draw:transform="matrix(0.14317081403 0.00000000000 0.00000000000 0.13954073109 78.58761546604pt 48.54475699585pt)" svg:viewBox="0 0 16 44" svg:d="M7.79147 4.95314C7.66377 5.20716 0 17.3996 0 23.7498C0 30.1001 3.57642 33.9102 4.85375 35.9422C6.13099 37.9744 9.19656 44.4516 9.19656 44.4516C9.19656 44.4516 12.9007 37.3392 13.2839 34.5452C13.667 31.7511 11.8789 19.9396 12.3897 15.3676C12.9007 10.7954 16.3494 0 16.3494 0Z" koffice:nodeTypes="cccccccc"/>
                <draw:path draw:style-name="gr20" draw:id="shape112" draw:name="path787" draw:layer="g1744" svg:width="9.59771263429pt" svg:height="7.46237401831pt" draw:transform="matrix(0.14317081403 0.00000000000 0.00000000000 0.13954073109 79.39336974243pt 48.80661989058pt)" svg:viewBox="0 0 10 7" svg:d="M0.923482 0.262194C-0.809531 1.72667 0.428313 5.14372 0.428313 5.14372C0.428313 5.14372 1.66624 3.67924 4.01825 3.80124C6.37026 3.92332 7.85577 7.46237 7.85577 7.46237C7.85577 7.46237 9.3412 6.36397 9.58878 4.04532C9.83637 1.72667 4.88476 -0.83613 0.923482 0.262194Z" koffice:nodeTypes="cccccc"/>
              </draw:g>
              <draw:g draw:style-name="gr1" draw:id="shape113" draw:name="g761" svg:y="4.19550864740pt">
                <draw:path draw:style-name="gr23" draw:id="shape114" draw:name="path760" draw:layer="g1744" svg:width="18.83671234274pt" svg:height="13.80265478283pt" draw:transform="matrix(0.14317081403 0.00000000000 0.00000000000 0.13954073109 78.75753322248pt 47.37661208429pt)" svg:viewBox="0 0 19 14" svg:d="M0 0.879964L4.90677 13.8027C4.90677 13.8027 7.07786 12.83 8.49238 12.3597C9.89113 11.8327 11.5748 12.1716 11.5748 12.1716C11.5748 12.1716 13.8609 10.9114 14.9717 10.4779C16.226 10.0593 18.4946 10.0387 18.4946 10.0387L18.8367 9.52381C18.8367 9.52381 1.71172 -0.4836 0.202006 0.0182642Z" koffice:nodeTypes="ccccccccc"/>
                <draw:path draw:style-name="gr11" draw:id="shape115" draw:name="path740" draw:layer="g1744" svg:width="18.15868537768pt" svg:height="18.13822434667pt" draw:transform="matrix(0.14317081403 0.00000000000 0.00000000000 0.13954073109 78.80869674458pt 46.63292618409pt)" svg:viewBox="0 0 18 18" svg:d="M0 5.0736L4.81765 18.1382C4.81765 18.1382 6.94931 17.1549 8.33814 16.6795C9.71148 16.1466 11.3646 16.4892 11.3646 16.4892C11.3646 16.4892 13.6092 15.2152 14.6998 14.777C15.9313 14.3538 18.1587 14.3329 18.1587 14.3329L13.341 0C13.341 0 11.4725 0.206227 9.94404 0.760984C8.78745 1.22877 7.04113 2.91729 7.04113 2.91729C6.17645 2.85385 4.69408 2.66369 3.2118 3.17098C1.79114 3.74172 0.555907 4.43942 0 5.0736Z" koffice:nodeTypes="ccccccccccc"/>
                <draw:path draw:style-name="gr24" draw:id="shape116" draw:name="path742" draw:layer="g1744" svg:width="4.37149900800pt" svg:height="13.05680480229pt" draw:transform="matrix(0.14317081403 0.00000000000 0.00000000000 0.13954073109 79.83987021558pt 47.03845387516pt)" svg:viewBox="0 0 4 13" svg:d="M0 0L4.3715 13.0568" koffice:nodeTypes="cc"/>
                <draw:path draw:style-name="gr24" draw:id="shape117" draw:name="path743" draw:layer="g1744" svg:width="6.65102142263pt" svg:height="1.92607294552pt" draw:transform="matrix(0.14317081403 0.00000000000 0.00000000000 0.13954073109 78.91724312895pt 47.18774475392pt)" svg:viewBox="0 0 7 2" svg:d="M0 1.92607C1.60117 0.562081 4.37244 -0.243798 6.65102 0.0661493" koffice:nodeTypes="cc"/>
                <draw:path draw:style-name="gr24" draw:id="shape118" draw:name="path745" draw:layer="g1744" svg:width="6.65102142263pt" svg:height="1.92607294552pt" draw:transform="matrix(0.14317081403 0.00000000000 0.00000000000 0.13954073109 78.98960738520pt 47.40814096623pt)" svg:viewBox="0 0 7 2" svg:d="M0 1.92607C1.60117 0.562081 4.37244 -0.243798 6.65102 0.0661493" koffice:nodeTypes="cc"/>
                <draw:path draw:style-name="gr24" draw:id="shape119" draw:name="path746" draw:layer="g1744" svg:width="6.65102142263pt" svg:height="1.92607294552pt" draw:transform="matrix(0.14317081403 0.00000000000 0.00000000000 0.13954073109 79.06041394298pt 47.64982551248pt)" svg:viewBox="0 0 7 2" svg:d="M0 1.92607C1.60117 0.562081 4.37244 -0.243798 6.65102 0.0661493" koffice:nodeTypes="cc"/>
                <draw:path draw:style-name="gr24" draw:id="shape120" draw:name="path747" draw:layer="g1744" svg:width="6.65102142263pt" svg:height="1.92607294552pt" draw:transform="matrix(0.14317081403 0.00000000000 0.00000000000 0.13954073109 79.13433589769pt 47.90183607283pt)" svg:viewBox="0 0 7 2" svg:d="M0 1.92607C1.60117 0.562081 4.37244 -0.243798 6.65102 0.0661493" koffice:nodeTypes="cc"/>
                <draw:path draw:style-name="gr24" draw:id="shape121" draw:name="path748" draw:layer="g1744" svg:width="6.65102142263pt" svg:height="1.92607294552pt" draw:transform="matrix(0.14317081403 0.00000000000 0.00000000000 0.13954073109 79.27001601473pt 48.15749701870pt)" svg:viewBox="0 0 7 2" svg:d="M0 1.92607C1.60117 0.562081 4.37244 -0.243798 6.65102 0.0661493" koffice:nodeTypes="cc"/>
                <draw:path draw:style-name="gr24" draw:id="shape122" draw:name="path749" draw:layer="g1744" svg:width="6.65102142263pt" svg:height="1.92607294552pt" draw:transform="matrix(0.14317081403 0.00000000000 0.00000000000 0.13954073109 79.33333187553pt 48.40435015362pt)" svg:viewBox="0 0 7 2" svg:d="M0 1.92607C1.60117 0.562081 4.37244 -0.243798 6.65102 0.0661493" koffice:nodeTypes="cc"/>
                <draw:path draw:style-name="gr24" draw:id="shape123" draw:name="path750" draw:layer="g1744" svg:width="6.65102142263pt" svg:height="1.92607294552pt" draw:transform="matrix(0.14317081403 0.00000000000 0.00000000000 0.13954073109 79.44186680623pt 48.64238431434pt)" svg:viewBox="0 0 7 2" svg:d="M0 1.92607C1.60117 0.562081 4.37244 -0.243798 6.65102 0.0661493" koffice:nodeTypes="cc"/>
                <draw:path draw:style-name="gr24" draw:id="shape124" draw:name="path751" draw:layer="g1744" svg:width="6.63668975040pt" svg:height="2.40200112000pt" draw:transform="matrix(0.14317081403 0.00000000000 0.00000000000 0.13954073109 79.91831636800pt 46.82456584254pt)" svg:viewBox="0 0 7 2" svg:d="M0 2.402C1.51145 0.968889 4.15598 0.00615622 6.63669 0" koffice:nodeTypes="cc"/>
                <draw:path draw:style-name="gr24" draw:id="shape125" draw:name="path752" draw:layer="g1744" svg:width="6.63668975040pt" svg:height="2.40200112000pt" draw:transform="matrix(0.14317081403 0.00000000000 0.00000000000 0.13954073109 79.98163222880pt 47.10667254777pt)" svg:viewBox="0 0 7 2" svg:d="M0 2.402C1.51145 0.968889 4.15598 0.00608464 6.63669 0" koffice:nodeTypes="cc"/>
                <draw:path draw:style-name="gr24" draw:id="shape126" draw:name="path753" draw:layer="g1744" svg:width="6.63668975040pt" svg:height="2.40200112000pt" draw:transform="matrix(0.14317081403 0.00000000000 0.00000000000 0.13954073109 80.04494808960pt 47.30063416398pt)" svg:viewBox="0 0 7 2" svg:d="M0 2.402C1.51145 0.968889 4.15598 0.00615622 6.63669 0" koffice:nodeTypes="cc"/>
                <draw:path draw:style-name="gr24" draw:id="shape127" draw:name="path754" draw:layer="g1744" svg:width="6.63668975040pt" svg:height="2.40200112000pt" draw:transform="matrix(0.14317081403 0.00000000000 0.00000000000 0.13954073109 80.16254286941pt 47.55628394660pt)" svg:viewBox="0 0 7 2" svg:d="M0 2.402C1.51145 0.968889 4.15598 0.00615622 6.63669 0" koffice:nodeTypes="cc"/>
                <draw:path draw:style-name="gr24" draw:id="shape128" draw:name="path755" draw:layer="g1744" svg:width="6.63668975040pt" svg:height="2.40200112000pt" draw:transform="matrix(0.14317081403 0.00000000000 0.00000000000 0.13954073109 80.21681033476pt 47.81195605573pt)" svg:viewBox="0 0 7 2" svg:d="M0 2.402C1.51145 0.968889 4.15598 0.00608464 6.63669 0" koffice:nodeTypes="cc"/>
                <draw:path draw:style-name="gr24" draw:id="shape129" draw:name="path756" draw:layer="g1744" svg:width="6.63668975040pt" svg:height="2.40200112000pt" draw:transform="matrix(0.14317081403 0.00000000000 0.00000000000 0.13954073109 80.33440511458pt 48.03235226804pt)" svg:viewBox="0 0 7 2" svg:d="M0 2.402C1.51145 0.968889 4.15598 0.00615622 6.63669 0" koffice:nodeTypes="cc"/>
                <draw:path draw:style-name="gr24" draw:id="shape130" draw:name="path757" draw:layer="g1744" svg:width="6.63668975040pt" svg:height="2.40200112000pt" draw:transform="matrix(0.14317081403 0.00000000000 0.00000000000 0.13954073109 80.42485470805pt 48.27038642876pt)" svg:viewBox="0 0 7 2" svg:d="M0 2.402C1.51145 0.968889 4.15598 0.00608464 6.63669 0" koffice:nodeTypes="cc"/>
                <draw:path draw:style-name="gr6" draw:id="shape131" draw:name="path759" draw:layer="g1744" svg:width="18.15868537768pt" svg:height="18.13822434667pt" draw:transform="matrix(0.14317081403 0.00000000000 0.00000000000 0.13954073109 78.80869674458pt 46.63292618409pt)" svg:viewBox="0 0 18 18" svg:d="M0 5.0736L4.81765 18.1382C4.81765 18.1382 6.94931 17.1549 8.33814 16.6795C9.71148 16.1466 11.3646 16.4892 11.3646 16.4892C11.3646 16.4892 13.6092 15.2152 14.6998 14.777C15.9313 14.3538 18.1587 14.3329 18.1587 14.3329L13.341 0C13.341 0 11.4725 0.206227 9.94404 0.760984C8.78745 1.22877 7.04113 2.91729 7.04113 2.91729C6.17645 2.85385 4.69408 2.66369 3.2118 3.17098C1.79114 3.74172 0.555907 4.43942 0 5.0736Z" koffice:nodeTypes="ccccccccccc"/>
              </draw:g>
            </draw:g>
            <draw:g draw:style-name="gr1" draw:id="shape132" draw:name="g939" svg:y="5.97365189466pt">
              <draw:path draw:style-name="gr25" draw:id="shape133" draw:name="path758" draw:layer="g1744" svg:width="97.23053681485pt" svg:height="116.80723952172pt" draw:transform="matrix(0.14317081403 0.00000000000 0.00000000000 0.13954073109 77.52449772302pt 43.92891147868pt)" svg:viewBox="0 0 97 117" svg:d="M0 114.77C0.677524 114.43 7.79196 110.016 11.5187 106.62C15.2452 103.225 18.6331 98.8107 22.6984 94.736C26.7638 90.6614 28.7965 91.68 30.8292 86.9261C32.8619 82.1724 31.8456 80.22 31.8455 75.4663C33.2429 75.5087 33.7935 76.9731 34.5875 78.6389C34.9845 79.4719 36.7302 72.9357 36.6904 74.8548C36.6417 76.9946 36.5884 81.9178 36.7578 81.6631C37.4354 80.6444 40.3151 74.0231 40.3151 74.0231C40.3151 74.0231 38.96 83.1911 39.2988 82.1724C39.6375 81.1538 43.0253 76.4 43.0253 76.4L43.0253 82.1724C43.0253 82.1724 45.4815 78.0978 46.0745 75.0417C46.752 74.7021 48.1071 79.1164 48.7847 78.0978C49.4622 77.0792 50.1397 70.9671 51.1561 71.6461C52.1725 72.3253 52.8501 75.3813 52.8501 75.3813C52.8501 75.3813 52.1725 55.6871 53.1888 56.0267C54.2052 56.3663 56.5766 57.0453 56.5766 57.0453L56.5766 49.5752C56.5766 49.5752 59.2869 58.4035 59.6257 59.4221C59.9645 60.4408 59.2869 52.2916 58.6093 50.2542C57.9317 48.2169 57.2541 44.1422 57.2541 44.1422C57.2541 44.1422 60.7413 49.232 61.3402 50.2542C61.3402 49.2356 58.6093 40.407 57.9317 40.407C57.2541 40.407 54.2052 44.1422 54.8827 43.8027C55.5603 43.4631 57.2541 35.993 58.2705 35.993C59.2869 35.993 61.3025 41.3916 60.9433 40.7915L58.9481 29.2018L61.6583 34.2951C61.6583 34.2951 62.3359 31.2391 61.6583 29.5413C60.9808 27.8436 60.642 25.1271 60.642 25.1271C60.642 25.1271 62.6747 27.8436 62.3359 27.1644C61.9971 26.4853 62.3359 21.0525 62.3359 21.0525C62.3359 21.0525 63.7697 24.2285 64.1085 24.9076C64.4473 25.5867 65.7238 27.504 65.7238 27.504L65.7238 25.1271L67.4964 26.6431C67.4964 26.6431 63.6911 18.336 61.9971 17.9964C60.3032 17.6569 57.9317 20.7129 57.9317 20.7129C57.9317 20.7129 60.9808 15.28 61.9971 15.28C63.0134 15.28 63.3522 15.28 63.3522 15.28L62.3359 9.50757C62.3359 9.50757 69.1116 19.0151 68.7728 17.6569C68.434 16.2987 65.7238 9.84719 65.385 7.47025C65.0462 5.09332 64.0299 1.01867 64.0299 1.01867C64.0299 1.01867 66.4014 4.41415 67.0789 5.43286C67.7565 6.45159 69.7892 10.5262 69.7892 9.84714C69.7892 9.16803 69.4504 1.35822 69.4504 1.35822L72.8382 8.82847L75.8872 0L77.5811 8.48892C77.5811 8.48892 78.9362 4.41421 79.275 2.71643C79.6138 1.01867 80.6302 1.01867 80.6302 1.01867C80.6302 1.01867 80.2914 8.14936 80.2914 8.82847C80.2914 9.50757 79.6138 13.2426 79.6138 13.2426C79.6138 13.2426 82.6629 6.79108 83.3405 5.43286C84.018 4.07465 86.7283 3.056 86.7283 3.056C86.7283 3.056 85.3731 6.11204 85.0343 7.1307C84.6956 8.14936 80.9689 15.9591 81.6466 15.9591C82.3241 15.9591 85.0344 11.8844 86.7283 11.8844C88.4222 11.8844 91.4712 16.2987 90.7936 16.6382C90.1161 16.9778 87.4059 15.28 86.3895 15.28C85.3731 15.28 77.2423 24.448 78.5974 24.1084C79.9526 23.7689 84.6955 18.5906 84.6955 18.5906C84.6955 18.5906 83.0017 22.7502 83.6792 22.4107C84.3568 22.0712 89.4385 19.0151 89.4385 19.0151C89.4385 19.0151 81.9854 25.8062 83.0017 25.8062C84.018 25.8062 88.0834 23.7689 88.0834 23.7689L83.0017 30.2204C83.0017 30.2204 87.1948 27.4191 88.5916 27.4191C90.0314 27.4191 92.8263 28.5227 92.8263 28.5227C92.8263 28.5227 87.7447 28.8622 87.0671 29.2018C86.3895 29.5413 81.3077 37.0116 82.6629 36.3324C84.018 35.6534 86.7283 32.5972 86.7283 32.5972L85.0343 37.0116L92.1487 32.5972L82.3241 43.1235C82.3241 43.1235 89.0998 37.6906 90.1161 38.0302C91.1324 38.3698 95.8754 43.8027 95.8754 43.8027C95.8754 43.8027 89.7773 40.7466 89.0997 40.7466C88.4222 40.7466 79.275 52.631 80.6302 51.952C81.9854 51.2728 86.7283 48.5564 88.0834 48.5564C89.4385 48.5564 91.81 54.6684 91.1324 54.6684C90.4549 54.6684 87.4059 52.9706 86.7283 52.9706C86.0507 52.9706 78.2586 57.7244 78.2586 57.7244C78.2586 57.7244 84.018 56.7057 85.7119 56.3663C87.4059 56.0267 90.7936 56.3663 92.1487 55.6871C93.5039 55.008 97.2305 53.6498 97.2305 53.6498C97.2305 53.6498 93.3345 56.1964 91.3018 57.8943C89.2692 59.5919 85.7119 60.1013 85.7119 60.1013L92.1487 60.7803C92.1487 60.7803 83.3404 63.5817 81.1383 64.4306C79.1529 65.3063 77.6985 66.1104 76.3192 66.8307C77.3355 66.8307 82.3242 66.5528 83.6792 66.5528C85.0343 66.5528 91.4712 67.5715 91.4712 67.5715C91.4712 67.5715 83.0017 68.9297 81.9854 68.9297C80.9689 68.9297 79.6138 69.9485 79.6138 69.9485L88.761 70.9671L82.6629 71.9857C82.6629 71.9857 87.0671 73.5986 88.0834 73.9382C89.0997 74.2778 92.1487 76.4 92.1487 76.4C92.1487 76.4 84.3568 74.7021 82.6629 74.7021C80.9689 74.7021 78.3434 75.1266 78.3434 75.1266C78.3434 75.1266 81.3077 75.2964 82.8324 76.1452C84.018 76.6546 84.3568 77.4187 84.3568 77.4187L79.9526 77.0792C79.9526 77.0792 83.0017 79.456 84.018 79.7956C85.0343 80.1351 86.0507 81.1538 86.0507 81.1538L79.275 80.4746L85.0343 84.8889C85.0343 84.8889 78.9362 83.5307 77.9199 83.5307C76.9035 83.5307 76.9035 83.5307 76.9035 83.5307C76.9035 83.5307 79.9526 85.9075 80.6302 86.9261C81.3077 87.9449 81.9854 89.3031 81.9854 89.3031C81.9854 89.3031 79.275 88.6239 77.9199 87.9449C76.5648 87.2657 74.1933 86.9261 74.1933 86.9261L77.2423 90.3218L72.1606 89.3031L74.8709 93.3778L69.7892 91.68C69.7892 91.68 72.1606 93.0382 72.1606 94.0569C72.1606 95.0755 71.1442 99.8293 70.4667 99.1502C69.7892 98.4711 69.4504 95.7546 68.7728 94.736C68.0953 93.7173 67.0789 93.0382 67.0789 93.0382C67.0789 93.0382 65.1309 92.1043 63.6064 92.0196C63.9452 92.6987 67.5871 95.0754 68.0952 95.8395L61.6583 95.0755C61.6583 95.0755 67.7565 98.1315 66.7402 98.1315C65.7238 98.1315 33.2007 95.415 31.168 95.415C29.1353 95.415 19.3106 106.96 17.2779 107.979C15.2452 108.997 10.5023 114.77 8.46957 115.109C6.43684 115.449 3.72658 116.807 3.72658 116.807Z" koffice:nodeTypes="ccccccccccccccccccccccccccccccccccccccccccccccccccccccccccccccccccccccccccccccccccccccccccccccccccccccccccccccccccccccccccccccccccccc"/>
              <draw:path draw:style-name="gr26" draw:id="shape134" draw:name="path764" draw:layer="g1744" svg:width="5.04753504000pt" svg:height="7.79335200000pt" draw:transform="matrix(0.14317081403 0.00000000000 0.00000000000 0.13954073109 82.03086208988pt 55.26381064666pt)" svg:viewBox="0 0 5 8" svg:d="M0 7.79335C0 7.79335 3.95027 3.30621 4.38921 2.12545C4.82814 0.944598 5.04754 0 5.04754 0" koffice:nodeTypes="ccc"/>
              <draw:path draw:style-name="gr26" draw:id="shape135" draw:name="path765" draw:layer="g1744" svg:width="5.63097562560pt" svg:height="8.97506764880pt" draw:transform="matrix(0.14317081403 0.00000000000 0.00000000000 0.13954073109 82.33917184765pt 55.28337983879pt)" svg:viewBox="0 0 6 9" svg:d="M0 8.97507C3.47692 6.44072 5.63098 0 5.63098 0" koffice:nodeTypes="cc"/>
              <draw:path draw:style-name="gr26" draw:id="shape136" draw:name="path767" draw:layer="g1744" svg:width="3.43401523413pt" svg:height="5.55189442667pt" draw:transform="matrix(0.14317081403 0.00000000000 0.00000000000 0.13954073109 83.22984320859pt 55.32652583284pt)" svg:viewBox="0 0 3 6" svg:d="M0 5.55189C1.79194 4.40111 3.43402 0 3.43402 0" koffice:nodeTypes="cc"/>
              <draw:path draw:style-name="gr26" draw:id="shape137" draw:name="path768" draw:layer="g1744" svg:width="6.95627265941pt" svg:height="13.81065851077pt" draw:transform="matrix(0.14317081403 0.00000000000 0.00000000000 0.13954073109 83.36687485811pt 54.62942499335pt)" svg:viewBox="0 0 7 14" svg:d="M0 13.8107C7.08489 9.00162 6.95611 0 6.95611 0" koffice:nodeTypes="cc"/>
              <draw:path draw:style-name="gr26" draw:id="shape138" draw:name="path769" draw:layer="g1744" svg:width="6.70094214272pt" svg:height="17.18247947333pt" draw:transform="matrix(0.14317081403 0.00000000000 0.00000000000 0.13954073109 83.94923646128pt 54.07851818701pt)" svg:viewBox="0 0 7 17" svg:d="M0 17.1825C6.82726 10.0523 6.70078 0 6.70078 0" koffice:nodeTypes="cc"/>
              <draw:path draw:style-name="gr26" draw:id="shape139" draw:name="path770" draw:layer="g1744" svg:width="5.04753504000pt" svg:height="18.85761907733pt" draw:transform="matrix(0.14317081403 0.00000000000 0.00000000000 0.13954073109 84.25754621905pt 54.09521842171pt)" svg:viewBox="0 0 5 19" svg:d="M0 18.8576C5.04754 15.7964 5.04754 1.95923 5.04754 0.979575C5.04754 0 5.04754 0 5.04754 0" koffice:nodeTypes="ccc"/>
              <draw:path draw:style-name="gr26" draw:id="shape140" draw:name="path771" draw:layer="g1744" svg:width="2.10391726080pt" svg:height="13.75644855257pt" draw:transform="matrix(0.14317081403 0.00000000000 0.00000000000 0.13954073109 85.18247549237pt 53.51093347250pt)" svg:viewBox="0 0 2 14" svg:d="M2.10392 13.7564C2.00376 5.9295 0 0 0 0" koffice:nodeTypes="cc"/>
              <draw:path draw:style-name="gr26" draw:id="shape141" draw:name="path772" draw:layer="g1744" svg:width="3.25061531158pt" svg:height="14.43598398560pt" draw:transform="matrix(0.14317081403 0.00000000000 0.00000000000 0.13954073109 85.35375360061pt 52.99340480903pt)" svg:viewBox="0 0 3 14" svg:d="M3.23788 14.436C3.48695 5.63356 0 0 0 0" koffice:nodeTypes="cc"/>
              <draw:path draw:style-name="gr26" draw:id="shape142" draw:name="path773" draw:layer="g1744" svg:width="2.85602202758pt" svg:height="22.26595897527pt" draw:transform="matrix(0.14317081403 0.00000000000 0.00000000000 0.13954073109 85.55930107490pt 51.87491328818pt)" svg:viewBox="0 0 3 22" svg:d="M2.3346 22.266C4.31895 1.80529 0 0 0 0" koffice:nodeTypes="cc"/>
              <draw:path draw:style-name="gr26" draw:id="shape143" draw:name="path774" draw:layer="g1744" svg:width="1.63664627540pt" svg:height="11.45495374800pt" draw:transform="matrix(0.14317081403 0.00000000000 0.00000000000 0.13954073109 86.07314685330pt 52.12531633930pt)" svg:viewBox="0 0 2 11" svg:d="M1.51512 11.455C2.16448 3.0391 0 0 0 0" koffice:nodeTypes="cc"/>
              <draw:path draw:style-name="gr26" draw:id="shape144" draw:name="path775" draw:layer="g1744" svg:width="3.22543357244pt" svg:height="14.20192747733pt" draw:transform="matrix(0.14317081403 0.00000000000 0.00000000000 0.13954073109 86.27868287393pt 50.92335713474pt)" svg:viewBox="0 0 3 14" svg:d="M3.10122 14.2019C3.96964 8.03221 0 0 0 0" koffice:nodeTypes="cc"/>
              <draw:path draw:style-name="gr26" draw:id="shape145" draw:name="path776" draw:layer="g1744" svg:width="14.43563082080pt" svg:height="6.30221219730pt" draw:transform="matrix(0.14317081403 0.00000000000 0.00000000000 0.13954073109 86.75828219361pt 53.58574574441pt)" svg:viewBox="0 0 14 6" svg:d="M0 6.30221C13.6141 -2.552 14.4356 0.512936 14.4356 0.512936" koffice:nodeTypes="cc"/>
              <draw:path draw:style-name="gr26" draw:id="shape146" draw:name="path777" draw:layer="g1744" svg:width="18.13019457778pt" svg:height="8.86003251869pt" draw:transform="matrix(0.14317081403 0.00000000000 0.00000000000 0.13954073109 86.26155964457pt 54.33941427069pt)" svg:viewBox="0 0 18 9" svg:d="M0 8.86003C15.3687 -2.47116 18.1302 0.298626 18.1302 0.298626" koffice:nodeTypes="cc"/>
              <draw:path draw:style-name="gr26" draw:id="shape147" draw:name="path778" draw:layer="g1744" svg:width="10.83979897193pt" svg:height="1.84244627598pt" draw:transform="matrix(0.14317081403 0.00000000000 0.00000000000 0.13954073109 87.42628285089pt 54.97422389966pt)" svg:viewBox="0 0 11 2" svg:d="M0 0.218597C11.3348 -0.755666 10.8365 1.84245 10.8365 1.84245" koffice:nodeTypes="cc"/>
              <draw:path draw:style-name="gr26" draw:id="shape148" draw:name="path779" draw:layer="g1744" svg:width="8.24409570418pt" svg:height="2.01246418011pt" draw:transform="matrix(0.14317081403 0.00000000000 0.00000000000 0.13954073109 86.89530238947pt 55.75176995646pt)" svg:viewBox="0 0 8 2" svg:d="M0 0.0923514C8.2441 -0.50767 8.2441 2.01246 8.2441 2.01246" koffice:nodeTypes="cc"/>
              <draw:path draw:style-name="gr26" draw:id="shape149" draw:name="path785" draw:layer="g1744" svg:width="12.13833205908pt" svg:height="13.08056443446pt" draw:transform="matrix(0.14317081403 0.00000000000 0.00000000000 0.13954073109 87.46054076327pt 49.98849005273pt)" svg:viewBox="0 0 12 13" svg:d="M0 13.0806C10.173 0.719982 12.1383 0 12.1383 0" koffice:nodeTypes="cc"/>
              <draw:path draw:style-name="gr26" draw:id="shape150" draw:name="path788" draw:layer="g1744" svg:width="11.68985034067pt" svg:height="8.27268488000pt" draw:transform="matrix(0.14317081403 0.00000000000 0.00000000000 0.13954073109 87.40915962153pt 51.09029250215pt)" svg:viewBox="0 0 12 8" svg:d="M0 8.27268C10.509 0.973295 11.6899 0 11.6899 0" koffice:nodeTypes="cc"/>
              <draw:path draw:style-name="gr26" draw:id="shape151" draw:name="path789" draw:layer="g1744" svg:width="11.25362533527pt" svg:height="8.27252217680pt" draw:transform="matrix(0.14317081403 0.00000000000 0.00000000000 0.13954073109 87.25500474265pt 51.90830259431pt)" svg:viewBox="0 0 11 8" svg:d="M0 8.27252C7.86545 0.364941 11.2536 0 11.2536 0" koffice:nodeTypes="cc"/>
              <draw:path draw:style-name="gr26" draw:id="shape152" draw:name="path790" draw:layer="g1744" svg:width="19.04402547368pt" svg:height="8.58402223260pt" draw:transform="matrix(0.14317081403 0.00000000000 0.00000000000 0.13954073109 87.25500474265pt 52.28443306737pt)" svg:viewBox="0 0 19 9" svg:d="M0 8.58402C13.4146 -1.93141 19.044 0.171681 19.044 0.171681" koffice:nodeTypes="cc"/>
              <draw:path draw:style-name="gr26" draw:id="shape153" draw:name="path791" draw:layer="g1744" svg:width="11.01280372364pt" svg:height="5.54177075328pt" draw:transform="matrix(0.14317081403 0.00000000000 0.00000000000 0.13954073109 86.98095289726pt 53.22712995198pt)" svg:viewBox="0 0 11 6" svg:d="M0 5.54177C7.06251 0.629649 9.57637 0.629733 11.0128 0" koffice:nodeTypes="cc"/>
              <draw:path draw:style-name="gr26" draw:id="shape154" draw:name="path792" draw:layer="g1744" svg:width="4.13634244000pt" svg:height="18.13018654889pt" draw:transform="matrix(0.14317081403 0.00000000000 0.00000000000 0.13954073109 87.47767544630pt 45.31415575905pt)" svg:viewBox="0 0 4 18" svg:d="M4.13634 18.1302C1.58148 5.28297 0 0 0 0" koffice:nodeTypes="cc"/>
              <draw:path draw:style-name="gr26" draw:id="shape155" draw:name="path793" draw:layer="g1744" svg:width="3.76493247148pt" svg:height="19.01365441752pt" draw:transform="matrix(0.14317081403 0.00000000000 0.00000000000 0.13954073109 87.90588217057pt 45.14721592633pt)" svg:viewBox="0 0 4 19" svg:d="M0 0C2.94843 3.96605 3.88658 11.1981 3.75259 12.3646C3.61861 13.5313 2.01028 19.0137 2.01028 19.0137" koffice:nodeTypes="ccc"/>
              <draw:path draw:style-name="gr26" draw:id="shape156" draw:name="path794" draw:layer="g1744" svg:width="0.25663216354pt" svg:height="8.76642450670pt" draw:transform="matrix(0.14317081403 0.00000000000 0.00000000000 0.13954073109 88.46709620949pt 44.79664384047pt)" svg:viewBox="0 0 0 9" svg:d="M0.0748276 0C-0.167606 7.01316 0.256632 8.76642 0.256632 8.76642" koffice:nodeTypes="cc"/>
              <draw:path draw:style-name="gr26" draw:id="shape157" draw:name="path795" draw:layer="g1744" svg:width="3.22030203040pt" svg:height="9.42876654981pt" draw:transform="matrix(0.14317081403 0.00000000000 0.00000000000 0.13954073109 88.45398586135pt 45.63134077142pt)" svg:viewBox="0 0 3 9" svg:d="M0 9.42877C1.5028 6.36753 3.2203 0 3.2203 0" koffice:nodeTypes="cc"/>
              <draw:path draw:style-name="gr26" draw:id="shape158" draw:name="path796" draw:layer="g1744" svg:width="8.03123042000pt" svg:height="20.68187897192pt" draw:transform="matrix(0.14317081403 0.00000000000 0.00000000000 0.13954073109 88.04290236644pt 46.11546673283pt)" svg:viewBox="0 0 8 21" svg:d="M8.03123 0C5.3941 7.17785 0.239747 19.2219 0.119913 19.9518C0 20.6819 0 20.6819 0 20.6819" koffice:nodeTypes="ccc"/>
              <draw:path draw:style-name="gr26" draw:id="shape159" draw:name="path798" draw:layer="g1744" svg:width="10.58557015040pt" svg:height="17.65306799867pt" draw:transform="matrix(0.14317081403 0.00000000000 0.00000000000 0.13954073109 87.94014008296pt 47.45099209255pt)" svg:viewBox="0 0 11 18" svg:d="M0 17.6531C8.00069 2.01414 10.5856 0 10.5856 0" koffice:nodeTypes="cc"/>
              <draw:path draw:style-name="gr26" draw:id="shape160" draw:name="path799" draw:layer="g1744" svg:width="10.34089677600pt" svg:height="15.58652634050pt" draw:transform="matrix(0.14317081403 0.00000000000 0.00000000000 0.13954073109 87.99152122470pt 48.06866634790pt)" svg:viewBox="0 0 10 16" svg:d="M0 15.5865C9.12431 2.95206 10.3409 0 10.3409 0" koffice:nodeTypes="cc"/>
              <draw:path draw:style-name="gr26" draw:id="shape161" draw:name="path800" draw:layer="g1744" svg:width="13.99476049029pt" svg:height="14.20210262400pt" draw:transform="matrix(0.14317081403 0.00000000000 0.00000000000 0.13954073109 87.76885052105pt 49.03692273603pt)" svg:viewBox="0 0 14 14" svg:d="M0 14.2021C10.1671 1.28052 13.9948 0 13.9948 0" koffice:nodeTypes="cc"/>
              <draw:path draw:style-name="gr26" draw:id="shape162" draw:name="path801" draw:layer="g1744" svg:width="5.49601275840pt" svg:height="18.13019457778pt" draw:transform="matrix(0.14317081403 0.00000000000 0.00000000000 0.13954073109 86.21017850283pt 49.55444023624pt)" svg:viewBox="0 0 5 18" svg:d="M5.49601 18.1302C4.35096 6.36352 0 0 0 0" koffice:nodeTypes="cc"/>
              <draw:path draw:style-name="gr26" draw:id="shape163" draw:name="path802" draw:layer="g1744" svg:width="5.49601275840pt" svg:height="18.13027486667pt" draw:transform="matrix(0.14317081403 0.00000000000 0.00000000000 0.13954073109 86.33007546933pt 48.70304083794pt)" svg:viewBox="0 0 5 18" svg:d="M0 0C4.80898 8.16468 5.49601 18.1303 5.49601 18.1303" koffice:nodeTypes="cc"/>
              <draw:path draw:style-name="gr26" draw:id="shape164" draw:name="path803" draw:layer="g1744" svg:width="6.51720845595pt" svg:height="20.39833243429pt" draw:transform="matrix(0.14317081403 0.00000000000 0.00000000000 0.13954073109 86.43283775281pt 47.68470607223pt)" svg:viewBox="0 0 7 20" svg:d="M0 0C8.10456 12.852 6.35898 20.3983 6.35898 20.3983" koffice:nodeTypes="cc"/>
              <draw:path draw:style-name="gr26" draw:id="shape165" draw:name="path804" draw:layer="g1744" svg:width="4.41225030462pt" svg:height="24.09351090933pt" draw:transform="matrix(0.14317081403 0.00000000000 0.00000000000 0.13954073109 86.91243707249pt 47.75148468450pt)" svg:viewBox="0 0 4 24" svg:d="M0 0C6.63065 13.7849 3.82106 24.0935 3.82106 24.0935" koffice:nodeTypes="cc"/>
              <draw:path draw:style-name="gr26" draw:id="shape166" draw:name="path805" draw:layer="g1744" svg:width="3.44398269387pt" svg:height="15.14872684480pt" draw:transform="matrix(0.14317081403 0.00000000000 0.00000000000 0.13954073109 87.22073537660pt 47.66800583754pt)" svg:viewBox="0 0 3 15" svg:d="M0 0C3.66334 10.3396 3.44139 15.1487 3.44139 15.1487" koffice:nodeTypes="cc"/>
              <draw:path draw:style-name="gr26" draw:id="shape167" draw:name="path806" draw:layer="g1744" svg:width="9.89753116680pt" svg:height="17.70127472028pt" draw:transform="matrix(0.14317081403 0.00000000000 0.00000000000 0.13954073109 86.55273471932pt 46.03200128178pt)" svg:viewBox="0 0 10 18" svg:d="M0 0C12.295 11.4753 9.66042 17.7013 9.66042 17.7013" koffice:nodeTypes="cc"/>
              <draw:path draw:style-name="gr26" draw:id="shape168" draw:name="path807" draw:layer="g1744" svg:width="4.13351414912pt" svg:height="13.32178701600pt" draw:transform="matrix(0.14317081403 0.00000000000 0.00000000000 0.13954073109 86.14166267806pt 53.27720832955pt)" svg:viewBox="0 0 4 13" svg:d="M0 11.3841C3.69839 1.57441 4.13351 0 4.13351 0L4.13351 0C4.13351 0 3.26327 5.57098 3.15453 7.26646C3.04571 8.96195 1.6316 13.3218 1.6316 13.3218" koffice:nodeTypes="ccccc"/>
              <draw:path draw:style-name="gr26" draw:id="shape169" draw:name="path808" draw:layer="g1744" svg:width="16.50166653176pt" svg:height="4.22380772147pt" draw:transform="matrix(0.14317081403 0.00000000000 0.00000000000 0.13954073109 84.95980478872pt 56.04245047244pt)" svg:viewBox="0 0 17 4" svg:d="M0 0.289845C8.01507 -1.30835 16.5017 4.22381 16.5017 4.22381" koffice:nodeTypes="cc"/>
              <draw:path draw:style-name="gr26" draw:id="shape170" draw:name="path809" draw:layer="g1744" svg:width="13.32178701600pt" svg:height="1.83200425280pt" draw:transform="matrix(0.14317081403 0.00000000000 0.00000000000 0.13954073109 84.80564990983pt 56.46576985122pt)" svg:viewBox="0 0 13 2" svg:d="M0 0C8.59865 0.68703 13.3218 1.832 13.3218 1.832" koffice:nodeTypes="cc"/>
              <draw:path draw:style-name="gr26" draw:id="shape171" draw:name="path810" draw:layer="g1744" svg:width="17.94641777882pt" svg:height="5.79662979200pt" draw:transform="matrix(0.14317081403 0.00000000000 0.00000000000 0.13954073109 85.30237245887pt 55.58098114679pt)" svg:viewBox="0 0 18 6" svg:d="M0 0C4.54811 0.257638 17.9464 5.79663 17.9464 5.79663" koffice:nodeTypes="cc"/>
              <draw:path draw:style-name="gr27" draw:id="shape172" draw:name="path938" draw:layer="g1744" svg:width="1.18811455541pt" svg:height="6.87432916206pt" draw:transform="matrix(0.14317081403 0.00000000000 0.00000000000 0.13954073109 82.32071999314pt 54.78875818174pt)" svg:viewBox="0 0 1 7" svg:d="M1.17364 0C1.17364 0 1.30399 3.01806 0.782405 4.69464C0.260761 6.37131 0 6.87433 0 6.87433" koffice:nodeTypes="ccc"/>
            </draw:g>
            <draw:g draw:style-name="gr1" draw:id="shape173" draw:name="g1059" svg:y="6.14264149568pt">
              <draw:path draw:style-name="gr28" draw:id="shape174" draw:name="path878" draw:layer="g1744" svg:width="92.48301632153pt" svg:height="115.99247212166pt" draw:transform="matrix(0.14317081403 0.00000000000 0.00000000000 0.13954073109 68.87288243402pt 44.04856598110pt)" svg:viewBox="0 0 92 116" svg:d="M89.6958 115.992C78.5522 110.341 66.7096 94.6817 64.1046 94.0073C61.4997 93.333 34.4594 98.0506 34.7128 97.2924C34.9662 96.5345 35.473 92.491 36.7399 90.4694C38.0067 88.4477 41.3006 86.4261 40.7939 86.4261C40.2871 86.4261 33.446 86.6788 33.446 86.6788C33.446 86.6788 30.4054 90.4694 29.1385 90.9748C27.8716 91.4802 22.2973 91.9856 21.0304 92.7438C19.7635 93.5019 17.4831 95.7762 17.4831 95.7762C17.4831 95.7762 16.9763 92.9965 16.9763 92.2383C16.9763 91.4802 17.9898 89.964 17.9898 89.964C17.9898 89.964 11.6554 90.2167 12.4156 89.964C13.1757 89.7113 13.429 87.9423 14.4426 86.6788C15.456 85.4152 16.7229 83.8989 18.4966 83.3936C20.2702 82.8881 22.0439 82.3827 22.0439 82.3827L19.0034 80.8665C19.0034 80.8665 22.0439 79.3502 22.804 79.3502C23.5642 79.3502 26.6047 78.5922 26.6047 78.5922C26.6047 78.5922 24.3243 76.0651 24.3243 75.0542C24.3243 74.0433 22.0439 78.8448 20.2702 79.3502C18.4966 79.8557 14.9493 80.3611 13.1757 80.3611C11.402 80.3611 8.86824 83.1409 8.86824 83.1409C8.86824 83.1409 8.1081 80.3611 8.36148 79.3502C8.61487 78.3394 9.62837 77.8339 9.62837 77.8339L6.84121 78.0867C6.84121 78.0867 7.60134 74.296 7.85472 73.7907C8.1081 73.2852 9.37499 71.0108 9.37499 71.0108C9.37499 71.0108 7.34796 69.4946 6.84121 68.4838C6.33445 67.4729 5.57432 64.9458 5.57432 64.9458C5.57432 64.9458 9.62838 64.9458 10.8953 64.9458C12.1622 64.9458 15.456 66.4622 15.456 66.4622C15.456 66.4622 14.1892 64.4405 14.1892 63.6824C14.1892 62.9243 13.1757 61.1552 13.6824 61.1552C14.1892 61.1552 17.7365 63.4297 17.7365 63.4297C17.7365 63.4297 16.7229 58.6282 15.2027 57.6173C13.6824 56.6065 6.84121 55.3429 5.57432 53.5741C4.30743 51.8051 2.53379 45.4873 2.02703 43.9712C1.52028 42.4549 0 41.6968 0 41.6968L4.05405 41.6968C4.05405 41.6968 3.5473 39.1697 3.29391 37.6535C3.04054 36.1372 3.80068 33.8628 3.80068 33.8628C3.80068 33.8628 5.57432 36.8953 6.58784 36.8953C7.60134 36.8953 9.12161 38.6642 9.12161 38.6642L9.37499 36.8953L12.4156 40.9386C12.4156 40.9386 12.6689 38.1588 13.1757 37.6535C13.6824 37.148 14.9493 36.6426 14.9493 36.6426C14.9493 36.6426 15.2027 38.4115 15.456 38.917C15.7095 39.4224 17.2298 43.2129 17.2298 43.9712C17.2298 44.7292 16.7229 53.0686 16.7229 53.8267C16.7229 54.5849 19.7635 60.3972 19.7635 60.3972C19.7635 60.3972 19.7635 55.8484 19.7635 54.3321C19.7635 52.8159 17.9898 49.5307 18.2432 48.2671C18.4966 47.0036 18.75 44.9819 18.75 44.9819C18.75 44.9819 20.2703 47.7617 20.777 48.0144C21.2838 48.2671 22.804 51.0469 22.804 51.0469L24.5777 47.7617C24.5777 47.7617 20.2702 44.2239 19.7635 42.7076C19.2568 41.1913 18.75 37.9061 18.75 37.9061C18.75 37.9061 15.7095 36.3899 14.6959 35.3791C13.6824 34.3683 9.62837 27.2925 9.62837 27.2925L11.1487 27.2925C11.1487 27.2925 9.62837 24.0072 9.62837 22.4909C9.62837 20.9748 9.88175 17.9423 9.88175 17.9423C9.88175 17.9423 11.402 19.2058 11.6554 19.7112C11.9087 20.2166 13.9358 20.4693 13.9358 20.4693C13.9358 20.4693 10.8953 13.6463 10.8953 10.8665C10.8953 8.0866 14.9493 2.77977 14.9493 2.77977L16.9763 6.06494L21.0304 0C21.0304 0 22.804 2.7797 22.804 3.53785C22.804 4.29601 22.804 6.82309 22.804 6.82309C22.804 6.82309 25.3379 7.07576 25.8446 7.07576C26.3513 7.07576 27.6182 8.0866 27.6182 8.0866C27.6182 8.0866 25.5912 8.8447 24.831 9.60285C24.0709 10.361 23.3108 13.6463 22.5507 13.899C21.7905 14.1516 18.4966 16.4259 17.7365 17.1841C16.9763 17.9423 16.2162 22.4909 16.2162 22.4909C16.2162 22.4909 18.75 26.0289 19.0034 27.2925C19.2568 28.5559 19.5101 31.8412 19.5101 31.8412C19.5101 31.8412 20.777 33.3574 21.7905 33.1047C22.804 32.852 23.8176 31.3357 23.5642 30.3249C23.3108 29.3141 20.5237 26.787 20.2702 25.5234C20.0168 24.2599 20.5237 15.9206 20.5237 15.9206L24.5777 18.1949C24.5777 18.1949 26.858 15.9205 27.3649 14.6571C27.8716 13.3935 28.6318 9.8556 28.6318 9.8556L30.4054 15.1624C30.4054 15.1624 31.6723 12.8881 32.9391 12.3827C34.206 11.8772 36.7399 10.361 36.7399 10.361C36.7399 10.361 35.7263 13.3935 35.7263 13.899C35.7263 14.4044 35.9797 23.2491 35.473 24.2599C34.9662 25.2707 28.3783 31.5884 27.8716 32.0938C27.3649 32.5992 27.3649 36.3899 27.3649 36.3899L32.179 32.0938C32.179 32.0938 32.6858 34.3683 32.9391 35.6318C33.1925 36.8953 33.1925 38.1588 33.1925 38.1588C33.1925 38.1588 35.7263 37.4007 36.4864 36.8953C37.2466 36.3899 38.7669 37.4007 38.7669 37.4007C38.7669 37.4007 38.0067 39.4224 37.5 39.9278C36.9932 40.4332 35.2196 45.2346 34.4594 45.9928C33.6993 46.751 29.1385 48.5199 28.6318 49.278C28.1249 50.0362 24.3243 54.3321 23.3108 55.8484C22.2973 57.3647 22.2973 60.3972 22.2973 60.3972C22.2973 60.3972 23.8176 55.8484 25.0844 54.8375C26.3513 53.8267 29.3919 50.2889 29.3919 50.2889L30.152 54.0795C30.152 54.0795 32.9391 52.0578 33.9527 51.8051C34.9662 51.5523 40.2871 50.2889 40.2871 50.2889C40.2871 50.2889 36.7399 53.3214 36.7399 54.0795C36.7399 54.8375 36.233 58.8808 34.9662 59.8917C33.6993 60.9025 27.6182 64.6931 27.1115 64.9458C26.6047 65.1986 26.0979 67.2203 26.0979 67.9784C26.0979 68.7365 26.8581 69.7473 26.8581 69.7473C26.8581 69.7473 27.6182 67.9784 28.6318 66.9676C29.6452 65.9567 29.3919 63.6824 29.3919 63.6824C29.3919 63.6824 31.6722 65.9567 31.9257 66.9676C32.179 67.9784 32.4324 73.2853 32.179 74.5487C31.9257 75.8123 31.6722 78.8449 32.179 79.603C32.6858 80.3611 34.9662 82.8881 35.473 82.8881C35.9797 82.8881 32.4324 76.3178 32.9391 73.2852C33.446 70.2528 35.473 68.2311 35.9797 66.7149C36.4864 65.1986 36.6349 63.6824 36.6349 63.6824C36.6349 63.6824 38.8564 66.3114 39.2863 67.5163C39.9985 66.455 40.7409 65.7487 41.7393 65.1636C42.29 65.8294 43.903 70.4581 44.296 71.7572C45.1369 70.3759 46.2807 68.8817 47.2367 67.9337C48.1935 69.3297 49.5879 73.1065 49.2295 74.8934C48.5128 77.2164 47.3817 79.0975 45.8614 80.1084C44.3411 81.1192 43.0743 81.6246 43.0743 81.6246C43.0743 81.6246 46.6216 82.8881 47.6351 82.8881C48.6486 82.8881 50.1689 83.6464 50.1689 83.6464L44.5946 85.4152C44.5946 85.4152 51.4358 86.1733 51.4358 85.6679C51.4358 85.1625 51.4358 82.3827 50.6756 80.8665C49.9155 79.3502 49.6622 77.5813 49.6622 77.5813C49.6622 77.5813 51.9425 78.3394 52.9561 78.3394C53.9695 78.3394 55.7432 78.5922 55.7432 78.0867C55.7432 77.5813 53.7162 73.538 54.2229 73.538C54.7296 73.538 61.3175 79.603 61.3175 78.5922C61.3175 77.5813 64.1534 72.2618 64.1534 72.2618C64.1534 72.2618 66.5642 76.877 66.8176 77.635C67.0711 78.3933 67.1453 80.3612 67.1453 82.1301C67.1453 83.8989 65.3715 86.4261 65.3715 86.4261C65.3715 86.4261 68.9188 91.9855 71.1992 94.0073C73.4796 96.0289 79.6377 104.669 86.1486 108.665C89.5194 110.734 89.6958 110.686 92.483 112.203Z" koffice:nodeTypes="cccccccccccccccccccccccccccccccccccccccccccccccccccccccccccccccccccccccccccccccccccccccccccccccccccccccccccccccccccccccccccccccccccccccccccccccccccc"/>
              <draw:path draw:style-name="gr29" draw:id="shape175" draw:name="path879" draw:layer="g1744" svg:width="9.22212773825pt" svg:height="4.61424768640pt" draw:transform="matrix(0.14317081403 0.00000000000 0.00000000000 0.13954073109 70.13923515635pt 54.06357058390pt)" svg:viewBox="0 0 9 5" svg:d="M0 4.61425C1.69881 2.4428 3.64032 3.25718 5.09643 2.4428C6.55257 1.6285 9.22213 0 9.22213 0L9.22213 0" koffice:nodeTypes="cccc"/>
              <draw:path draw:style-name="gr29" draw:id="shape176" draw:name="path880" draw:layer="g1744" svg:width="11.75700216524pt" svg:height="9.19658189084pt" draw:transform="matrix(0.14317081403 0.00000000000 0.00000000000 0.13954073109 70.50104956537pt 53.60514021087pt)" svg:viewBox="0 0 12 9" svg:d="M11.757 0C8.62181 2.04364 6.00914 6.89748 4.7028 7.66379C3.39646 8.43019 0 9.19658 0 9.19658" koffice:nodeTypes="ccc"/>
              <draw:path draw:style-name="gr29" draw:id="shape177" draw:name="path881" draw:layer="g1744" svg:width="8.17473990780pt" svg:height="3.12936100000pt" draw:transform="matrix(0.14317081403 0.00000000000 0.00000000000 0.13954073109 70.60959480437pt 54.55726569049pt)" svg:viewBox="0 0 8 3" svg:d="M0 3.12936C0 3.12936 4.34282 2.9059 5.36466 2.01178C6.38651 1.11765 8.17474 0 8.17474 0" koffice:nodeTypes="ccc"/>
              <draw:path draw:style-name="gr29" draw:id="shape178" draw:name="path882" draw:layer="g1744" svg:width="0.00000000000pt" svg:height="4.54880000000pt" draw:transform="matrix(0.14317081403 0.00000000000 0.00000000000 0.13954073109 73.17848008641pt 53.56987547731pt)" svg:viewBox="0 0 0 5" svg:d="M0 0C0 0.75808 0 4.5488 0 4.5488" koffice:nodeTypes="cc"/>
              <draw:path draw:style-name="gr29" draw:id="shape179" draw:name="path883" draw:layer="g1744" svg:width="9.77474251487pt" svg:height="2.04359501120pt" draw:transform="matrix(0.14317081403 0.00000000000 0.00000000000 0.13954073109 71.26086165691pt 56.03836217353pt)" svg:viewBox="0 0 10 2" svg:d="M0 2.0436C4.49736 1.53268 10.2439 0 9.74427 0" koffice:nodeTypes="cc"/>
              <draw:path draw:style-name="gr29" draw:id="shape180" draw:name="path884" draw:layer="g1744" svg:width="9.71388042336pt" svg:height="5.12694149432pt" draw:transform="matrix(0.14317081403 0.00000000000 0.00000000000 0.13954073109 71.83976539858pt 56.00308627671pt)" svg:viewBox="0 0 10 5" svg:d="M0 5.11808C4.98148 5.37407 9.71388 0 9.71388 0" koffice:nodeTypes="cc"/>
              <draw:path draw:style-name="gr29" draw:id="shape181" draw:name="path885" draw:layer="g1744" svg:width="20.43680731328pt" svg:height="1.96646318730pt" draw:transform="matrix(0.14317081403 0.00000000000 0.00000000000 0.13954073109 72.09303571397pt 55.65046126762pt)" svg:viewBox="0 0 20 2" svg:d="M0 0C6.13106 3.50813 20.4368 1.25288 20.4368 1.25288" koffice:nodeTypes="cc"/>
              <draw:path draw:style-name="gr29" draw:id="shape182" draw:name="path886" draw:layer="g1744" svg:width="1.02184198304pt" svg:height="9.71391590464pt" draw:transform="matrix(0.14317081403 0.00000000000 0.00000000000 0.13954073109 74.30010658698pt 54.02830585034pt)" svg:viewBox="0 0 1 10" svg:d="M1.02184 0C0.510923 9.71392 0 9.71392 0 9.71392" koffice:nodeTypes="cc"/>
              <draw:path draw:style-name="gr29" draw:id="shape183" draw:name="path887" draw:layer="g1744" svg:width="0.25546150662pt" svg:height="3.59238952960pt" draw:transform="matrix(0.14317081403 0.00000000000 0.00000000000 0.13954073109 74.01065528883pt 54.23989425170pt)" svg:viewBox="0 0 0 4" svg:d="M0 3.59239C0.127729 0.957915 0.255462 0 0.255462 0" koffice:nodeTypes="cc"/>
              <draw:path draw:style-name="gr29" draw:id="shape184" draw:name="path888" draw:layer="g1744" svg:width="0.25271200000pt" svg:height="3.53800000000pt" draw:transform="matrix(0.14317081403 0.00000000000 0.00000000000 0.13954073109 74.15538151059pt 53.53461074375pt)" svg:viewBox="0 0 0 4" svg:d="M0.252712 0C0.252712 0.50544 0 3.538 0 3.538" koffice:nodeTypes="cc"/>
              <draw:path draw:style-name="gr29" draw:id="shape185" draw:name="path889" draw:layer="g1744" svg:width="1.59663947072pt" svg:height="4.61107251200pt" draw:transform="matrix(0.14317081403 0.00000000000 0.00000000000 0.13954073109 74.80664721776pt 54.48673622337pt)" svg:viewBox="0 0 2 5" svg:d="M0 4.61107C1.59664 2.18423 1.59664 0 1.59664 0" koffice:nodeTypes="cc"/>
              <draw:path draw:style-name="gr29" draw:id="shape186" draw:name="path890" draw:layer="g1744" svg:width="0.25272000000pt" svg:height="1.76896000000pt" draw:transform="matrix(0.14317081403 0.00000000000 0.00000000000 0.13954073109 74.73428410689pt 54.31042371882pt)" svg:viewBox="0 0 0 2" svg:d="M0.25272 0C0 1.76896 0 1.76896 0 1.76896" koffice:nodeTypes="cc"/>
              <draw:path draw:style-name="gr29" draw:id="shape187" draw:name="path891" draw:layer="g1744" svg:width="1.14956616576pt" svg:height="2.12877849813pt" draw:transform="matrix(0.14317081403 0.00000000000 0.00000000000 0.13954073109 75.16846391752pt 54.55726569049pt)" svg:viewBox="0 0 1 2" svg:d="M1.14957 0C0.383184 2.12878 0 2.12878 0 2.12878" koffice:nodeTypes="cc"/>
              <draw:path draw:style-name="gr29" draw:id="shape188" draw:name="path892" draw:layer="g1744" svg:width="7.67187929316pt" svg:height="6.65251704427pt" draw:transform="matrix(0.14317081403 0.00000000000 0.00000000000 0.13954073109 76.07299994009pt 55.01570722678pt)" svg:viewBox="0 0 8 7" svg:d="M0 0C2.96974 1.59656 7.67188 6.65252 7.67188 6.65252" koffice:nodeTypes="cc"/>
              <draw:path draw:style-name="gr29" draw:id="shape189" draw:name="path893" draw:layer="g1744" svg:width="4.61107251200pt" svg:height="4.61122616448pt" draw:transform="matrix(0.14317081403 0.00000000000 0.00000000000 0.13954073109 76.90517514251pt 54.98043132996pt)" svg:viewBox="0 0 5 5" svg:d="M0 0C2.42684 1.45618 4.61107 4.61123 4.61107 4.61123" koffice:nodeTypes="cc"/>
              <draw:path draw:style-name="gr29" draw:id="shape190" draw:name="path894" draw:layer="g1744" svg:width="1.42195516982pt" svg:height="7.67175786320pt" draw:transform="matrix(0.14317081403 0.00000000000 0.00000000000 0.13954073109 77.62880625129pt 55.12149026421pt)" svg:viewBox="0 0 1 8" svg:d="M0 0C2.77013 3.46466 0.639277 7.67176 0.639277 7.67176" koffice:nodeTypes="cc"/>
              <draw:path draw:style-name="gr29" draw:id="shape191" draw:name="path895" draw:layer="g1744" svg:width="0.57480658560pt" svg:height="6.13094676907pt" draw:transform="matrix(0.14317081403 0.00000000000 0.00000000000 0.13954073109 78.02679820698pt 54.69832462473pt)" svg:viewBox="0 0 1 6" svg:d="M0.574807 0L0 6.13095" koffice:nodeTypes="cc"/>
              <draw:path draw:style-name="gr29" draw:id="shape192" draw:name="path896" draw:layer="g1744" svg:width="9.19658189084pt" svg:height="10.73521293091pt" draw:transform="matrix(0.14317081403 0.00000000000 0.00000000000 0.13954073109 69.01760865578pt 50.00819320396pt)" svg:viewBox="0 0 9 11" svg:d="M0 0C3.57645 0.998639 4.34283 3.2455 5.10921 4.24414C5.8756 5.24278 5.36467 6.74074 6.38652 7.98903C7.40836 9.23725 9.19658 10.7352 9.19658 10.7352" koffice:nodeTypes="cccc"/>
              <draw:path draw:style-name="gr29" draw:id="shape193" draw:name="path897" draw:layer="g1744" svg:width="11.75699389455pt" svg:height="15.84289987840pt" draw:transform="matrix(0.14317081403 0.00000000000 0.00000000000 0.13954073109 69.45178617568pt 49.93766373684pt)" svg:viewBox="0 0 12 16" svg:d="M0 0C6.79294 0.519447 4.7028 5.97364 5.22533 6.75273C5.74786 7.5319 6.79294 10.9082 7.838 11.4275C8.88307 11.947 9.14433 11.4275 9.92813 12.4665C10.7119 13.5054 11.757 15.8429 11.757 15.8429" koffice:nodeTypes="ccccc"/>
              <draw:path draw:style-name="gr29" draw:id="shape194" draw:name="path898" draw:layer="g1744" svg:width="3.23119528237pt" svg:height="5.63293471232pt" draw:transform="matrix(0.14317081403 0.00000000000 0.00000000000 0.13954073109 69.41560519293pt 49.23238022888pt)" svg:viewBox="0 0 3 6" svg:d="M0 0C0 0 0.524546 0.268324 2.09818 2.14591C3.67182 4.0235 3.14727 5.63293 3.14727 5.63293" koffice:nodeTypes="ccc"/>
              <draw:path draw:style-name="gr29" draw:id="shape195" draw:name="path899" draw:layer="g1744" svg:width="1.94056247409pt" svg:height="7.18493068880pt" draw:transform="matrix(0.14317081403 0.00000000000 0.00000000000 0.13954073109 70.33778882223pt 49.62028113479pt)" svg:viewBox="0 0 2 7" svg:d="M0.53239 0C-1.22782 3.353 1.94056 7.18493 1.94056 7.18493" koffice:nodeTypes="cc"/>
              <draw:path draw:style-name="gr29" draw:id="shape196" draw:name="path900" draw:layer="g1744" svg:width="1.24337321230pt" svg:height="6.65102142263pt" draw:transform="matrix(0.14317081403 0.00000000000 0.00000000000 0.13954073109 70.68195791525pt 49.79661596586pt)" svg:viewBox="0 0 1 7" svg:d="M0 0C2.3911 2.21698 0.597775 6.65102 0.597775 6.65102" koffice:nodeTypes="cc"/>
              <draw:path draw:style-name="gr29" draw:id="shape197" draw:name="path901" draw:layer="g1744" svg:width="0.25271200000pt" svg:height="3.79072000000pt" draw:transform="matrix(0.14317081403 0.00000000000 0.00000000000 0.13954073109 70.71813889801pt 51.06612404753pt)" svg:viewBox="0 0 0 4" svg:d="M0.252712 0L0 3.79072" koffice:nodeTypes="cc"/>
              <draw:path draw:style-name="gr29" draw:id="shape198" draw:name="path902" draw:layer="g1744" svg:width="2.58653865680pt" svg:height="3.59238952960pt" draw:transform="matrix(0.14317081403 0.00000000000 0.00000000000 0.13954073109 71.91212850946pt 49.51449809737pt)" svg:viewBox="0 0 3 4" svg:d="M0 0C2.29914 0.957991 2.58654 3.59239 2.58654 3.59239" koffice:nodeTypes="cc"/>
              <draw:path draw:style-name="gr29" draw:id="shape199" draw:name="path903" draw:layer="g1744" svg:width="4.61426701914pt" svg:height="8.69274806684pt" draw:transform="matrix(0.14317081403 0.00000000000 0.00000000000 0.13954073109 72.41866914024pt 51.20718298177pt)" svg:viewBox="0 0 5 9" svg:d="M4.61427 0C4.61427 0 2.71427 4.9673 1.35714 6.7058C0 8.4443 0 8.69275 0 8.69275" koffice:nodeTypes="ccc"/>
              <draw:path draw:style-name="gr29" draw:id="shape200" draw:name="path904" draw:layer="g1744" svg:width="4.61107251200pt" svg:height="7.15282514286pt" draw:transform="matrix(0.14317081403 0.00000000000 0.00000000000 0.13954073109 72.34630602936pt 52.19457319495pt)" svg:viewBox="0 0 5 7" svg:d="M0 7.15283C1.69882 1.02177 4.61107 0 4.61107 0" koffice:nodeTypes="cc"/>
              <draw:path draw:style-name="gr29" draw:id="shape201" draw:name="path905" draw:layer="g1744" svg:width="9.71460847004pt" svg:height="8.20310699804pt" draw:transform="matrix(0.14317081403 0.00000000000 0.00000000000 0.13954073109 72.78048354926pt 51.31296601919pt)" svg:viewBox="0 0 10 8" svg:d="M0 8.20311C5.5137 6.273 9.71461 0 9.71461 0" koffice:nodeTypes="cc"/>
              <draw:path draw:style-name="gr29" draw:id="shape202" draw:name="path906" draw:layer="g1744" svg:width="11.75648015360pt" svg:height="4.61107251200pt" draw:transform="matrix(0.14317081403 0.00000000000 0.00000000000 0.13954073109 70.21159826723pt 53.42881654306pt)" svg:viewBox="0 0 12 5" svg:d="M0 4.61107C5.50305 1.45608 5.50305 3.15484 8.00444 2.42684C10.5059 1.69877 11.7565 0 11.7565 0" koffice:nodeTypes="ccc"/>
              <draw:path draw:style-name="gr29" draw:id="shape203" draw:name="path907" draw:layer="g1744" svg:width="8.69276575693pt" svg:height="2.87060278610pt" draw:transform="matrix(0.14317081403 0.00000000000 0.00000000000 0.13954073109 69.77741960195pt 53.34130740262pt)" svg:viewBox="0 0 9 3" svg:d="M0 0.145781C3.47711 -0.762526 8.69277 2.8706 8.69277 2.8706" koffice:nodeTypes="cc"/>
              <draw:path draw:style-name="gr29" draw:id="shape204" draw:name="path908" draw:layer="g1744" svg:width="5.15178851776pt" svg:height="4.61424768640pt" draw:transform="matrix(0.14317081403 0.00000000000 0.00000000000 0.13954073109 70.89904610252pt 52.82932723579pt)" svg:viewBox="0 0 5 5" svg:d="M0 0C4.2151 0.542863 5.15179 4.61425 5.15179 4.61425" koffice:nodeTypes="cc"/>
              <draw:path draw:style-name="gr29" draw:id="shape205" draw:name="path909" draw:layer="g1744" svg:width="9.19658189084pt" svg:height="0.94162399264pt" draw:transform="matrix(0.14317081403 0.00000000000 0.00000000000 0.13954073109 71.73122130494pt 55.40924931275pt)" svg:viewBox="0 0 9 1" svg:d="M0 0.206004C8.94112 -0.529695 9.19658 0.941624 9.19658 0.941624" koffice:nodeTypes="cc"/>
              <draw:path draw:style-name="gr29" draw:id="shape206" draw:name="path910" draw:layer="g1744" svg:width="0.25272000000pt" svg:height="4.04344000000pt" draw:transform="matrix(0.14317081403 0.00000000000 0.00000000000 0.13954073109 72.67193945563pt 53.81671744897pt)" svg:viewBox="0 0 0 4" svg:d="M0.25272 4.04344C0 0.75816 0 0 0 0" koffice:nodeTypes="cc"/>
              <draw:path draw:style-name="gr29" draw:id="shape207" draw:name="path911" draw:layer="g1744" svg:width="7.67180095114pt" svg:height="10.73503511127pt" draw:transform="matrix(0.14317081403 0.00000000000 0.00000000000 0.13954073109 72.38248815748pt 49.97292847040pt)" svg:viewBox="0 0 8 11" svg:d="M0 10.735C3.71216 3.99445 7.6718 0 7.6718 0" koffice:nodeTypes="cc"/>
              <draw:path draw:style-name="gr29" draw:id="shape208" draw:name="path912" draw:layer="g1744" svg:width="6.13104583309pt" svg:height="7.18477905920pt" draw:transform="matrix(0.14317081403 0.00000000000 0.00000000000 0.13954073109 73.43175154717pt 49.26764496245pt)" svg:viewBox="0 0 6 7" svg:d="M0 7.18478C2.04368 5.74787 6.13105 0 6.13105 0" koffice:nodeTypes="cc"/>
              <draw:path draw:style-name="gr29" draw:id="shape209" draw:name="path913" draw:layer="g1744" svg:width="10.82434703819pt" svg:height="31.18424620187pt" draw:transform="matrix(0.14317081403 0.00000000000 0.00000000000 0.13954073109 72.48492051251pt 45.88229193853pt)" svg:viewBox="0 0 11 31" svg:d="M0.833188 31.1842C0.307336 22.4526 -0.744361 21.4547 0.833188 18.7104C2.41075 15.9663 5.82878 13.9705 6.35463 12.4737C6.88049 10.9769 8.19511 8.48213 8.19511 5.48843C8.19511 2.49474 10.8243 0 10.8243 0" koffice:nodeTypes="ccccc"/>
              <draw:path draw:style-name="gr29" draw:id="shape210" draw:name="path914" draw:layer="g1744" svg:width="6.18799993305pt" svg:height="24.01597065600pt" draw:transform="matrix(0.14317081403 0.00000000000 0.00000000000 0.13954073109 72.36772016481pt 46.19967342425pt)" svg:viewBox="0 0 6 24" svg:d="M5.79953 0C7.938 10.112 0.572196 13.9039 0.0969826 15.9264C-0.378231 17.9488 1.04741 24.016 1.04741 24.016" koffice:nodeTypes="ccc"/>
              <draw:path draw:style-name="gr29" draw:id="shape211" draw:name="path915" draw:layer="g1744" svg:width="8.17473990780pt" svg:height="6.65102142263pt" draw:transform="matrix(0.14317081403 0.00000000000 0.00000000000 0.13954073109 70.28396137810pt 47.92761857691pt)" svg:viewBox="0 0 8 7" svg:d="M0 0C4.59829 3.20234 8.17474 6.65102 8.17474 6.65102" koffice:nodeTypes="cc"/>
              <draw:path draw:style-name="gr29" draw:id="shape212" draw:name="path916" draw:layer="g1744" svg:width="7.67179311696pt" svg:height="3.12936100000pt" draw:transform="matrix(0.14317081403 0.00000000000 0.00000000000 0.13954073109 70.53723169350pt 47.96287214721pt)" svg:viewBox="0 0 8 3" svg:d="M0 0C0.742429 0 2.72225 1.34119 4.20711 1.78825C5.69198 2.23531 7.67179 3.12936 7.67179 3.12936" koffice:nodeTypes="ccc"/>
              <draw:path draw:style-name="gr29" draw:id="shape213" draw:name="path917" draw:layer="g1744" svg:width="6.71188810999pt" svg:height="9.71380157630pt" draw:transform="matrix(0.14317081403 0.00000000000 0.00000000000 0.13954073109 70.32014236086pt 46.69337187982pt)" svg:viewBox="0 0 7 10" svg:d="M0 0C0.534576 3.48695 4.81117 5.47956 5.88032 6.97403C6.94948 8.46841 6.68219 9.7138 6.68219 9.7138" koffice:nodeTypes="ccc"/>
              <draw:path draw:style-name="gr29" draw:id="shape214" draw:name="path918" draw:layer="g1744" svg:width="0.00000000000pt" svg:height="3.53800000000pt" draw:transform="matrix(0.14317081403 0.00000000000 0.00000000000 0.13954073109 72.38248815748pt 54.06357058390pt)" svg:viewBox="0 0 0 4" svg:d="M0 3.538L0 0" koffice:nodeTypes="cc"/>
              <draw:path draw:style-name="gr29" draw:id="shape215" draw:name="path919" draw:layer="g1744" svg:width="0.31025786010pt" svg:height="9.71452535484pt" draw:transform="matrix(0.14317081403 0.00000000000 0.00000000000 0.13954073109 72.30274087910pt 46.58757544649pt)" svg:viewBox="0 0 0 10" svg:d="M0.0287282 9.71453C-0.112039 5.51364 0.310258 0 0.310258 0" koffice:nodeTypes="cc"/>
              <draw:path draw:style-name="gr29" draw:id="shape216" draw:name="path920" draw:layer="g1744" svg:width="2.04367587920pt" svg:height="9.71464587200pt" draw:transform="matrix(0.14317081403 0.00000000000 0.00000000000 0.13954073109 72.63575847287pt 46.37599039410pt)" svg:viewBox="0 0 2 10" svg:d="M2.04368 0C2.04368 5.25118 0 9.71465 0 9.71465" koffice:nodeTypes="cc"/>
              <draw:path draw:style-name="gr29" draw:id="shape217" draw:name="path921" draw:layer="g1744" svg:width="2.12884588853pt" svg:height="8.17476619024pt" draw:transform="matrix(0.14317081403 0.00000000000 0.00000000000 0.13954073109 71.94830949221pt 46.51704709569pt)" svg:viewBox="0 0 2 8" svg:d="M2.12885 8.17477C1.06442 5.10926 1.27731 4.59833 0.851535 2.55462C0.425769 0.510923 0 0 0 0" koffice:nodeTypes="ccc"/>
              <draw:path draw:style-name="gr29" draw:id="shape218" draw:name="path922" draw:layer="g1744" svg:width="2.74034031711pt" svg:height="13.79950699783pt" draw:transform="matrix(0.14317081403 0.00000000000 0.00000000000 0.13954073109 71.15231641791pt 44.96542226186pt)" svg:viewBox="0 0 3 14" svg:d="M0 13.7995C0.29582 6.5234 3.25396 5.77067 2.66233 3.51259C2.0707 1.25454 1.47907 0 1.47907 0" koffice:nodeTypes="ccc"/>
              <draw:path draw:style-name="gr29" draw:id="shape219" draw:name="path923" draw:layer="g1744" svg:width="4.61107251200pt" svg:height="4.13847822686pt" draw:transform="matrix(0.14317081403 0.00000000000 0.00000000000 0.13954073109 71.47794984418pt 45.00069146073pt)" svg:viewBox="0 0 5 4" svg:d="M4.61107 0C1.94151 1.14954 0 4.13848 0 4.13848" koffice:nodeTypes="cc"/>
              <draw:path draw:style-name="gr29" draw:id="shape220" draw:name="path924" draw:layer="g1744" svg:width="8.17474799470pt" svg:height="7.86868071127pt" draw:transform="matrix(0.14317081403 0.00000000000 0.00000000000 0.13954073109 71.33322362243pt 45.30413291909pt)" svg:viewBox="0 0 8 8" svg:d="M0 7.86868C1.53277 4.35981 3.06553 2.10414 4.5983 0.850948C6.13107 -0.402254 8.17475 0.0990126 8.17475 0.0990126" koffice:nodeTypes="ccc"/>
              <draw:path draw:style-name="gr29" draw:id="shape221" draw:name="path925" draw:layer="g1744" svg:width="0.63792536600pt" svg:height="4.61101297235pt" draw:transform="matrix(0.14317081403 0.00000000000 0.00000000000 0.13954073109 70.96560240991pt 45.00069146073pt)" svg:viewBox="0 0 1 5" svg:d="M0.0323942 0C-0.169448 2.18415 0.637925 4.61101 0.637925 4.61101" koffice:nodeTypes="cc"/>
              <draw:path draw:style-name="gr29" draw:id="shape222" draw:name="path926" draw:layer="g1744" svg:width="2.12884588853pt" svg:height="8.69361602000pt" draw:transform="matrix(0.14317081403 0.00000000000 0.00000000000 0.13954073109 71.44176886143pt 44.18961933372pt)" svg:viewBox="0 0 2 9" svg:d="M0 8.69362C1.70308 5.26881 2.12885 0 2.12885 0" koffice:nodeTypes="cc"/>
              <draw:path draw:style-name="gr29" draw:id="shape223" draw:name="path927" draw:layer="g1744" svg:width="3.12939284208pt" svg:height="11.26133125333pt" draw:transform="matrix(0.14317081403 0.00000000000 0.00000000000 0.13954073109 72.96139189914pt 48.70343155199pt)" svg:viewBox="0 0 3 11" svg:d="M0 11.2613C0.447057 6.1203 3.12939 0 3.12939 0" koffice:nodeTypes="cc"/>
              <draw:path draw:style-name="gr30" draw:id="shape224" draw:name="path928" draw:layer="g1744" svg:width="3.44871414592pt" svg:height="3.52054386935pt" draw:transform="matrix(0.14317081403 0.00000000000 0.00000000000 0.13954073109 70.70234486649pt 46.56682790545pt)" svg:viewBox="0 0 3 4" svg:d="M3.44871 1.76027C3.44871 0.788102 2.6767 0 1.72436 0C0.772022 0 0 0.788102 0 1.76027C0 2.73245 0.772022 3.52054 1.72436 3.52054C2.6767 3.52054 3.44871 2.73245 3.44871 1.76027Z" koffice:nodeTypes="ccccc"/>
              <draw:path draw:style-name="gr30" draw:id="shape225" draw:name="path929" draw:layer="g1744" svg:width="3.44871414592pt" svg:height="3.52054386935pt" draw:transform="matrix(0.14317081403 0.00000000000 0.00000000000 0.13954073109 71.08610770492pt 46.94086080697pt)" svg:viewBox="0 0 3 4" svg:d="M3.44871 1.76027C3.44871 0.788102 2.6767 0 1.72436 0C0.772022 0 0 0.788102 0 1.76027C0 2.73245 0.772022 3.52054 1.72436 3.52054C2.6767 3.52054 3.44871 2.73245 3.44871 1.76027Z" koffice:nodeTypes="ccccc"/>
              <draw:path draw:style-name="gr30" draw:id="shape226" draw:name="path930" draw:layer="g1744" svg:width="3.44871414592pt" svg:height="3.52054386935pt" draw:transform="matrix(0.14317081403 0.00000000000 0.00000000000 0.13954073109 71.95597027613pt 48.81101683052pt)" svg:viewBox="0 0 3 4" svg:d="M3.44871 1.76027C3.44871 0.788102 2.6767 0 1.72436 0C0.772022 0 0 0.788102 0 1.76027C0 2.73245 0.772022 3.52054 1.72436 3.52054C2.6767 3.52054 3.44871 2.73245 3.44871 1.76027Z" koffice:nodeTypes="ccccc"/>
              <draw:path draw:style-name="gr30" draw:id="shape227" draw:name="path931" draw:layer="g1744" svg:width="3.44871414592pt" svg:height="3.52054386935pt" draw:transform="matrix(0.14317081403 0.00000000000 0.00000000000 0.13954073109 72.41648435362pt 49.08530255685pt)" svg:viewBox="0 0 3 4" svg:d="M3.44871 1.76027C3.44871 0.788102 2.6767 0 1.72436 0C0.772022 0 0 0.788102 0 1.76027C0 2.73245 0.772022 3.52054 1.72436 3.52054C2.6767 3.52054 3.44871 2.73245 3.44871 1.76027Z" koffice:nodeTypes="ccccc"/>
              <draw:path draw:style-name="gr30" draw:id="shape228" draw:name="path932" draw:layer="g1744" svg:width="3.44871414592pt" svg:height="3.52054386935pt" draw:transform="matrix(0.14317081403 0.00000000000 0.00000000000 0.13954073109 70.72792891827pt 51.82821005483pt)" svg:viewBox="0 0 3 4" svg:d="M3.44871 1.76027C3.44871 0.788102 2.6767 0 1.72436 0C0.772022 0 0 0.788102 0 1.76027C0 2.73245 0.772022 3.52054 1.72436 3.52054C2.6767 3.52054 3.44871 2.73245 3.44871 1.76027Z" koffice:nodeTypes="ccccc"/>
              <draw:path draw:style-name="gr30" draw:id="shape229" draw:name="path933" draw:layer="g1744" svg:width="3.44871414592pt" svg:height="3.52054386935pt" draw:transform="matrix(0.14317081403 0.00000000000 0.00000000000 0.13954073109 71.85363292362pt 52.40172915756pt)" svg:viewBox="0 0 3 4" svg:d="M3.44871 1.76027C3.44871 0.788102 2.6767 0 1.72436 0C0.772022 0 0 0.788102 0 1.76027C0 2.73245 0.772022 3.52054 1.72436 3.52054C2.6767 3.52054 3.44871 2.73245 3.44871 1.76027Z" koffice:nodeTypes="ccccc"/>
              <draw:path draw:style-name="gr30" draw:id="shape230" draw:name="path934" draw:layer="g1744" svg:width="3.44871414592pt" svg:height="3.52054386935pt" draw:transform="matrix(0.14317081403 0.00000000000 0.00000000000 0.13954073109 72.51882170612pt 54.64592924588pt)" svg:viewBox="0 0 3 4" svg:d="M3.44871 1.76027C3.44871 0.788102 2.6767 0 1.72436 0C0.772022 0 0 0.788102 0 1.76027C0 2.73245 0.772022 3.52054 1.72436 3.52054C2.6767 3.52054 3.44871 2.73245 3.44871 1.76027Z" koffice:nodeTypes="ccccc"/>
              <draw:path draw:style-name="gr30" draw:id="shape231" draw:name="path935" draw:layer="g1744" svg:width="3.44871414592pt" svg:height="3.52054386935pt" draw:transform="matrix(0.14317081403 0.00000000000 0.00000000000 0.13954073109 73.72127786683pt 55.26930680999pt)" svg:viewBox="0 0 3 4" svg:d="M3.44871 1.76027C3.44871 0.788102 2.6767 0 1.72436 0C0.772022 0 0 0.788102 0 1.76027C0 2.73245 0.772022 3.52054 1.72436 3.52054C2.6767 3.52054 3.44871 2.73245 3.44871 1.76027Z" koffice:nodeTypes="ccccc"/>
              <draw:path draw:style-name="gr30" draw:id="shape232" draw:name="path936" draw:layer="g1744" svg:width="3.44871414592pt" svg:height="3.52054386935pt" draw:transform="matrix(0.14317081403 0.00000000000 0.00000000000 0.13954073109 74.33529854575pt 55.24437702114pt)" svg:viewBox="0 0 3 4" svg:d="M3.44871 1.76027C3.44871 0.788102 2.6767 0 1.72436 0C0.772022 0 0 0.788102 0 1.76027C0 2.73245 0.772022 3.52054 1.72436 3.52054C2.6767 3.52054 3.44871 2.73245 3.44871 1.76027Z" koffice:nodeTypes="ccccc"/>
              <draw:path draw:style-name="gr30" draw:id="shape233" draw:name="path937" draw:layer="g1744" svg:width="3.44871414592pt" svg:height="3.52054386935pt" draw:transform="matrix(0.14317081403 0.00000000000 0.00000000000 0.13954073109 76.22852868611pt 55.66828055200pt)" svg:viewBox="0 0 3 4" svg:d="M3.44871 1.76027C3.44871 0.788102 2.6767 0 1.72436 0C0.772022 0 0 0.788102 0 1.76027C0 2.73245 0.772022 3.52054 1.72436 3.52054C2.6767 3.52054 3.44871 2.73245 3.44871 1.76027Z" koffice:nodeTypes="ccccc"/>
            </draw:g>
            <draw:g draw:style-name="gr1" draw:id="shape234" draw:name="g1384" svg:y="18.23722898816pt">
              <draw:g draw:style-name="gr1" draw:id="shape235" draw:name="g1194" svg:y="0.00000000000pt">
                <draw:g draw:style-name="gr1" draw:id="shape236" draw:name="g1180" svg:y="1.56682901117pt">
                  <draw:g draw:style-name="gr1" draw:id="shape237" draw:name="g1181" svg:y="1.29848790071pt">
                    <draw:path draw:style-name="gr19" draw:id="shape238" draw:name="path1182" draw:layer="g1744" svg:width="3.81675044256pt" svg:height="3.46376765440pt" draw:transform="matrix(-0.14317081403 0.00000000000 0.00000000000 0.13954073109 90.09749403177pt 59.03807144462pt)" svg:viewBox="0 0 4 3" svg:d="M0 3.46377C2.29006 0.314902 3.81675 0 3.81675 0" koffice:nodeTypes="cc"/>
                    <draw:path draw:style-name="gr19" draw:id="shape239" draw:name="path1183" draw:layer="g1744" svg:width="3.81675044256pt" svg:height="3.46376765440pt" draw:transform="matrix(-0.14317081403 0.00000000000 0.00000000000 0.13954073109 90.00060175166pt 59.20333232326pt)" svg:viewBox="0 0 4 3" svg:d="M0 3.46377C2.29006 0.314902 3.81675 0 3.81675 0" koffice:nodeTypes="cc"/>
                    <draw:path draw:style-name="gr19" draw:id="shape240" draw:name="path1184" draw:layer="g1744" svg:width="3.81675044256pt" svg:height="3.46376765440pt" draw:transform="matrix(-0.14317081403 0.00000000000 0.00000000000 0.13954073109 89.85526161346pt 59.34498291020pt)" svg:viewBox="0 0 4 3" svg:d="M0 3.46377C2.29006 0.314902 3.81675 0 3.81675 0" koffice:nodeTypes="cc"/>
                    <draw:path draw:style-name="gr19" draw:id="shape241" draw:name="path1185" draw:layer="g1744" svg:width="3.81675044256pt" svg:height="3.46376765440pt" draw:transform="matrix(-0.14317081403 0.00000000000 0.00000000000 0.13954073109 89.75836933335pt 59.51024378884pt)" svg:viewBox="0 0 4 3" svg:d="M0 3.46377C2.29006 0.314902 3.81675 0 3.81675 0" koffice:nodeTypes="cc"/>
                    <draw:path draw:style-name="gr19" draw:id="shape242" draw:name="path1186" draw:layer="g1744" svg:width="3.81675044256pt" svg:height="3.46376765440pt" draw:transform="matrix(-0.14317081403 0.00000000000 0.00000000000 0.13954073109 89.61302919514pt 59.62829524735pt)" svg:viewBox="0 0 4 3" svg:d="M0 3.46377C2.29006 0.314902 3.81675 0 3.81675 0" koffice:nodeTypes="cc"/>
                    <draw:path draw:style-name="gr19" draw:id="shape243" draw:name="path1187" draw:layer="g1744" svg:width="3.81675044256pt" svg:height="3.46376765440pt" draw:transform="matrix(-0.14317081403 0.00000000000 0.00000000000 0.13954073109 89.51613691504pt 59.79355612599pt)" svg:viewBox="0 0 4 3" svg:d="M0 3.46377C2.29006 0.314902 3.81675 0 3.81675 0" koffice:nodeTypes="cc"/>
                    <draw:path draw:style-name="gr19" draw:id="shape244" draw:name="path1188" draw:layer="g1744" svg:width="3.81675044256pt" svg:height="3.46376765440pt" draw:transform="matrix(-0.14317081403 0.00000000000 0.00000000000 0.13954073109 89.37079677683pt 59.91160758449pt)" svg:viewBox="0 0 4 3" svg:d="M0 3.46377C2.29006 0.314902 3.81675 0 3.81675 0" koffice:nodeTypes="cc"/>
                    <draw:path draw:style-name="gr19" draw:id="shape245" draw:name="path1189" draw:layer="g1744" svg:width="3.81675044256pt" svg:height="3.46376765440pt" draw:transform="matrix(-0.14317081403 0.00000000000 0.00000000000 0.13954073109 89.27390449673pt 60.07686846313pt)" svg:viewBox="0 0 4 3" svg:d="M0 3.46377C2.29006 0.314902 3.81675 0 3.81675 0" koffice:nodeTypes="cc"/>
                    <draw:path draw:style-name="gr19" draw:id="shape246" draw:name="path1190" draw:layer="g1744" svg:width="3.81675044256pt" svg:height="3.46376765440pt" draw:transform="matrix(-0.14317081403 0.00000000000 0.00000000000 0.13954073109 89.15278771489pt 60.19490875838pt)" svg:viewBox="0 0 4 3" svg:d="M0 3.46377C2.29006 0.314902 3.81675 0 3.81675 0" koffice:nodeTypes="cc"/>
                  </draw:g>
                  <draw:path draw:style-name="gr31" draw:id="shape247" draw:name="path1191" draw:layer="g1744" svg:width="25.42074350944pt" svg:height="13.84941652843pt" draw:transform="matrix(-0.14317081403 0.00000000000 0.00000000000 0.13954073109 89.78259154435pt 58.29910428083pt)" svg:viewBox="0 0 25 14" svg:d="M0 6.10859C4.94765 1.22849 11.0896 2.91129 13.8193 2.57471C15.4401 1.0602 18.8523 -0.748791 21.39 0.324032C23.9279 1.39678 25.4207 6.86585 25.4207 7.6231C25.4207 9.13761 22.691 10.3156 20.473 10.4839C18.2551 10.6522 13.1369 10.6522 11.4308 10.8204C9.72471 10.9886 7.33618 13.8494 7.33618 13.8494C7.33618 13.8494 2.38852 7.45489 0 6.10859Z" koffice:nodeTypes="cccccccc"/>
                  <draw:path draw:style-name="gr31" draw:id="shape248" draw:name="path1192" draw:layer="g1744" svg:width="27.51508067704pt" svg:height="10.34171788476pt" draw:transform="matrix(-0.14317081403 0.00000000000 0.00000000000 0.13954073109 88.18516129307pt 57.73958354391pt)" svg:viewBox="0 0 28 10" svg:d="M3.02798 9.51483C3.02797 7.05409 4.66851 5.7261 6.21464 6.06981C8.35833 6.5464 16.6195 10.1409 19.8 10.3352C22.6512 10.4992 27.5151 7.54627 27.5151 5.74177C27.5151 3.93727 20.4708 1.47638 20.4708 1.47638L15.607 2.95284C15.607 2.95284 9.40132 0 5.71149 0C2.02166 0 -0.158697 2.29675 0.0090236 4.10125C0.176744 5.90583 3.02798 9.84298 3.02798 9.51483Z" koffice:nodeTypes="ccccccccc"/>
                  <draw:path draw:style-name="gr19" draw:id="shape249" draw:name="path1193" draw:layer="g1744" svg:width="11.68185930240pt" svg:height="2.44268852053pt" draw:transform="matrix(-0.14317081403 0.00000000000 0.00000000000 0.13954073109 87.79628663048pt 58.96725173277pt)" svg:viewBox="0 0 12 2" svg:d="M0 0C0.174357 1.5267 1.39485 2.44269 4.0102 2.29001C6.62553 2.13733 9.24089 1.37402 9.93831 1.37402C10.6358 1.37402 11.6819 2.44269 11.6819 2.44269" koffice:nodeTypes="cccc"/>
                </draw:g>
                <draw:g draw:style-name="gr1" draw:id="shape250" draw:name="g1166" svg:y="1.56683241793pt">
                  <draw:g draw:style-name="gr1" draw:id="shape251" draw:name="g1155" svg:y="1.29848790070pt">
                    <draw:path draw:style-name="gr19" draw:id="shape252" draw:name="path1145" draw:layer="g1744" svg:width="3.81675044256pt" svg:height="3.46376765440pt" draw:transform="matrix(0.14317081403 0.00000000000 0.00000000000 0.13954073109 69.65201685863pt 59.03807485137pt)" svg:viewBox="0 0 4 3" svg:d="M0 3.46377C2.29006 0.314902 3.81675 0 3.81675 0" koffice:nodeTypes="cc"/>
                    <draw:path draw:style-name="gr19" draw:id="shape253" draw:name="path1146" draw:layer="g1744" svg:width="3.81675044256pt" svg:height="3.46376765440pt" draw:transform="matrix(0.14317081403 0.00000000000 0.00000000000 0.13954073109 69.74890913873pt 59.20333573001pt)" svg:viewBox="0 0 4 3" svg:d="M0 3.46377C2.29006 0.314902 3.81675 0 3.81675 0" koffice:nodeTypes="cc"/>
                    <draw:path draw:style-name="gr19" draw:id="shape254" draw:name="path1147" draw:layer="g1744" svg:width="3.81675044256pt" svg:height="3.46376765440pt" draw:transform="matrix(0.14317081403 0.00000000000 0.00000000000 0.13954073109 69.89424927694pt 59.34498631696pt)" svg:viewBox="0 0 4 3" svg:d="M0 3.46377C2.29006 0.314902 3.81675 0 3.81675 0" koffice:nodeTypes="cc"/>
                    <draw:path draw:style-name="gr19" draw:id="shape255" draw:name="path1148" draw:layer="g1744" svg:width="3.81675044256pt" svg:height="3.46376765440pt" draw:transform="matrix(0.14317081403 0.00000000000 0.00000000000 0.13954073109 69.99114155704pt 59.51024719560pt)" svg:viewBox="0 0 4 3" svg:d="M0 3.46377C2.29006 0.314902 3.81675 0 3.81675 0" koffice:nodeTypes="cc"/>
                    <draw:path draw:style-name="gr19" draw:id="shape256" draw:name="path1149" draw:layer="g1744" svg:width="3.81675044256pt" svg:height="3.46376765440pt" draw:transform="matrix(0.14317081403 0.00000000000 0.00000000000 0.13954073109 70.13648169525pt 59.62829865410pt)" svg:viewBox="0 0 4 3" svg:d="M0 3.46377C2.29006 0.314902 3.81675 0 3.81675 0" koffice:nodeTypes="cc"/>
                    <draw:path draw:style-name="gr19" draw:id="shape257" draw:name="path1150" draw:layer="g1744" svg:width="3.81675044256pt" svg:height="3.46376765440pt" draw:transform="matrix(0.14317081403 0.00000000000 0.00000000000 0.13954073109 70.23337397536pt 59.79355953274pt)" svg:viewBox="0 0 4 3" svg:d="M0 3.46377C2.29006 0.314902 3.81675 0 3.81675 0" koffice:nodeTypes="cc"/>
                    <draw:path draw:style-name="gr19" draw:id="shape258" draw:name="path1151" draw:layer="g1744" svg:width="3.81675044256pt" svg:height="3.46376765440pt" draw:transform="matrix(0.14317081403 0.00000000000 0.00000000000 0.13954073109 70.37871411356pt 59.91161099125pt)" svg:viewBox="0 0 4 3" svg:d="M0 3.46377C2.29006 0.314902 3.81675 0 3.81675 0" koffice:nodeTypes="cc"/>
                    <draw:path draw:style-name="gr19" draw:id="shape259" draw:name="path1152" draw:layer="g1744" svg:width="3.81675044256pt" svg:height="3.46376765440pt" draw:transform="matrix(0.14317081403 0.00000000000 0.00000000000 0.13954073109 70.47560639367pt 60.07687186989pt)" svg:viewBox="0 0 4 3" svg:d="M0 3.46377C2.29006 0.314902 3.81675 0 3.81675 0" koffice:nodeTypes="cc"/>
                    <draw:path draw:style-name="gr19" draw:id="shape260" draw:name="path1153" draw:layer="g1744" svg:width="3.81675044256pt" svg:height="3.46376765440pt" draw:transform="matrix(0.14317081403 0.00000000000 0.00000000000 0.13954073109 70.59672317551pt 60.19491216513pt)" svg:viewBox="0 0 4 3" svg:d="M0 3.46377C2.29006 0.314902 3.81675 0 3.81675 0" koffice:nodeTypes="cc"/>
                  </draw:g>
                  <draw:path draw:style-name="gr31" draw:id="shape261" draw:name="path1142" draw:layer="g1744" svg:width="25.42074350944pt" svg:height="13.84941652843pt" draw:transform="matrix(0.14317081403 0.00000000000 0.00000000000 0.13954073109 69.96691934604pt 58.29910768759pt)" svg:viewBox="0 0 25 14" svg:d="M0 6.10859C4.94765 1.22849 11.0896 2.91129 13.8193 2.57471C15.4401 1.0602 18.8523 -0.748791 21.39 0.324032C23.9279 1.39678 25.4207 6.86585 25.4207 7.6231C25.4207 9.13761 22.691 10.3156 20.473 10.4839C18.2551 10.6522 13.1369 10.6522 11.4308 10.8204C9.72471 10.9886 7.33618 13.8494 7.33618 13.8494C7.33618 13.8494 2.38852 7.45489 0 6.10859Z" koffice:nodeTypes="cccccccc"/>
                  <draw:path draw:style-name="gr31" draw:id="shape262" draw:name="path1143" draw:layer="g1744" svg:width="27.51508067704pt" svg:height="10.34171788476pt" draw:transform="matrix(0.14317081403 0.00000000000 0.00000000000 0.13954073109 71.56434959732pt 57.73958695067pt)" svg:viewBox="0 0 28 10" svg:d="M3.02798 9.51483C3.02797 7.05409 4.66851 5.7261 6.21464 6.06981C8.35833 6.5464 16.6195 10.1409 19.8 10.3352C22.6512 10.4992 27.5151 7.54627 27.5151 5.74177C27.5151 3.93727 20.4708 1.47638 20.4708 1.47638L15.607 2.95284C15.607 2.95284 9.40132 0 5.71149 0C2.02166 0 -0.158697 2.29675 0.0090236 4.10125C0.176744 5.90583 3.02798 9.84298 3.02798 9.51483Z" koffice:nodeTypes="ccccccccc"/>
                  <draw:path draw:style-name="gr19" draw:id="shape263" draw:name="path1144" draw:layer="g1744" svg:width="11.68185930240pt" svg:height="2.44268852053pt" draw:transform="matrix(0.14317081403 0.00000000000 0.00000000000 0.13954073109 71.95322425992pt 58.96725513953pt)" svg:viewBox="0 0 12 2" svg:d="M0 0C0.174357 1.5267 1.39485 2.44269 4.0102 2.29001C6.62553 2.13733 9.24089 1.37402 9.93831 1.37402C10.6358 1.37402 11.6819 2.44269 11.6819 2.44269" koffice:nodeTypes="cccc"/>
                </draw:g>
                <draw:path draw:style-name="gr20" draw:id="shape264" draw:name="path1165" draw:layer="g1744" svg:width="92.09311405985pt" svg:height="19.02242173001pt" draw:transform="matrix(0.14317081403 0.00000000000 0.00000000000 0.13954073109 73.26057433111pt 56.17275453274pt)" svg:viewBox="0 0 92 19" svg:d="M46.8946 0.0618116C13.7236 -0.704481 0.174215 5.81769 0.00492979 10.5578C-0.164348 15.298 4.06757 19.0224 6.26817 19.0224C8.46877 19.0224 13.9848 16.1154 13.8155 14.9303C12.928 14.4037 12.8168 13.7563 13.3778 13.4358C14.0736 13.0382 26.0736 10.5578 47.0639 10.5578C68.0542 10.5578 79.9126 12.7265 80.0729 13.4358C80.27 14.3076 78.5135 14.8026 77.4345 16.0248C82.1027 15.546 83.2891 18.5145 85.4897 18.6838C87.6903 18.8531 91.9256 15.6253 92.0915 10.8964C92.2641 5.97571 78.2124 0.789281 46.8946 0.0618116Z" koffice:nodeTypes="ccccccccccc"/>
              </draw:g>
              <draw:path draw:style-name="gr10" draw:id="shape265" draw:name="path1230" draw:layer="g1744" svg:width="4.94451876822pt" svg:height="6.77335250027pt" draw:transform="matrix(0.14317081403 0.00000000000 0.00000000000 0.13954073109 74.57008436369pt 56.88679214506pt)" svg:viewBox="0 0 5 7" svg:d="M1.79375 6.77335L0 1.11009L3.05288 0L3.26455 0.668266L0.770418 1.5753L1.3198 3.30971L3.65557 2.46048L3.866 3.12484L1.53023 3.97415L2.14077 5.90185L4.73283 4.95929L4.94452 5.62756Z" koffice:nodeTypes="ccccccccccccc"/>
              <draw:path draw:style-name="gr10" draw:id="shape266" draw:name="path1233" draw:layer="g1744" svg:width="4.25632778881pt" svg:height="6.15111944450pt" draw:transform="matrix(0.14317081403 0.00000000000 0.00000000000 0.13954073109 75.89054763615pt 56.66813740108pt)" svg:viewBox="0 0 4 6" svg:d="M3.26669 0.0517598L3.9275 0L4.22629 3.40156C4.27828 3.99328 4.26277 4.46762 4.17979 4.82451C4.09684 5.18157 3.91625 5.48151 3.63807 5.72435C3.3619 5.96444 2.9831 6.10344 2.50169 6.14119C2.03388 6.17788 1.6429 6.11292 1.32873 5.94614C1.01455 5.77944 0.778089 5.52169 0.619438 5.17282C0.460481 4.82135 0.353613 4.33381 0.298801 3.70985L0 0.308291L0.660881 0.256369L0.959319 3.65396C1.00424 4.16532 1.07712 4.53971 1.17798 4.77721C1.28095 5.01179 1.43576 5.18699 1.64262 5.30282C1.85168 5.41849 2.09818 5.46515 2.38206 5.44296C2.868 5.40472 3.2029 5.24774 3.38675 4.97177C3.57055 4.6958 3.63005 4.18849 3.56513 3.44944Z" koffice:nodeTypes="cccccccccccccccccc"/>
              <draw:path draw:style-name="gr10" draw:id="shape267" draw:name="path1237" draw:layer="g1744" svg:width="2.71190979413pt" svg:height="5.17467925440pt" draw:transform="matrix(0.14317081403 0.00000000000 0.00000000000 0.13954073109 77.29919267639pt 56.58972667346pt)" svg:viewBox="0 0 3 5" svg:d="M0 5.17468L0 0L0.574343 0L0.574343 4.56398L2.71191 4.56398L2.71191 5.17468Z" koffice:nodeTypes="ccccccc"/>
              <draw:path draw:style-name="gr10" draw:id="shape268" draw:name="path1238" draw:layer="g1744" svg:width="0.46250880640pt" svg:height="5.62849587307pt" draw:transform="matrix(0.14317081403 0.00000000000 0.00000000000 0.13954073109 77.87432701686pt 56.55635969384pt)" svg:viewBox="0 0 0 6" svg:d="M0 5.6285L0 0L0.462509 0L0.462509 5.6285Z" koffice:nodeTypes="ccccc"/>
              <draw:path draw:style-name="gr10" draw:id="shape269" draw:name="path1239" draw:layer="g1744" svg:width="3.21513588640pt" svg:height="6.30260205227pt" draw:transform="matrix(0.14317081403 0.00000000000 0.00000000000 0.13954073109 78.14950132144pt 56.54109951949pt)" svg:viewBox="0 0 3 6" svg:d="M2.73387 4.06175L3.21514 4.2655C3.11429 4.92792 2.9324 5.43365 2.66939 5.78302C2.40811 6.12935 2.08808 6.3026 1.70931 6.3026C1.31741 6.3026 0.998172 6.16961 0.751731 5.90346C0.50694 5.63461 0.319957 5.2467 0.190999 4.73941C0.0636902 4.23229 0 3.68761 0 3.10563C0 2.47084 0.0719384 1.91805 0.215815 1.44684C0.361413 0.972841 0.567259 0.614042 0.833567 0.370114C1.10145 0.123399 1.39595 0 1.71677 0C2.08069 0 2.38659 0.155294 2.63461 0.465718C2.88277 0.776141 3.0557 1.21259 3.15317 1.77522L2.67936 1.96241C2.59495 1.51891 2.47259 1.19594 2.31214 0.993586C2.1517 0.79131 1.94994 0.690213 1.7068 0.690213C1.42736 0.690213 1.19326 0.802461 1.0047 1.02696C0.81786 1.25137 0.686463 1.55351 0.610293 1.93314C0.534194 2.31022 0.496181 2.6996 0.496181 3.10145C0.496181 3.61972 0.540865 4.07298 0.63016 4.46089C0.721105 4.84617 0.861683 5.13445 1.05189 5.32558C1.24217 5.51687 1.44802 5.61247 1.66964 5.61247C1.93918 5.61247 2.1674 5.48227 2.35439 5.22169C2.54122 4.9612 2.66774 4.57453 2.73387 4.06175Z" koffice:nodeTypes="ccccccccccccccccccccccc"/>
              <draw:path draw:style-name="gr10" draw:id="shape270" draw:name="path1246" draw:layer="g1744" svg:width="4.35281820800pt" svg:height="5.94555867648pt" draw:transform="matrix(0.14317081403 0.00000000000 0.00000000000 0.13954073109 81.22443243592pt 56.58974899998pt)" svg:viewBox="0 0 4 6" svg:d="M0 5.94556L0 0L0.908557 0L1.9882 4.20971C2.0877 4.60176 2.1604 4.89522 2.20593 5.08976C2.25788 4.8735 2.33872 4.55587 2.44867 4.13678L3.5407 2.47943e-14L4.35282 2.47943e-14L4.35282 5.94556L3.77097 5.94556L3.77097 0.969292L2.44554 5.94556L1.90109 5.94556L0.581844 0.884235L0.581844 5.94556Z" koffice:nodeTypes="cccccccccccccccc"/>
              <draw:path draw:style-name="gr10" draw:id="shape271" draw:name="path1247" draw:layer="g1744" svg:width="0.46261762560pt" svg:height="5.17453066667pt" draw:transform="matrix(0.14317081403 0.00000000000 0.00000000000 0.13954073109 82.03174402210pt 56.60643807142pt)" svg:viewBox="0 0 0 5" svg:d="M0 5.17453L0 0L0.462618 0L0.462618 5.17453Z" koffice:nodeTypes="ccccc"/>
              <draw:path draw:style-name="gr10" draw:id="shape272" draw:name="path1248" draw:layer="g1744" svg:width="3.43812485333pt" svg:height="5.17438208107pt" draw:transform="matrix(0.14317081403 0.00000000000 0.00000000000 0.13954073109 82.29977123963pt 56.62313830611pt)" svg:viewBox="0 0 3 5" svg:d="M0 5.17438L0 0L0.59239 0L2.88445 4.0626L2.88445 0L3.43812 0L3.43812 5.17438L2.84573 5.17438L0.55368 1.10829L0.55368 5.17438Z" koffice:nodeTypes="ccccccccccc"/>
              <draw:path draw:style-name="gr10" draw:id="shape273" draw:name="path1249" draw:layer="g1744" svg:width="0.46261762560pt" svg:height="5.68758051968pt" draw:transform="matrix(0.14317081403 0.00000000000 0.00000000000 0.13954073109 82.97400269074pt 56.65652761225pt)" svg:viewBox="0 0 0 6" svg:d="M0 5.68758L0 0L0.462618 0L0.462618 5.68758Z" koffice:nodeTypes="ccccc"/>
              <draw:path draw:style-name="gr10" draw:id="shape274" draw:name="path1250" draw:layer="g1744" svg:width="4.02585904250pt" svg:height="6.27441965004pt" draw:transform="matrix(0.14317081403 0.00000000000 0.00000000000 0.13954073109 83.19547829263pt 56.67744895848pt)" svg:viewBox="0 0 4 6" svg:d="M3.28307 4.17217L3.85202 4.43633C3.66197 5.08074 3.38853 5.5594 3.03154 5.87224C2.6768 6.18246 2.26748 6.31319 1.80383 6.26451C1.32373 6.21412 0.94619 6.04109 0.671146 5.74527C0.398429 5.44692 0.208457 5.03795 0.101393 4.51781C-0.00374466 3.99808 -0.0270998 3.44938 0.0312479 2.87173C0.0948926 2.24172 0.238554 1.70227 0.461913 1.25314C0.687679 0.801391 0.975886 0.471782 1.3263 0.263824C1.67919 0.0534928 2.05207 -0.0310977 2.44485 0.0101341C2.89053 0.0569288 3.24968 0.250325 3.52224 0.590324C3.79488 0.930322 3.96278 1.38583 4.02586 1.95678L3.42681 2.08154C3.36798 1.63053 3.25057 1.29421 3.07448 1.07275C2.89823 0.851376 2.66131 0.725145 2.36363 0.693894C2.02133 0.657898 1.72349 0.739216 1.47004 0.937766C1.21875 1.13656 1.02741 1.41946 0.89619 1.78653C0.765289 2.15099 0.679573 2.53247 0.639283 2.93137C0.587276 3.44579 0.596506 3.90138 0.666892 4.29783C0.739766 4.69198 0.882947 4.99615 1.09676 5.21041C1.31032 5.42458 1.55294 5.54599 1.8243 5.57446C2.15448 5.60914 2.44702 5.50925 2.702 5.27463C2.95698 5.04016 3.15064 4.67268 3.28307 4.17217Z" koffice:nodeTypes="ccccccccccccccccccccccc"/>
              <draw:path draw:style-name="gr10" draw:id="shape275" draw:name="path1253" draw:layer="g1744" svg:width="4.43425812992pt" svg:height="6.29714841691pt" draw:transform="matrix(0.14317081403 0.00000000000 0.00000000000 0.13954073109 84.44290088173pt 56.89090022419pt)" svg:viewBox="0 0 4 6" svg:d="M0 5.54353L1.12668 0L1.69662 0.129826L3.017 4.98462L3.90162 0.632211L4.43426 0.753615L3.30757 6.29715L2.73772 6.16732L1.41802 1.30881L0.532641 5.66494Z" koffice:nodeTypes="ccccccccccc"/>
              <draw:path draw:style-name="gr10" draw:id="shape276" draw:name="path1258" draw:layer="g1744" svg:width="5.68227734741pt" svg:height="6.91477442093pt" draw:transform="matrix(0.14317081403 0.00000000000 0.00000000000 0.13954073109 73.90073790075pt 57.14072750160pt)" svg:viewBox="0 0 6 7" svg:d="M2.13488 6.91477L0 1.1209L1.78468 0.244985C2.14344 0.0688413 2.43563 -0.0123174 2.66117 0.0015096C2.8857 0.0125884 3.10236 0.122432 3.31111 0.331125C3.5199 0.539905 3.68296 0.803563 3.80045 1.12236C3.95188 1.53331 3.9871 1.92519 3.90613 2.29792C3.82513 2.67056 3.60561 2.98987 3.24753 3.25585C3.4244 3.2841 3.56691 3.32773 3.67507 3.38665C3.90642 3.51581 4.14837 3.70029 4.40112 3.94042L5.68228 5.1736L5.01232 5.50236L4.0355 4.55842C3.75178 4.28704 3.52563 4.08384 3.35698 3.94883C3.18835 3.81374 3.05014 3.72915 2.94241 3.69488C2.83658 3.65984 2.73709 3.64799 2.64401 3.65932C2.57682 3.67057 2.47457 3.70991 2.33728 3.77724L1.71951 4.08049L2.66755 6.65335ZM1.47487 3.41653L2.61981 2.85461C2.86325 2.73506 3.04053 2.60598 3.15155 2.46745C3.26167 2.32635 3.32334 2.1593 3.33643 1.96607C3.34863 1.77034 3.32022 1.57891 3.2513 1.39186C3.15031 1.1179 2.99776 0.926633 2.7936 0.818507C2.59125 0.709351 2.34091 0.727901 2.04257 0.874416L0.768565 1.49973Z" koffice:nodeTypes="ccccccccccccccccccccccccccccc"/>
              <draw:path draw:style-name="gr10" draw:id="shape277" draw:name="path1261" draw:layer="g1744" svg:width="3.84001679825pt" svg:height="6.10753436495pt" draw:transform="matrix(0.14317081403 0.00000000000 0.00000000000 0.13954073109 75.25512692931pt 56.74996313461pt)" svg:viewBox="0 0 4 6" svg:d="M1.2055 6.10753L0 0.469115L1.69703 0.0964597C1.99571 0.0308395 2.22772 -0.00120382 2.39286 8.7591e-05C2.6237 -0.00233382 2.82775 0.0454487 3.00508 0.143435C3.18182 0.238839 3.34019 0.393325 3.48005 0.606893C3.62202 0.819977 3.72287 1.06632 3.78263 1.34575C3.88515 1.82527 3.85031 2.25838 3.67807 2.64516C3.50535 3.02936 3.10084 3.29135 2.4646 3.43115L1.31075 3.68459L1.80085 5.97678ZM1.1685 3.01919L2.33158 2.76381C2.7162 2.67922 2.9701 2.5295 3.09334 2.31456C3.21659 2.09953 3.24341 1.82922 3.17378 1.50363C3.12334 1.2677 3.03223 1.07697 2.90044 0.931443C2.77013 0.782849 2.62156 0.698826 2.45454 0.679132C2.34716 0.667751 2.15846 0.691723 1.88836 0.751048L0.737615 1.00392Z" koffice:nodeTypes="ccccccccccccccccccccc"/>
              <draw:path draw:style-name="gr10" draw:id="shape278" draw:name="path1265" draw:layer="g1744" svg:width="3.17750571941pt" svg:height="5.61902403861pt" draw:transform="matrix(0.14317081403 0.00000000000 0.00000000000 0.13954073109 76.61964672467pt 56.62320717609pt)" svg:viewBox="0 0 3 6" svg:d="M0.306457 5.61902L0 0.109611L1.46868 0.00556102C1.76773 -0.0156516 2.01037 0.0238318 2.19639 0.123856C2.38413 0.221171 2.53522 0.382743 2.64966 0.608651C2.76567 0.831771 2.8307 1.06976 2.84482 1.32292C2.85794 1.55835 2.82485 1.78348 2.74564 1.99785C2.66642 2.21207 2.53872 2.38974 2.36239 2.53041C2.60467 2.61147 2.79555 2.76522 2.93501 2.99167C3.07634 3.21812 3.15577 3.49172 3.17366 3.81239C3.18799 4.07042 3.16225 4.31383 3.09623 4.54221C3.03213 4.76819 2.94635 4.94517 2.83904 5.07361C2.73187 5.20197 2.59362 5.30347 2.42435 5.37841C2.25686 5.45064 2.04851 5.49554 1.79924 5.51327ZM0.646783 2.38789L1.49328 2.32796C1.72295 2.31171 1.88644 2.27865 1.98377 2.2291C2.1124 2.16453 2.20616 2.06621 2.26484 1.93375C2.32552 1.80121 2.35034 1.6384 2.33971 1.44555C2.32944 1.26261 2.28937 1.10452 2.21935 0.97105C2.14933 0.835254 2.055 0.746378 1.9365 0.70434C1.81785 0.659979 1.61785 0.647669 1.33663 0.667643L0.554161 0.723075ZM0.788389 4.93209L1.76302 4.86303C1.93037 4.85119 2.04737 4.83416 2.11404 4.81186C2.23169 4.77338 2.32852 4.71609 2.40474 4.6403C2.48103 4.56435 2.54121 4.45829 2.58549 4.32188C2.62956 4.18291 2.64674 4.02575 2.63697 3.8504C2.62556 3.64501 2.57822 3.46965 2.49508 3.32465C2.41187 3.17717 2.30171 3.07799 2.16488 3.02736C2.02962 2.9741 1.83746 2.95622 1.58826 2.97394L0.683004 3.03812Z" koffice:nodeTypes="cccccccccccccccccccccccccccccccccccc"/>
              <draw:path draw:style-name="gr10" draw:id="shape279" draw:name="path1268" draw:layer="g1744" svg:width="4.43456210560pt" svg:height="5.86239810667pt" draw:transform="matrix(0.14317081403 0.00000000000 0.00000000000 0.13954073109 78.75347599068pt 56.53967062241pt)" svg:viewBox="0 0 4 6" svg:d="M0 5.8624L1.81978 0L2.49525 0L4.43456 5.8624L3.72018 5.8624L3.16752 4.08687L1.18618 4.08687L0.665867 5.8624ZM1.36728 3.45505L2.97361 3.45505L2.47908 1.83151C2.32822 1.3383 2.21619 0.933033 2.14299 0.615854C2.08259 0.991709 1.99743 1.36495 1.88759 1.73559Z" koffice:nodeTypes="ccccccccccccccc"/>
              <draw:path draw:style-name="gr10" draw:id="shape280" draw:name="path1271" draw:layer="g1744" svg:width="3.55397904000pt" svg:height="5.62849587307pt" draw:transform="matrix(0.14317081403 0.00000000000 0.00000000000 0.13954073109 79.85685336661pt 56.55635969384pt)" svg:viewBox="0 0 4 6" svg:d="M0 5.6285L0 0L1.48079 0C1.81515 0 2.07018 0.0268869 2.24618 0.0806606C2.49254 0.154812 2.70255 0.289169 2.87659 0.483731C3.10334 0.734623 3.27241 1.05587 3.38386 1.4474C3.49727 1.83644 3.55398 2.2819 3.55398 2.78353C3.55398 3.21093 3.51582 3.58974 3.43951 3.91998C3.36327 4.25014 3.26562 4.52404 3.14632 4.74154C3.0271 4.95656 2.89612 5.12679 2.75337 5.25223C2.61266 5.37512 2.44164 5.46849 2.2403 5.53249C2.04092 5.59642 1.81115 5.6285 1.55122 5.6285ZM0.568878 4.96423L1.48667 4.96423C1.77013 4.96423 1.99198 4.92967 2.1523 4.86063C2.3145 4.79152 2.44352 4.69427 2.53936 4.56883C2.67419 4.39217 2.77878 4.15545 2.85314 3.85853C2.92937 3.55906 2.96753 3.1969 2.96753 2.77206C2.96753 2.18326 2.89318 1.73161 2.74462 1.41671C2.59796 1.09926 2.41909 0.886801 2.20802 0.779409C2.05547 0.702622 1.81024 0.664268 1.47204 0.664268L0.568878 0.664268Z" koffice:nodeTypes="cccccccccccccccccccccccc"/>
              <draw:path draw:style-name="gr10" draw:id="shape281" draw:name="path1274" draw:layer="g1744" svg:width="3.68302157440pt" svg:height="6.31162445760pt" draw:transform="matrix(0.14317081403 0.00000000000 0.00000000000 0.13954073109 80.53531122015pt 56.52381879536pt)" svg:viewBox="0 0 4 6" svg:d="M0 3.23692C0 2.22449 0.171646 1.43253 0.514862 0.861291C0.858154 0.287097 1.30124 0 1.8442 0C2.1997 0 2.52011 0.134482 2.8056 0.403528C3.09109 0.672574 3.30826 1.04837 3.4571 1.53108C3.60772 2.01091 3.68302 2.55598 3.68302 3.16619C3.68302 3.78469 3.60426 4.33805 3.44659 4.82625C3.28899 5.31446 3.06568 5.68475 2.77674 5.93714C2.48772 6.18682 2.17598 6.31162 1.84151 6.31162C1.47895 6.31162 1.155 6.17288 0.869515 5.89554C0.584103 5.61821 0.36778 5.23954 0.220699 4.75971C0.0736174 4.27979 0 3.77222 0 3.23692ZM0.525455 3.24939C0.525455 3.98441 0.649814 4.56418 0.898455 4.98855C1.14894 5.41013 1.46237 5.62092 1.8389 5.62092C2.22242 5.62092 2.53769 5.40734 2.78457 4.98018C3.03328 4.55302 3.15764 3.94699 3.15764 3.16201C3.15764 2.66552 3.10421 2.23286 2.99736 1.86396C2.89227 1.49218 2.73736 1.20517 2.53239 1.00267C2.32927 0.797374 2.10067 0.69481 1.84673 0.69481C1.48601 0.69481 1.17519 0.891732 0.914192 1.28558C0.654957 1.67672 0.525455 2.33132 0.525455 3.24939Z" koffice:nodeTypes="cccccccccccccccccccccc"/>
              <draw:path draw:style-name="gr10" draw:id="shape282" draw:name="path1277" draw:layer="g1744" svg:width="4.45497006240pt" svg:height="6.04864692023pt" draw:transform="matrix(0.14317081403 0.00000000000 0.00000000000 0.13954073109 83.74635769096pt 56.75412798120pt)" svg:viewBox="0 0 4 6" svg:d="M0 5.14771L3.11984 0L3.79846 0.137204L4.45497 6.04865L3.73734 5.90349L3.5733 4.12013L1.58293 3.71767L0.669001 5.28298ZM1.90383 3.15978L3.51766 3.48609L3.37861 1.85764C3.3358 1.36289 3.3125 0.958717 3.30887 0.645267C3.16543 0.986753 2.99767 1.32073 2.8056 1.64719Z" koffice:nodeTypes="ccccccccccccccc"/>
              <draw:path draw:style-name="gr10" draw:id="shape283" draw:name="path1280" draw:layer="g1744" svg:width="4.87597058560pt" svg:height="6.31628405851pt" draw:transform="matrix(0.14317081403 0.00000000000 0.00000000000 0.13954073109 85.01826429550pt 57.17304041919pt)" svg:viewBox="0 0 5 6" svg:d="M0 4.50735L4.24364 0L4.87597 0.275625L4.15125 6.31628L3.48253 6.02485L3.73453 4.20946L1.87985 3.40128L0.623408 4.77895ZM2.32298 2.90938L3.82674 3.56459L4.06725 1.90901C4.13977 1.40594 4.21043 0.997328 4.27933 0.683402C4.06001 0.995276 3.81862 1.29484 3.55514 1.58186Z" koffice:nodeTypes="ccccccccccccccc"/>
            </draw:g>
            <draw:g draw:style-name="gr1" draw:id="shape284" draw:name="g1441" svg:y="20.24889967705pt">
              <draw:path draw:style-name="gr20" draw:id="shape285" draw:name="path1440" draw:layer="g1744" svg:width="8.59134152000pt" svg:height="6.25443079331pt" draw:transform="matrix(0.14317081403 0.00000000000 0.00000000000 0.13954073109 80.95227044528pt 58.33841696558pt)" svg:viewBox="0 0 9 6" svg:d="M8.59134 1.13679C2.98065 -1.10223 0 0.656989 0 0.656989L0.175259 4.17542C0.175259 4.17542 2.80531 4.17542 3.85727 4.65523C4.90933 5.13496 7.36403 6.25443 7.36403 6.25443Z" koffice:nodeTypes="cccccc"/>
              <draw:path draw:style-name="gr20" draw:id="shape286" draw:name="path1331" draw:layer="g1744" svg:width="8.59134152000pt" svg:height="6.25443079331pt" draw:transform="matrix(0.14317081403 0.00000000000 0.00000000000 0.13954073109 77.62154462761pt 58.37383798476pt)" svg:viewBox="0 0 9 6" svg:d="M0 1.13679C5.61069 -1.10223 8.59134 0.656989 8.59134 0.656989L8.41608 4.17542C8.41608 4.17542 5.78604 4.17542 4.73407 4.65523C3.68202 5.13496 1.22731 6.25443 1.22731 6.25443Z" koffice:nodeTypes="cccccc"/>
              <draw:path draw:style-name="gr20" draw:id="shape287" draw:name="path1334" draw:layer="g1744" svg:width="5.51532442560pt" svg:height="6.92826014738pt" draw:transform="matrix(0.14317081403 0.00000000000 0.00000000000 0.13954073109 79.43830208203pt 58.25455428919pt)" svg:viewBox="0 0 6 7" svg:d="M0 0.784465L0 6.17073C0.243295 6.50739 1.13548 6.92826 2.75762 6.92826C4.37977 6.92826 5.51532 6.17081 5.51532 6.17081L5.51532 0.532008C5.51532 0.532008 3.73096 -0.141314 2.43318 0.0270159C1.13548 0.195267 0.324444 0.447724 0 0.784465Z" koffice:nodeTypes="ccccccc"/>
              <draw:g draw:style-name="gr1" draw:id="shape288" draw:name="g1434" svg:y="0.00000000000pt">
                <draw:path draw:style-name="gr20" draw:id="shape289" draw:name="path1333" draw:layer="g1744" svg:width="7.25673177638pt" svg:height="4.17674977111pt" draw:transform="matrix(0.14317081403 0.00000000000 0.00000000000 0.13954073109 80.26190078001pt 58.65969620495pt)" svg:viewBox="0 0 7 4" svg:d="M0 3.32467C0.861293 4.7164 6.97676 4.25247 7.14904 3.01546C7.32131 1.77838 7.23522 0 7.23522 0L0 0Z" koffice:nodeTypes="ccccc"/>
                <draw:path draw:style-name="gr20" draw:id="shape290" draw:name="path1332" draw:layer="g1744" svg:width="7.56155187566pt" svg:height="6.93677751290pt" draw:transform="matrix(0.14317081403 0.00000000000 0.00000000000 0.13954073109 80.26188932634pt 58.18442522163pt)" svg:viewBox="0 0 8 7" svg:d="M0 1.11537C0.879279 0.751509 3.16532 -0.158139 4.9238 0.0237906C6.68227 0.20572 7.56155 1.2973 7.56155 1.2973L7.20984 6.573C6.85813 5.96657 5.48412 5.25761 4.57209 5.29958C2.84637 5.37889 1.5827 6.02722 0 6.93678Z" koffice:nodeTypes="ccccccc"/>
              </draw:g>
              <draw:g draw:style-name="gr1" draw:id="shape291" draw:name="g1437" svg:y="0.01180101544pt">
                <draw:path draw:style-name="gr20" draw:id="shape292" draw:name="path1438" draw:layer="g1744" svg:width="7.25673177638pt" svg:height="4.17674977111pt" draw:transform="matrix(-0.14317081403 0.00000000000 0.00000000000 0.13954073109 79.43829062837pt 58.67149722040pt)" svg:viewBox="0 0 7 4" svg:d="M0 3.32467C0.861293 4.7164 6.97676 4.25247 7.14904 3.01546C7.32131 1.77838 7.23522 0 7.23522 0L0 0Z" koffice:nodeTypes="ccccc"/>
                <draw:path draw:style-name="gr20" draw:id="shape293" draw:name="path1439" draw:layer="g1744" svg:width="7.56155187566pt" svg:height="6.93677751290pt" draw:transform="matrix(-0.14317081403 0.00000000000 0.00000000000 0.13954073109 79.43830208203pt 58.19622623707pt)" svg:viewBox="0 0 8 7" svg:d="M0 1.11537C0.879279 0.751509 3.16532 -0.158139 4.9238 0.0237906C6.68227 0.20572 7.56155 1.2973 7.56155 1.2973L7.20984 6.573C6.85813 5.96657 5.48412 5.25761 4.57209 5.29958C2.84637 5.37889 1.5827 6.02722 0 6.93678Z" koffice:nodeTypes="ccccccc"/>
              </draw:g>
            </draw:g>
          </draw:g>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14:35</dc:date>
    <meta:creation-date>2011-05-22T06:10:19</meta:creation-date>
    <dc:creator>Yue Liu</dc:creator>
  </office:meta>
</office:document-meta>
</file>